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_clk</text:p>
          </table:table-cell>
          <table:table-cell office:value-type="float" office:value="16000000" calcext:value-type="float">
            <text:p>160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/(2*[.$B$2]*(1+[.A3]))" office:value-type="float" office:value="8000000" calcext:value-type="float">
            <text:p>8000000</text:p>
          </table:table-cell>
          <table:table-cell table:formula="of:=[.$B$1]/(2*[.$C$2]*(1+[.$A3]))" office:value-type="float" office:value="1000000" calcext:value-type="float">
            <text:p>1000000</text:p>
          </table:table-cell>
          <table:table-cell table:formula="of:=[.$B$1]/(2*[.$D$2]*(1+[.$A3]))" office:value-type="float" office:value="125000" calcext:value-type="float">
            <text:p>125000</text:p>
          </table:table-cell>
          <table:table-cell table:formula="of:=[.$B$1]/(2*[.$E$2]*(1+[.$A3]))" office:value-type="float" office:value="31250" calcext:value-type="float">
            <text:p>31250</text:p>
          </table:table-cell>
          <table:table-cell table:formula="of:=[.$B$1]/(2*[.$F$2]*(1+[.$A3]))" office:value-type="float" office:value="7812.5" calcext:value-type="float">
            <text:p>781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/(2*[.$B$2]*(1+[.A4]))" office:value-type="float" office:value="4000000" calcext:value-type="float">
            <text:p>4000000</text:p>
          </table:table-cell>
          <table:table-cell table:formula="of:=[.$B$1]/(2*[.$C$2]*(1+[.$A4]))" office:value-type="float" office:value="500000" calcext:value-type="float">
            <text:p>500000</text:p>
          </table:table-cell>
          <table:table-cell table:formula="of:=[.$B$1]/(2*[.$D$2]*(1+[.$A4]))" office:value-type="float" office:value="62500" calcext:value-type="float">
            <text:p>62500</text:p>
          </table:table-cell>
          <table:table-cell table:formula="of:=[.$B$1]/(2*[.$E$2]*(1+[.$A4]))" office:value-type="float" office:value="15625" calcext:value-type="float">
            <text:p>15625</text:p>
          </table:table-cell>
          <table:table-cell table:formula="of:=[.$B$1]/(2*[.$F$2]*(1+[.$A4]))" office:value-type="float" office:value="3906.25" calcext:value-type="float">
            <text:p>3906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/(2*[.$B$2]*(1+[.A5]))" office:value-type="float" office:value="2666666.66666667" calcext:value-type="float">
            <text:p>2666666,66666667</text:p>
          </table:table-cell>
          <table:table-cell table:formula="of:=[.$B$1]/(2*[.$C$2]*(1+[.$A5]))" office:value-type="float" office:value="333333.333333333" calcext:value-type="float">
            <text:p>333333,333333333</text:p>
          </table:table-cell>
          <table:table-cell table:formula="of:=[.$B$1]/(2*[.$D$2]*(1+[.$A5]))" office:value-type="float" office:value="41666.6666666667" calcext:value-type="float">
            <text:p>41666,6666666667</text:p>
          </table:table-cell>
          <table:table-cell table:formula="of:=[.$B$1]/(2*[.$E$2]*(1+[.$A5]))" office:value-type="float" office:value="10416.6666666667" calcext:value-type="float">
            <text:p>10416,6666666667</text:p>
          </table:table-cell>
          <table:table-cell table:formula="of:=[.$B$1]/(2*[.$F$2]*(1+[.$A5]))" office:value-type="float" office:value="2604.16666666667" calcext:value-type="float">
            <text:p>2604,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/(2*[.$B$2]*(1+[.A6]))" office:value-type="float" office:value="2000000" calcext:value-type="float">
            <text:p>2000000</text:p>
          </table:table-cell>
          <table:table-cell table:formula="of:=[.$B$1]/(2*[.$C$2]*(1+[.$A6]))" office:value-type="float" office:value="250000" calcext:value-type="float">
            <text:p>250000</text:p>
          </table:table-cell>
          <table:table-cell table:formula="of:=[.$B$1]/(2*[.$D$2]*(1+[.$A6]))" office:value-type="float" office:value="31250" calcext:value-type="float">
            <text:p>31250</text:p>
          </table:table-cell>
          <table:table-cell table:formula="of:=[.$B$1]/(2*[.$E$2]*(1+[.$A6]))" office:value-type="float" office:value="7812.5" calcext:value-type="float">
            <text:p>7812,5</text:p>
          </table:table-cell>
          <table:table-cell table:formula="of:=[.$B$1]/(2*[.$F$2]*(1+[.$A6]))" office:value-type="float" office:value="1953.125" calcext:value-type="float">
            <text:p>1953,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/(2*[.$B$2]*(1+[.A7]))" office:value-type="float" office:value="1600000" calcext:value-type="float">
            <text:p>1600000</text:p>
          </table:table-cell>
          <table:table-cell table:formula="of:=[.$B$1]/(2*[.$C$2]*(1+[.$A7]))" office:value-type="float" office:value="200000" calcext:value-type="float">
            <text:p>200000</text:p>
          </table:table-cell>
          <table:table-cell table:formula="of:=[.$B$1]/(2*[.$D$2]*(1+[.$A7]))" office:value-type="float" office:value="25000" calcext:value-type="float">
            <text:p>25000</text:p>
          </table:table-cell>
          <table:table-cell table:formula="of:=[.$B$1]/(2*[.$E$2]*(1+[.$A7]))" office:value-type="float" office:value="6250" calcext:value-type="float">
            <text:p>6250</text:p>
          </table:table-cell>
          <table:table-cell table:formula="of:=[.$B$1]/(2*[.$F$2]*(1+[.$A7]))" office:value-type="float" office:value="1562.5" calcext:value-type="float">
            <text:p>156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/(2*[.$B$2]*(1+[.A8]))" office:value-type="float" office:value="1333333.33333333" calcext:value-type="float">
            <text:p>1333333,33333333</text:p>
          </table:table-cell>
          <table:table-cell table:formula="of:=[.$B$1]/(2*[.$C$2]*(1+[.$A8]))" office:value-type="float" office:value="166666.666666667" calcext:value-type="float">
            <text:p>166666,666666667</text:p>
          </table:table-cell>
          <table:table-cell table:formula="of:=[.$B$1]/(2*[.$D$2]*(1+[.$A8]))" office:value-type="float" office:value="20833.3333333333" calcext:value-type="float">
            <text:p>20833,3333333333</text:p>
          </table:table-cell>
          <table:table-cell table:formula="of:=[.$B$1]/(2*[.$E$2]*(1+[.$A8]))" office:value-type="float" office:value="5208.33333333333" calcext:value-type="float">
            <text:p>5208,33333333333</text:p>
          </table:table-cell>
          <table:table-cell table:formula="of:=[.$B$1]/(2*[.$F$2]*(1+[.$A8]))" office:value-type="float" office:value="1302.08333333333" calcext:value-type="float">
            <text:p>1302,0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/(2*[.$B$2]*(1+[.A9]))" office:value-type="float" office:value="1142857.14285714" calcext:value-type="float">
            <text:p>1142857,14285714</text:p>
          </table:table-cell>
          <table:table-cell table:formula="of:=[.$B$1]/(2*[.$C$2]*(1+[.$A9]))" office:value-type="float" office:value="142857.142857143" calcext:value-type="float">
            <text:p>142857,142857143</text:p>
          </table:table-cell>
          <table:table-cell table:formula="of:=[.$B$1]/(2*[.$D$2]*(1+[.$A9]))" office:value-type="float" office:value="17857.1428571429" calcext:value-type="float">
            <text:p>17857,1428571429</text:p>
          </table:table-cell>
          <table:table-cell table:formula="of:=[.$B$1]/(2*[.$E$2]*(1+[.$A9]))" office:value-type="float" office:value="4464.28571428571" calcext:value-type="float">
            <text:p>4464,28571428571</text:p>
          </table:table-cell>
          <table:table-cell table:formula="of:=[.$B$1]/(2*[.$F$2]*(1+[.$A9]))" office:value-type="float" office:value="1116.07142857143" calcext:value-type="float">
            <text:p>1116,071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/(2*[.$B$2]*(1+[.A10]))" office:value-type="float" office:value="1000000" calcext:value-type="float">
            <text:p>1000000</text:p>
          </table:table-cell>
          <table:table-cell table:formula="of:=[.$B$1]/(2*[.$C$2]*(1+[.$A10]))" office:value-type="float" office:value="125000" calcext:value-type="float">
            <text:p>125000</text:p>
          </table:table-cell>
          <table:table-cell table:formula="of:=[.$B$1]/(2*[.$D$2]*(1+[.$A10]))" office:value-type="float" office:value="15625" calcext:value-type="float">
            <text:p>15625</text:p>
          </table:table-cell>
          <table:table-cell table:formula="of:=[.$B$1]/(2*[.$E$2]*(1+[.$A10]))" office:value-type="float" office:value="3906.25" calcext:value-type="float">
            <text:p>3906,25</text:p>
          </table:table-cell>
          <table:table-cell table:formula="of:=[.$B$1]/(2*[.$F$2]*(1+[.$A10]))" office:value-type="float" office:value="976.5625" calcext:value-type="float">
            <text:p>976,5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/(2*[.$B$2]*(1+[.A11]))" office:value-type="float" office:value="888888.888888889" calcext:value-type="float">
            <text:p>888888,888888889</text:p>
          </table:table-cell>
          <table:table-cell table:formula="of:=[.$B$1]/(2*[.$C$2]*(1+[.$A11]))" office:value-type="float" office:value="111111.111111111" calcext:value-type="float">
            <text:p>111111,111111111</text:p>
          </table:table-cell>
          <table:table-cell table:formula="of:=[.$B$1]/(2*[.$D$2]*(1+[.$A11]))" office:value-type="float" office:value="13888.8888888889" calcext:value-type="float">
            <text:p>13888,8888888889</text:p>
          </table:table-cell>
          <table:table-cell table:formula="of:=[.$B$1]/(2*[.$E$2]*(1+[.$A11]))" office:value-type="float" office:value="3472.22222222222" calcext:value-type="float">
            <text:p>3472,22222222222</text:p>
          </table:table-cell>
          <table:table-cell table:formula="of:=[.$B$1]/(2*[.$F$2]*(1+[.$A11]))" office:value-type="float" office:value="868.055555555556" calcext:value-type="float">
            <text:p>868,0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/(2*[.$B$2]*(1+[.A12]))" office:value-type="float" office:value="800000" calcext:value-type="float">
            <text:p>800000</text:p>
          </table:table-cell>
          <table:table-cell table:formula="of:=[.$B$1]/(2*[.$C$2]*(1+[.$A12]))" office:value-type="float" office:value="100000" calcext:value-type="float">
            <text:p>100000</text:p>
          </table:table-cell>
          <table:table-cell table:formula="of:=[.$B$1]/(2*[.$D$2]*(1+[.$A12]))" office:value-type="float" office:value="12500" calcext:value-type="float">
            <text:p>12500</text:p>
          </table:table-cell>
          <table:table-cell table:formula="of:=[.$B$1]/(2*[.$E$2]*(1+[.$A12]))" office:value-type="float" office:value="3125" calcext:value-type="float">
            <text:p>3125</text:p>
          </table:table-cell>
          <table:table-cell table:formula="of:=[.$B$1]/(2*[.$F$2]*(1+[.$A12]))" office:value-type="float" office:value="781.25" calcext:value-type="float">
            <text:p>781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/(2*[.$B$2]*(1+[.A13]))" office:value-type="float" office:value="727272.727272727" calcext:value-type="float">
            <text:p>727272,727272727</text:p>
          </table:table-cell>
          <table:table-cell table:formula="of:=[.$B$1]/(2*[.$C$2]*(1+[.$A13]))" office:value-type="float" office:value="90909.0909090909" calcext:value-type="float">
            <text:p>90909,0909090909</text:p>
          </table:table-cell>
          <table:table-cell table:formula="of:=[.$B$1]/(2*[.$D$2]*(1+[.$A13]))" office:value-type="float" office:value="11363.6363636364" calcext:value-type="float">
            <text:p>11363,6363636364</text:p>
          </table:table-cell>
          <table:table-cell table:formula="of:=[.$B$1]/(2*[.$E$2]*(1+[.$A13]))" office:value-type="float" office:value="2840.90909090909" calcext:value-type="float">
            <text:p>2840,90909090909</text:p>
          </table:table-cell>
          <table:table-cell table:formula="of:=[.$B$1]/(2*[.$F$2]*(1+[.$A13]))" office:value-type="float" office:value="710.227272727273" calcext:value-type="float">
            <text:p>710,227272727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/(2*[.$B$2]*(1+[.A14]))" office:value-type="float" office:value="666666.666666667" calcext:value-type="float">
            <text:p>666666,666666667</text:p>
          </table:table-cell>
          <table:table-cell table:formula="of:=[.$B$1]/(2*[.$C$2]*(1+[.$A14]))" office:value-type="float" office:value="83333.3333333333" calcext:value-type="float">
            <text:p>83333,3333333333</text:p>
          </table:table-cell>
          <table:table-cell table:formula="of:=[.$B$1]/(2*[.$D$2]*(1+[.$A14]))" office:value-type="float" office:value="10416.6666666667" calcext:value-type="float">
            <text:p>10416,6666666667</text:p>
          </table:table-cell>
          <table:table-cell table:formula="of:=[.$B$1]/(2*[.$E$2]*(1+[.$A14]))" office:value-type="float" office:value="2604.16666666667" calcext:value-type="float">
            <text:p>2604,16666666667</text:p>
          </table:table-cell>
          <table:table-cell table:formula="of:=[.$B$1]/(2*[.$F$2]*(1+[.$A14]))" office:value-type="float" office:value="651.041666666667" calcext:value-type="float">
            <text:p>651,041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/(2*[.$B$2]*(1+[.A15]))" office:value-type="float" office:value="615384.615384615" calcext:value-type="float">
            <text:p>615384,615384615</text:p>
          </table:table-cell>
          <table:table-cell table:formula="of:=[.$B$1]/(2*[.$C$2]*(1+[.$A15]))" office:value-type="float" office:value="76923.0769230769" calcext:value-type="float">
            <text:p>76923,0769230769</text:p>
          </table:table-cell>
          <table:table-cell table:formula="of:=[.$B$1]/(2*[.$D$2]*(1+[.$A15]))" office:value-type="float" office:value="9615.38461538462" calcext:value-type="float">
            <text:p>9615,38461538462</text:p>
          </table:table-cell>
          <table:table-cell table:formula="of:=[.$B$1]/(2*[.$E$2]*(1+[.$A15]))" office:value-type="float" office:value="2403.84615384615" calcext:value-type="float">
            <text:p>2403,84615384615</text:p>
          </table:table-cell>
          <table:table-cell table:formula="of:=[.$B$1]/(2*[.$F$2]*(1+[.$A15]))" office:value-type="float" office:value="600.961538461538" calcext:value-type="float">
            <text:p>600,961538461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/(2*[.$B$2]*(1+[.A16]))" office:value-type="float" office:value="571428.571428571" calcext:value-type="float">
            <text:p>571428,571428571</text:p>
          </table:table-cell>
          <table:table-cell table:formula="of:=[.$B$1]/(2*[.$C$2]*(1+[.$A16]))" office:value-type="float" office:value="71428.5714285714" calcext:value-type="float">
            <text:p>71428,5714285714</text:p>
          </table:table-cell>
          <table:table-cell table:formula="of:=[.$B$1]/(2*[.$D$2]*(1+[.$A16]))" office:value-type="float" office:value="8928.57142857143" calcext:value-type="float">
            <text:p>8928,57142857143</text:p>
          </table:table-cell>
          <table:table-cell table:formula="of:=[.$B$1]/(2*[.$E$2]*(1+[.$A16]))" office:value-type="float" office:value="2232.14285714286" calcext:value-type="float">
            <text:p>2232,14285714286</text:p>
          </table:table-cell>
          <table:table-cell table:formula="of:=[.$B$1]/(2*[.$F$2]*(1+[.$A16]))" office:value-type="float" office:value="558.035714285714" calcext:value-type="float">
            <text:p>558,0357142857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/(2*[.$B$2]*(1+[.A17]))" office:value-type="float" office:value="533333.333333333" calcext:value-type="float">
            <text:p>533333,333333333</text:p>
          </table:table-cell>
          <table:table-cell table:formula="of:=[.$B$1]/(2*[.$C$2]*(1+[.$A17]))" office:value-type="float" office:value="66666.6666666667" calcext:value-type="float">
            <text:p>66666,6666666667</text:p>
          </table:table-cell>
          <table:table-cell table:formula="of:=[.$B$1]/(2*[.$D$2]*(1+[.$A17]))" office:value-type="float" office:value="8333.33333333333" calcext:value-type="float">
            <text:p>8333,33333333333</text:p>
          </table:table-cell>
          <table:table-cell table:formula="of:=[.$B$1]/(2*[.$E$2]*(1+[.$A17]))" office:value-type="float" office:value="2083.33333333333" calcext:value-type="float">
            <text:p>2083,33333333333</text:p>
          </table:table-cell>
          <table:table-cell table:formula="of:=[.$B$1]/(2*[.$F$2]*(1+[.$A17]))" office:value-type="float" office:value="520.833333333333" calcext:value-type="float">
            <text:p>520,8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/(2*[.$B$2]*(1+[.A18]))" office:value-type="float" office:value="500000" calcext:value-type="float">
            <text:p>500000</text:p>
          </table:table-cell>
          <table:table-cell table:formula="of:=[.$B$1]/(2*[.$C$2]*(1+[.$A18]))" office:value-type="float" office:value="62500" calcext:value-type="float">
            <text:p>62500</text:p>
          </table:table-cell>
          <table:table-cell table:formula="of:=[.$B$1]/(2*[.$D$2]*(1+[.$A18]))" office:value-type="float" office:value="7812.5" calcext:value-type="float">
            <text:p>7812,5</text:p>
          </table:table-cell>
          <table:table-cell table:formula="of:=[.$B$1]/(2*[.$E$2]*(1+[.$A18]))" office:value-type="float" office:value="1953.125" calcext:value-type="float">
            <text:p>1953,125</text:p>
          </table:table-cell>
          <table:table-cell table:formula="of:=[.$B$1]/(2*[.$F$2]*(1+[.$A18]))" office:value-type="float" office:value="488.28125" calcext:value-type="float">
            <text:p>488,28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/(2*[.$B$2]*(1+[.A19]))" office:value-type="float" office:value="470588.235294118" calcext:value-type="float">
            <text:p>470588,235294118</text:p>
          </table:table-cell>
          <table:table-cell table:formula="of:=[.$B$1]/(2*[.$C$2]*(1+[.$A19]))" office:value-type="float" office:value="58823.5294117647" calcext:value-type="float">
            <text:p>58823,5294117647</text:p>
          </table:table-cell>
          <table:table-cell table:formula="of:=[.$B$1]/(2*[.$D$2]*(1+[.$A19]))" office:value-type="float" office:value="7352.94117647059" calcext:value-type="float">
            <text:p>7352,94117647059</text:p>
          </table:table-cell>
          <table:table-cell table:formula="of:=[.$B$1]/(2*[.$E$2]*(1+[.$A19]))" office:value-type="float" office:value="1838.23529411765" calcext:value-type="float">
            <text:p>1838,23529411765</text:p>
          </table:table-cell>
          <table:table-cell table:formula="of:=[.$B$1]/(2*[.$F$2]*(1+[.$A19]))" office:value-type="float" office:value="459.558823529412" calcext:value-type="float">
            <text:p>459,5588235294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/(2*[.$B$2]*(1+[.A20]))" office:value-type="float" office:value="444444.444444444" calcext:value-type="float">
            <text:p>444444,444444444</text:p>
          </table:table-cell>
          <table:table-cell table:formula="of:=[.$B$1]/(2*[.$C$2]*(1+[.$A20]))" office:value-type="float" office:value="55555.5555555556" calcext:value-type="float">
            <text:p>55555,5555555556</text:p>
          </table:table-cell>
          <table:table-cell table:formula="of:=[.$B$1]/(2*[.$D$2]*(1+[.$A20]))" office:value-type="float" office:value="6944.44444444444" calcext:value-type="float">
            <text:p>6944,44444444444</text:p>
          </table:table-cell>
          <table:table-cell table:formula="of:=[.$B$1]/(2*[.$E$2]*(1+[.$A20]))" office:value-type="float" office:value="1736.11111111111" calcext:value-type="float">
            <text:p>1736,11111111111</text:p>
          </table:table-cell>
          <table:table-cell table:formula="of:=[.$B$1]/(2*[.$F$2]*(1+[.$A20]))" office:value-type="float" office:value="434.027777777778" calcext:value-type="float">
            <text:p>434,02777777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/(2*[.$B$2]*(1+[.A21]))" office:value-type="float" office:value="421052.631578947" calcext:value-type="float">
            <text:p>421052,631578947</text:p>
          </table:table-cell>
          <table:table-cell table:formula="of:=[.$B$1]/(2*[.$C$2]*(1+[.$A21]))" office:value-type="float" office:value="52631.5789473684" calcext:value-type="float">
            <text:p>52631,5789473684</text:p>
          </table:table-cell>
          <table:table-cell table:formula="of:=[.$B$1]/(2*[.$D$2]*(1+[.$A21]))" office:value-type="float" office:value="6578.94736842105" calcext:value-type="float">
            <text:p>6578,94736842105</text:p>
          </table:table-cell>
          <table:table-cell table:formula="of:=[.$B$1]/(2*[.$E$2]*(1+[.$A21]))" office:value-type="float" office:value="1644.73684210526" calcext:value-type="float">
            <text:p>1644,73684210526</text:p>
          </table:table-cell>
          <table:table-cell table:formula="of:=[.$B$1]/(2*[.$F$2]*(1+[.$A21]))" office:value-type="float" office:value="411.184210526316" calcext:value-type="float">
            <text:p>411,1842105263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/(2*[.$B$2]*(1+[.A22]))" office:value-type="float" office:value="400000" calcext:value-type="float">
            <text:p>400000</text:p>
          </table:table-cell>
          <table:table-cell table:formula="of:=[.$B$1]/(2*[.$C$2]*(1+[.$A22]))" office:value-type="float" office:value="50000" calcext:value-type="float">
            <text:p>50000</text:p>
          </table:table-cell>
          <table:table-cell table:formula="of:=[.$B$1]/(2*[.$D$2]*(1+[.$A22]))" office:value-type="float" office:value="6250" calcext:value-type="float">
            <text:p>6250</text:p>
          </table:table-cell>
          <table:table-cell table:formula="of:=[.$B$1]/(2*[.$E$2]*(1+[.$A22]))" office:value-type="float" office:value="1562.5" calcext:value-type="float">
            <text:p>1562,5</text:p>
          </table:table-cell>
          <table:table-cell table:formula="of:=[.$B$1]/(2*[.$F$2]*(1+[.$A22]))" office:value-type="float" office:value="390.625" calcext:value-type="float">
            <text:p>390,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/(2*[.$B$2]*(1+[.A23]))" office:value-type="float" office:value="380952.380952381" calcext:value-type="float">
            <text:p>380952,380952381</text:p>
          </table:table-cell>
          <table:table-cell table:formula="of:=[.$B$1]/(2*[.$C$2]*(1+[.$A23]))" office:value-type="float" office:value="47619.0476190476" calcext:value-type="float">
            <text:p>47619,0476190476</text:p>
          </table:table-cell>
          <table:table-cell table:formula="of:=[.$B$1]/(2*[.$D$2]*(1+[.$A23]))" office:value-type="float" office:value="5952.38095238095" calcext:value-type="float">
            <text:p>5952,38095238095</text:p>
          </table:table-cell>
          <table:table-cell table:formula="of:=[.$B$1]/(2*[.$E$2]*(1+[.$A23]))" office:value-type="float" office:value="1488.09523809524" calcext:value-type="float">
            <text:p>1488,09523809524</text:p>
          </table:table-cell>
          <table:table-cell table:formula="of:=[.$B$1]/(2*[.$F$2]*(1+[.$A23]))" office:value-type="float" office:value="372.02380952381" calcext:value-type="float">
            <text:p>372,023809523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]/(2*[.$B$2]*(1+[.A24]))" office:value-type="float" office:value="363636.363636364" calcext:value-type="float">
            <text:p>363636,363636364</text:p>
          </table:table-cell>
          <table:table-cell table:formula="of:=[.$B$1]/(2*[.$C$2]*(1+[.$A24]))" office:value-type="float" office:value="45454.5454545455" calcext:value-type="float">
            <text:p>45454,5454545455</text:p>
          </table:table-cell>
          <table:table-cell table:formula="of:=[.$B$1]/(2*[.$D$2]*(1+[.$A24]))" office:value-type="float" office:value="5681.81818181818" calcext:value-type="float">
            <text:p>5681,81818181818</text:p>
          </table:table-cell>
          <table:table-cell table:formula="of:=[.$B$1]/(2*[.$E$2]*(1+[.$A24]))" office:value-type="float" office:value="1420.45454545455" calcext:value-type="float">
            <text:p>1420,45454545455</text:p>
          </table:table-cell>
          <table:table-cell table:formula="of:=[.$B$1]/(2*[.$F$2]*(1+[.$A24]))" office:value-type="float" office:value="355.113636363636" calcext:value-type="float">
            <text:p>355,1136363636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/(2*[.$B$2]*(1+[.A25]))" office:value-type="float" office:value="347826.086956522" calcext:value-type="float">
            <text:p>347826,086956522</text:p>
          </table:table-cell>
          <table:table-cell table:formula="of:=[.$B$1]/(2*[.$C$2]*(1+[.$A25]))" office:value-type="float" office:value="43478.2608695652" calcext:value-type="float">
            <text:p>43478,2608695652</text:p>
          </table:table-cell>
          <table:table-cell table:formula="of:=[.$B$1]/(2*[.$D$2]*(1+[.$A25]))" office:value-type="float" office:value="5434.78260869565" calcext:value-type="float">
            <text:p>5434,78260869565</text:p>
          </table:table-cell>
          <table:table-cell table:formula="of:=[.$B$1]/(2*[.$E$2]*(1+[.$A25]))" office:value-type="float" office:value="1358.69565217391" calcext:value-type="float">
            <text:p>1358,69565217391</text:p>
          </table:table-cell>
          <table:table-cell table:formula="of:=[.$B$1]/(2*[.$F$2]*(1+[.$A25]))" office:value-type="float" office:value="339.673913043478" calcext:value-type="float">
            <text:p>339,673913043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]/(2*[.$B$2]*(1+[.A26]))" office:value-type="float" office:value="333333.333333333" calcext:value-type="float">
            <text:p>333333,333333333</text:p>
          </table:table-cell>
          <table:table-cell table:formula="of:=[.$B$1]/(2*[.$C$2]*(1+[.$A26]))" office:value-type="float" office:value="41666.6666666667" calcext:value-type="float">
            <text:p>41666,6666666667</text:p>
          </table:table-cell>
          <table:table-cell table:formula="of:=[.$B$1]/(2*[.$D$2]*(1+[.$A26]))" office:value-type="float" office:value="5208.33333333333" calcext:value-type="float">
            <text:p>5208,33333333333</text:p>
          </table:table-cell>
          <table:table-cell table:formula="of:=[.$B$1]/(2*[.$E$2]*(1+[.$A26]))" office:value-type="float" office:value="1302.08333333333" calcext:value-type="float">
            <text:p>1302,08333333333</text:p>
          </table:table-cell>
          <table:table-cell table:formula="of:=[.$B$1]/(2*[.$F$2]*(1+[.$A26]))" office:value-type="float" office:value="325.520833333333" calcext:value-type="float">
            <text:p>325,5208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]/(2*[.$B$2]*(1+[.A27]))" office:value-type="float" office:value="320000" calcext:value-type="float">
            <text:p>320000</text:p>
          </table:table-cell>
          <table:table-cell table:formula="of:=[.$B$1]/(2*[.$C$2]*(1+[.$A27]))" office:value-type="float" office:value="40000" calcext:value-type="float">
            <text:p>40000</text:p>
          </table:table-cell>
          <table:table-cell table:formula="of:=[.$B$1]/(2*[.$D$2]*(1+[.$A27]))" office:value-type="float" office:value="5000" calcext:value-type="float">
            <text:p>5000</text:p>
          </table:table-cell>
          <table:table-cell table:formula="of:=[.$B$1]/(2*[.$E$2]*(1+[.$A27]))" office:value-type="float" office:value="1250" calcext:value-type="float">
            <text:p>1250</text:p>
          </table:table-cell>
          <table:table-cell table:formula="of:=[.$B$1]/(2*[.$F$2]*(1+[.$A27]))" office:value-type="float" office:value="312.5" calcext:value-type="float">
            <text:p>312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/(2*[.$B$2]*(1+[.A28]))" office:value-type="float" office:value="307692.307692308" calcext:value-type="float">
            <text:p>307692,307692308</text:p>
          </table:table-cell>
          <table:table-cell table:formula="of:=[.$B$1]/(2*[.$C$2]*(1+[.$A28]))" office:value-type="float" office:value="38461.5384615385" calcext:value-type="float">
            <text:p>38461,5384615385</text:p>
          </table:table-cell>
          <table:table-cell table:formula="of:=[.$B$1]/(2*[.$D$2]*(1+[.$A28]))" office:value-type="float" office:value="4807.69230769231" calcext:value-type="float">
            <text:p>4807,69230769231</text:p>
          </table:table-cell>
          <table:table-cell table:formula="of:=[.$B$1]/(2*[.$E$2]*(1+[.$A28]))" office:value-type="float" office:value="1201.92307692308" calcext:value-type="float">
            <text:p>1201,92307692308</text:p>
          </table:table-cell>
          <table:table-cell table:formula="of:=[.$B$1]/(2*[.$F$2]*(1+[.$A28]))" office:value-type="float" office:value="300.480769230769" calcext:value-type="float">
            <text:p>300,4807692307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]/(2*[.$B$2]*(1+[.A29]))" office:value-type="float" office:value="296296.296296296" calcext:value-type="float">
            <text:p>296296,296296296</text:p>
          </table:table-cell>
          <table:table-cell table:formula="of:=[.$B$1]/(2*[.$C$2]*(1+[.$A29]))" office:value-type="float" office:value="37037.037037037" calcext:value-type="float">
            <text:p>37037,037037037</text:p>
          </table:table-cell>
          <table:table-cell table:formula="of:=[.$B$1]/(2*[.$D$2]*(1+[.$A29]))" office:value-type="float" office:value="4629.62962962963" calcext:value-type="float">
            <text:p>4629,62962962963</text:p>
          </table:table-cell>
          <table:table-cell table:formula="of:=[.$B$1]/(2*[.$E$2]*(1+[.$A29]))" office:value-type="float" office:value="1157.40740740741" calcext:value-type="float">
            <text:p>1157,40740740741</text:p>
          </table:table-cell>
          <table:table-cell table:formula="of:=[.$B$1]/(2*[.$F$2]*(1+[.$A29]))" office:value-type="float" office:value="289.351851851852" calcext:value-type="float">
            <text:p>289,3518518518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]/(2*[.$B$2]*(1+[.A30]))" office:value-type="float" office:value="285714.285714286" calcext:value-type="float">
            <text:p>285714,285714286</text:p>
          </table:table-cell>
          <table:table-cell table:formula="of:=[.$B$1]/(2*[.$C$2]*(1+[.$A30]))" office:value-type="float" office:value="35714.2857142857" calcext:value-type="float">
            <text:p>35714,2857142857</text:p>
          </table:table-cell>
          <table:table-cell table:formula="of:=[.$B$1]/(2*[.$D$2]*(1+[.$A30]))" office:value-type="float" office:value="4464.28571428571" calcext:value-type="float">
            <text:p>4464,28571428571</text:p>
          </table:table-cell>
          <table:table-cell table:formula="of:=[.$B$1]/(2*[.$E$2]*(1+[.$A30]))" office:value-type="float" office:value="1116.07142857143" calcext:value-type="float">
            <text:p>1116,07142857143</text:p>
          </table:table-cell>
          <table:table-cell table:formula="of:=[.$B$1]/(2*[.$F$2]*(1+[.$A30]))" office:value-type="float" office:value="279.017857142857" calcext:value-type="float">
            <text:p>279,0178571428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1]/(2*[.$B$2]*(1+[.A31]))" office:value-type="float" office:value="275862.068965517" calcext:value-type="float">
            <text:p>275862,068965517</text:p>
          </table:table-cell>
          <table:table-cell table:formula="of:=[.$B$1]/(2*[.$C$2]*(1+[.$A31]))" office:value-type="float" office:value="34482.7586206897" calcext:value-type="float">
            <text:p>34482,7586206897</text:p>
          </table:table-cell>
          <table:table-cell table:formula="of:=[.$B$1]/(2*[.$D$2]*(1+[.$A31]))" office:value-type="float" office:value="4310.34482758621" calcext:value-type="float">
            <text:p>4310,34482758621</text:p>
          </table:table-cell>
          <table:table-cell table:formula="of:=[.$B$1]/(2*[.$E$2]*(1+[.$A31]))" office:value-type="float" office:value="1077.58620689655" calcext:value-type="float">
            <text:p>1077,58620689655</text:p>
          </table:table-cell>
          <table:table-cell table:formula="of:=[.$B$1]/(2*[.$F$2]*(1+[.$A31]))" office:value-type="float" office:value="269.396551724138" calcext:value-type="float">
            <text:p>269,3965517241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/(2*[.$B$2]*(1+[.A32]))" office:value-type="float" office:value="266666.666666667" calcext:value-type="float">
            <text:p>266666,666666667</text:p>
          </table:table-cell>
          <table:table-cell table:formula="of:=[.$B$1]/(2*[.$C$2]*(1+[.$A32]))" office:value-type="float" office:value="33333.3333333333" calcext:value-type="float">
            <text:p>33333,3333333333</text:p>
          </table:table-cell>
          <table:table-cell table:formula="of:=[.$B$1]/(2*[.$D$2]*(1+[.$A32]))" office:value-type="float" office:value="4166.66666666667" calcext:value-type="float">
            <text:p>4166,66666666667</text:p>
          </table:table-cell>
          <table:table-cell table:formula="of:=[.$B$1]/(2*[.$E$2]*(1+[.$A32]))" office:value-type="float" office:value="1041.66666666667" calcext:value-type="float">
            <text:p>1041,66666666667</text:p>
          </table:table-cell>
          <table:table-cell table:formula="of:=[.$B$1]/(2*[.$F$2]*(1+[.$A32]))" office:value-type="float" office:value="260.416666666667" calcext:value-type="float">
            <text:p>260,41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/(2*[.$B$2]*(1+[.A33]))" office:value-type="float" office:value="258064.516129032" calcext:value-type="float">
            <text:p>258064,516129032</text:p>
          </table:table-cell>
          <table:table-cell table:formula="of:=[.$B$1]/(2*[.$C$2]*(1+[.$A33]))" office:value-type="float" office:value="32258.064516129" calcext:value-type="float">
            <text:p>32258,064516129</text:p>
          </table:table-cell>
          <table:table-cell table:formula="of:=[.$B$1]/(2*[.$D$2]*(1+[.$A33]))" office:value-type="float" office:value="4032.25806451613" calcext:value-type="float">
            <text:p>4032,25806451613</text:p>
          </table:table-cell>
          <table:table-cell table:formula="of:=[.$B$1]/(2*[.$E$2]*(1+[.$A33]))" office:value-type="float" office:value="1008.06451612903" calcext:value-type="float">
            <text:p>1008,06451612903</text:p>
          </table:table-cell>
          <table:table-cell table:formula="of:=[.$B$1]/(2*[.$F$2]*(1+[.$A33]))" office:value-type="float" office:value="252.016129032258" calcext:value-type="float">
            <text:p>252,0161290322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1]/(2*[.$B$2]*(1+[.A34]))" office:value-type="float" office:value="250000" calcext:value-type="float">
            <text:p>250000</text:p>
          </table:table-cell>
          <table:table-cell table:formula="of:=[.$B$1]/(2*[.$C$2]*(1+[.$A34]))" office:value-type="float" office:value="31250" calcext:value-type="float">
            <text:p>31250</text:p>
          </table:table-cell>
          <table:table-cell table:formula="of:=[.$B$1]/(2*[.$D$2]*(1+[.$A34]))" office:value-type="float" office:value="3906.25" calcext:value-type="float">
            <text:p>3906,25</text:p>
          </table:table-cell>
          <table:table-cell table:formula="of:=[.$B$1]/(2*[.$E$2]*(1+[.$A34]))" office:value-type="float" office:value="976.5625" calcext:value-type="float">
            <text:p>976,5625</text:p>
          </table:table-cell>
          <table:table-cell table:formula="of:=[.$B$1]/(2*[.$F$2]*(1+[.$A34]))" office:value-type="float" office:value="244.140625" calcext:value-type="float">
            <text:p>244,140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1]/(2*[.$B$2]*(1+[.A35]))" office:value-type="float" office:value="242424.242424242" calcext:value-type="float">
            <text:p>242424,242424242</text:p>
          </table:table-cell>
          <table:table-cell table:formula="of:=[.$B$1]/(2*[.$C$2]*(1+[.$A35]))" office:value-type="float" office:value="30303.0303030303" calcext:value-type="float">
            <text:p>30303,0303030303</text:p>
          </table:table-cell>
          <table:table-cell table:formula="of:=[.$B$1]/(2*[.$D$2]*(1+[.$A35]))" office:value-type="float" office:value="3787.87878787879" calcext:value-type="float">
            <text:p>3787,87878787879</text:p>
          </table:table-cell>
          <table:table-cell table:formula="of:=[.$B$1]/(2*[.$E$2]*(1+[.$A35]))" office:value-type="float" office:value="946.969696969697" calcext:value-type="float">
            <text:p>946,969696969697</text:p>
          </table:table-cell>
          <table:table-cell table:formula="of:=[.$B$1]/(2*[.$F$2]*(1+[.$A35]))" office:value-type="float" office:value="236.742424242424" calcext:value-type="float">
            <text:p>236,7424242424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1]/(2*[.$B$2]*(1+[.A36]))" office:value-type="float" office:value="235294.117647059" calcext:value-type="float">
            <text:p>235294,117647059</text:p>
          </table:table-cell>
          <table:table-cell table:formula="of:=[.$B$1]/(2*[.$C$2]*(1+[.$A36]))" office:value-type="float" office:value="29411.7647058824" calcext:value-type="float">
            <text:p>29411,7647058824</text:p>
          </table:table-cell>
          <table:table-cell table:formula="of:=[.$B$1]/(2*[.$D$2]*(1+[.$A36]))" office:value-type="float" office:value="3676.47058823529" calcext:value-type="float">
            <text:p>3676,47058823529</text:p>
          </table:table-cell>
          <table:table-cell table:formula="of:=[.$B$1]/(2*[.$E$2]*(1+[.$A36]))" office:value-type="float" office:value="919.117647058824" calcext:value-type="float">
            <text:p>919,117647058824</text:p>
          </table:table-cell>
          <table:table-cell table:formula="of:=[.$B$1]/(2*[.$F$2]*(1+[.$A36]))" office:value-type="float" office:value="229.779411764706" calcext:value-type="float">
            <text:p>229,7794117647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1]/(2*[.$B$2]*(1+[.A37]))" office:value-type="float" office:value="228571.428571429" calcext:value-type="float">
            <text:p>228571,428571429</text:p>
          </table:table-cell>
          <table:table-cell table:formula="of:=[.$B$1]/(2*[.$C$2]*(1+[.$A37]))" office:value-type="float" office:value="28571.4285714286" calcext:value-type="float">
            <text:p>28571,4285714286</text:p>
          </table:table-cell>
          <table:table-cell table:formula="of:=[.$B$1]/(2*[.$D$2]*(1+[.$A37]))" office:value-type="float" office:value="3571.42857142857" calcext:value-type="float">
            <text:p>3571,42857142857</text:p>
          </table:table-cell>
          <table:table-cell table:formula="of:=[.$B$1]/(2*[.$E$2]*(1+[.$A37]))" office:value-type="float" office:value="892.857142857143" calcext:value-type="float">
            <text:p>892,857142857143</text:p>
          </table:table-cell>
          <table:table-cell table:formula="of:=[.$B$1]/(2*[.$F$2]*(1+[.$A37]))" office:value-type="float" office:value="223.214285714286" calcext:value-type="float">
            <text:p>223,214285714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]/(2*[.$B$2]*(1+[.A38]))" office:value-type="float" office:value="222222.222222222" calcext:value-type="float">
            <text:p>222222,222222222</text:p>
          </table:table-cell>
          <table:table-cell table:formula="of:=[.$B$1]/(2*[.$C$2]*(1+[.$A38]))" office:value-type="float" office:value="27777.7777777778" calcext:value-type="float">
            <text:p>27777,7777777778</text:p>
          </table:table-cell>
          <table:table-cell table:formula="of:=[.$B$1]/(2*[.$D$2]*(1+[.$A38]))" office:value-type="float" office:value="3472.22222222222" calcext:value-type="float">
            <text:p>3472,22222222222</text:p>
          </table:table-cell>
          <table:table-cell table:formula="of:=[.$B$1]/(2*[.$E$2]*(1+[.$A38]))" office:value-type="float" office:value="868.055555555556" calcext:value-type="float">
            <text:p>868,055555555556</text:p>
          </table:table-cell>
          <table:table-cell table:formula="of:=[.$B$1]/(2*[.$F$2]*(1+[.$A38]))" office:value-type="float" office:value="217.013888888889" calcext:value-type="float">
            <text:p>217,0138888888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/(2*[.$B$2]*(1+[.A39]))" office:value-type="float" office:value="216216.216216216" calcext:value-type="float">
            <text:p>216216,216216216</text:p>
          </table:table-cell>
          <table:table-cell table:formula="of:=[.$B$1]/(2*[.$C$2]*(1+[.$A39]))" office:value-type="float" office:value="27027.027027027" calcext:value-type="float">
            <text:p>27027,027027027</text:p>
          </table:table-cell>
          <table:table-cell table:formula="of:=[.$B$1]/(2*[.$D$2]*(1+[.$A39]))" office:value-type="float" office:value="3378.37837837838" calcext:value-type="float">
            <text:p>3378,37837837838</text:p>
          </table:table-cell>
          <table:table-cell table:formula="of:=[.$B$1]/(2*[.$E$2]*(1+[.$A39]))" office:value-type="float" office:value="844.594594594595" calcext:value-type="float">
            <text:p>844,594594594595</text:p>
          </table:table-cell>
          <table:table-cell table:formula="of:=[.$B$1]/(2*[.$F$2]*(1+[.$A39]))" office:value-type="float" office:value="211.148648648649" calcext:value-type="float">
            <text:p>211,148648648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1]/(2*[.$B$2]*(1+[.A40]))" office:value-type="float" office:value="210526.315789474" calcext:value-type="float">
            <text:p>210526,315789474</text:p>
          </table:table-cell>
          <table:table-cell table:formula="of:=[.$B$1]/(2*[.$C$2]*(1+[.$A40]))" office:value-type="float" office:value="26315.7894736842" calcext:value-type="float">
            <text:p>26315,7894736842</text:p>
          </table:table-cell>
          <table:table-cell table:formula="of:=[.$B$1]/(2*[.$D$2]*(1+[.$A40]))" office:value-type="float" office:value="3289.47368421053" calcext:value-type="float">
            <text:p>3289,47368421053</text:p>
          </table:table-cell>
          <table:table-cell table:formula="of:=[.$B$1]/(2*[.$E$2]*(1+[.$A40]))" office:value-type="float" office:value="822.368421052632" calcext:value-type="float">
            <text:p>822,368421052632</text:p>
          </table:table-cell>
          <table:table-cell table:formula="of:=[.$B$1]/(2*[.$F$2]*(1+[.$A40]))" office:value-type="float" office:value="205.592105263158" calcext:value-type="float">
            <text:p>205,5921052631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1]/(2*[.$B$2]*(1+[.A41]))" office:value-type="float" office:value="205128.205128205" calcext:value-type="float">
            <text:p>205128,205128205</text:p>
          </table:table-cell>
          <table:table-cell table:formula="of:=[.$B$1]/(2*[.$C$2]*(1+[.$A41]))" office:value-type="float" office:value="25641.0256410256" calcext:value-type="float">
            <text:p>25641,0256410256</text:p>
          </table:table-cell>
          <table:table-cell table:formula="of:=[.$B$1]/(2*[.$D$2]*(1+[.$A41]))" office:value-type="float" office:value="3205.12820512821" calcext:value-type="float">
            <text:p>3205,12820512821</text:p>
          </table:table-cell>
          <table:table-cell table:formula="of:=[.$B$1]/(2*[.$E$2]*(1+[.$A41]))" office:value-type="float" office:value="801.282051282051" calcext:value-type="float">
            <text:p>801,282051282051</text:p>
          </table:table-cell>
          <table:table-cell table:formula="of:=[.$B$1]/(2*[.$F$2]*(1+[.$A41]))" office:value-type="float" office:value="200.320512820513" calcext:value-type="float">
            <text:p>200,3205128205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1]/(2*[.$B$2]*(1+[.A42]))" office:value-type="float" office:value="200000" calcext:value-type="float">
            <text:p>200000</text:p>
          </table:table-cell>
          <table:table-cell table:formula="of:=[.$B$1]/(2*[.$C$2]*(1+[.$A42]))" office:value-type="float" office:value="25000" calcext:value-type="float">
            <text:p>25000</text:p>
          </table:table-cell>
          <table:table-cell table:formula="of:=[.$B$1]/(2*[.$D$2]*(1+[.$A42]))" office:value-type="float" office:value="3125" calcext:value-type="float">
            <text:p>3125</text:p>
          </table:table-cell>
          <table:table-cell table:formula="of:=[.$B$1]/(2*[.$E$2]*(1+[.$A42]))" office:value-type="float" office:value="781.25" calcext:value-type="float">
            <text:p>781,25</text:p>
          </table:table-cell>
          <table:table-cell table:formula="of:=[.$B$1]/(2*[.$F$2]*(1+[.$A42]))" office:value-type="float" office:value="195.3125" calcext:value-type="float">
            <text:p>195,3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/(2*[.$B$2]*(1+[.A43]))" office:value-type="float" office:value="195121.951219512" calcext:value-type="float">
            <text:p>195121,951219512</text:p>
          </table:table-cell>
          <table:table-cell table:formula="of:=[.$B$1]/(2*[.$C$2]*(1+[.$A43]))" office:value-type="float" office:value="24390.243902439" calcext:value-type="float">
            <text:p>24390,243902439</text:p>
          </table:table-cell>
          <table:table-cell table:formula="of:=[.$B$1]/(2*[.$D$2]*(1+[.$A43]))" office:value-type="float" office:value="3048.78048780488" calcext:value-type="float">
            <text:p>3048,78048780488</text:p>
          </table:table-cell>
          <table:table-cell table:formula="of:=[.$B$1]/(2*[.$E$2]*(1+[.$A43]))" office:value-type="float" office:value="762.19512195122" calcext:value-type="float">
            <text:p>762,19512195122</text:p>
          </table:table-cell>
          <table:table-cell table:formula="of:=[.$B$1]/(2*[.$F$2]*(1+[.$A43]))" office:value-type="float" office:value="190.548780487805" calcext:value-type="float">
            <text:p>190,5487804878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1]/(2*[.$B$2]*(1+[.A44]))" office:value-type="float" office:value="190476.19047619" calcext:value-type="float">
            <text:p>190476,19047619</text:p>
          </table:table-cell>
          <table:table-cell table:formula="of:=[.$B$1]/(2*[.$C$2]*(1+[.$A44]))" office:value-type="float" office:value="23809.5238095238" calcext:value-type="float">
            <text:p>23809,5238095238</text:p>
          </table:table-cell>
          <table:table-cell table:formula="of:=[.$B$1]/(2*[.$D$2]*(1+[.$A44]))" office:value-type="float" office:value="2976.19047619048" calcext:value-type="float">
            <text:p>2976,19047619048</text:p>
          </table:table-cell>
          <table:table-cell table:formula="of:=[.$B$1]/(2*[.$E$2]*(1+[.$A44]))" office:value-type="float" office:value="744.047619047619" calcext:value-type="float">
            <text:p>744,047619047619</text:p>
          </table:table-cell>
          <table:table-cell table:formula="of:=[.$B$1]/(2*[.$F$2]*(1+[.$A44]))" office:value-type="float" office:value="186.011904761905" calcext:value-type="float">
            <text:p>186,0119047619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1]/(2*[.$B$2]*(1+[.A45]))" office:value-type="float" office:value="186046.511627907" calcext:value-type="float">
            <text:p>186046,511627907</text:p>
          </table:table-cell>
          <table:table-cell table:formula="of:=[.$B$1]/(2*[.$C$2]*(1+[.$A45]))" office:value-type="float" office:value="23255.8139534884" calcext:value-type="float">
            <text:p>23255,8139534884</text:p>
          </table:table-cell>
          <table:table-cell table:formula="of:=[.$B$1]/(2*[.$D$2]*(1+[.$A45]))" office:value-type="float" office:value="2906.97674418605" calcext:value-type="float">
            <text:p>2906,97674418605</text:p>
          </table:table-cell>
          <table:table-cell table:formula="of:=[.$B$1]/(2*[.$E$2]*(1+[.$A45]))" office:value-type="float" office:value="726.744186046512" calcext:value-type="float">
            <text:p>726,744186046512</text:p>
          </table:table-cell>
          <table:table-cell table:formula="of:=[.$B$1]/(2*[.$F$2]*(1+[.$A45]))" office:value-type="float" office:value="181.686046511628" calcext:value-type="float">
            <text:p>181,6860465116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/(2*[.$B$2]*(1+[.A46]))" office:value-type="float" office:value="181818.181818182" calcext:value-type="float">
            <text:p>181818,181818182</text:p>
          </table:table-cell>
          <table:table-cell table:formula="of:=[.$B$1]/(2*[.$C$2]*(1+[.$A46]))" office:value-type="float" office:value="22727.2727272727" calcext:value-type="float">
            <text:p>22727,2727272727</text:p>
          </table:table-cell>
          <table:table-cell table:formula="of:=[.$B$1]/(2*[.$D$2]*(1+[.$A46]))" office:value-type="float" office:value="2840.90909090909" calcext:value-type="float">
            <text:p>2840,90909090909</text:p>
          </table:table-cell>
          <table:table-cell table:formula="of:=[.$B$1]/(2*[.$E$2]*(1+[.$A46]))" office:value-type="float" office:value="710.227272727273" calcext:value-type="float">
            <text:p>710,227272727273</text:p>
          </table:table-cell>
          <table:table-cell table:formula="of:=[.$B$1]/(2*[.$F$2]*(1+[.$A46]))" office:value-type="float" office:value="177.556818181818" calcext:value-type="float">
            <text:p>177,556818181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1]/(2*[.$B$2]*(1+[.A47]))" office:value-type="float" office:value="177777.777777778" calcext:value-type="float">
            <text:p>177777,777777778</text:p>
          </table:table-cell>
          <table:table-cell table:formula="of:=[.$B$1]/(2*[.$C$2]*(1+[.$A47]))" office:value-type="float" office:value="22222.2222222222" calcext:value-type="float">
            <text:p>22222,2222222222</text:p>
          </table:table-cell>
          <table:table-cell table:formula="of:=[.$B$1]/(2*[.$D$2]*(1+[.$A47]))" office:value-type="float" office:value="2777.77777777778" calcext:value-type="float">
            <text:p>2777,77777777778</text:p>
          </table:table-cell>
          <table:table-cell table:formula="of:=[.$B$1]/(2*[.$E$2]*(1+[.$A47]))" office:value-type="float" office:value="694.444444444444" calcext:value-type="float">
            <text:p>694,444444444444</text:p>
          </table:table-cell>
          <table:table-cell table:formula="of:=[.$B$1]/(2*[.$F$2]*(1+[.$A47]))" office:value-type="float" office:value="173.611111111111" calcext:value-type="float">
            <text:p>173,611111111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]/(2*[.$B$2]*(1+[.A48]))" office:value-type="float" office:value="173913.043478261" calcext:value-type="float">
            <text:p>173913,043478261</text:p>
          </table:table-cell>
          <table:table-cell table:formula="of:=[.$B$1]/(2*[.$C$2]*(1+[.$A48]))" office:value-type="float" office:value="21739.1304347826" calcext:value-type="float">
            <text:p>21739,1304347826</text:p>
          </table:table-cell>
          <table:table-cell table:formula="of:=[.$B$1]/(2*[.$D$2]*(1+[.$A48]))" office:value-type="float" office:value="2717.39130434783" calcext:value-type="float">
            <text:p>2717,39130434783</text:p>
          </table:table-cell>
          <table:table-cell table:formula="of:=[.$B$1]/(2*[.$E$2]*(1+[.$A48]))" office:value-type="float" office:value="679.347826086957" calcext:value-type="float">
            <text:p>679,347826086957</text:p>
          </table:table-cell>
          <table:table-cell table:formula="of:=[.$B$1]/(2*[.$F$2]*(1+[.$A48]))" office:value-type="float" office:value="169.836956521739" calcext:value-type="float">
            <text:p>169,8369565217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1]/(2*[.$B$2]*(1+[.A49]))" office:value-type="float" office:value="170212.765957447" calcext:value-type="float">
            <text:p>170212,765957447</text:p>
          </table:table-cell>
          <table:table-cell table:formula="of:=[.$B$1]/(2*[.$C$2]*(1+[.$A49]))" office:value-type="float" office:value="21276.5957446808" calcext:value-type="float">
            <text:p>21276,5957446808</text:p>
          </table:table-cell>
          <table:table-cell table:formula="of:=[.$B$1]/(2*[.$D$2]*(1+[.$A49]))" office:value-type="float" office:value="2659.57446808511" calcext:value-type="float">
            <text:p>2659,57446808511</text:p>
          </table:table-cell>
          <table:table-cell table:formula="of:=[.$B$1]/(2*[.$E$2]*(1+[.$A49]))" office:value-type="float" office:value="664.893617021277" calcext:value-type="float">
            <text:p>664,893617021277</text:p>
          </table:table-cell>
          <table:table-cell table:formula="of:=[.$B$1]/(2*[.$F$2]*(1+[.$A49]))" office:value-type="float" office:value="166.223404255319" calcext:value-type="float">
            <text:p>166,2234042553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1]/(2*[.$B$2]*(1+[.A50]))" office:value-type="float" office:value="166666.666666667" calcext:value-type="float">
            <text:p>166666,666666667</text:p>
          </table:table-cell>
          <table:table-cell table:formula="of:=[.$B$1]/(2*[.$C$2]*(1+[.$A50]))" office:value-type="float" office:value="20833.3333333333" calcext:value-type="float">
            <text:p>20833,3333333333</text:p>
          </table:table-cell>
          <table:table-cell table:formula="of:=[.$B$1]/(2*[.$D$2]*(1+[.$A50]))" office:value-type="float" office:value="2604.16666666667" calcext:value-type="float">
            <text:p>2604,16666666667</text:p>
          </table:table-cell>
          <table:table-cell table:formula="of:=[.$B$1]/(2*[.$E$2]*(1+[.$A50]))" office:value-type="float" office:value="651.041666666667" calcext:value-type="float">
            <text:p>651,041666666667</text:p>
          </table:table-cell>
          <table:table-cell table:formula="of:=[.$B$1]/(2*[.$F$2]*(1+[.$A50]))" office:value-type="float" office:value="162.760416666667" calcext:value-type="float">
            <text:p>162,76041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1]/(2*[.$B$2]*(1+[.A51]))" office:value-type="float" office:value="163265.306122449" calcext:value-type="float">
            <text:p>163265,306122449</text:p>
          </table:table-cell>
          <table:table-cell table:formula="of:=[.$B$1]/(2*[.$C$2]*(1+[.$A51]))" office:value-type="float" office:value="20408.1632653061" calcext:value-type="float">
            <text:p>20408,1632653061</text:p>
          </table:table-cell>
          <table:table-cell table:formula="of:=[.$B$1]/(2*[.$D$2]*(1+[.$A51]))" office:value-type="float" office:value="2551.02040816327" calcext:value-type="float">
            <text:p>2551,02040816327</text:p>
          </table:table-cell>
          <table:table-cell table:formula="of:=[.$B$1]/(2*[.$E$2]*(1+[.$A51]))" office:value-type="float" office:value="637.755102040816" calcext:value-type="float">
            <text:p>637,755102040816</text:p>
          </table:table-cell>
          <table:table-cell table:formula="of:=[.$B$1]/(2*[.$F$2]*(1+[.$A51]))" office:value-type="float" office:value="159.438775510204" calcext:value-type="float">
            <text:p>159,4387755102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1]/(2*[.$B$2]*(1+[.A52]))" office:value-type="float" office:value="160000" calcext:value-type="float">
            <text:p>160000</text:p>
          </table:table-cell>
          <table:table-cell table:formula="of:=[.$B$1]/(2*[.$C$2]*(1+[.$A52]))" office:value-type="float" office:value="20000" calcext:value-type="float">
            <text:p>20000</text:p>
          </table:table-cell>
          <table:table-cell table:formula="of:=[.$B$1]/(2*[.$D$2]*(1+[.$A52]))" office:value-type="float" office:value="2500" calcext:value-type="float">
            <text:p>2500</text:p>
          </table:table-cell>
          <table:table-cell table:formula="of:=[.$B$1]/(2*[.$E$2]*(1+[.$A52]))" office:value-type="float" office:value="625" calcext:value-type="float">
            <text:p>625</text:p>
          </table:table-cell>
          <table:table-cell table:formula="of:=[.$B$1]/(2*[.$F$2]*(1+[.$A52]))" office:value-type="float" office:value="156.25" calcext:value-type="float">
            <text:p>156,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/(2*[.$B$2]*(1+[.A53]))" office:value-type="float" office:value="156862.745098039" calcext:value-type="float">
            <text:p>156862,745098039</text:p>
          </table:table-cell>
          <table:table-cell table:formula="of:=[.$B$1]/(2*[.$C$2]*(1+[.$A53]))" office:value-type="float" office:value="19607.8431372549" calcext:value-type="float">
            <text:p>19607,8431372549</text:p>
          </table:table-cell>
          <table:table-cell table:formula="of:=[.$B$1]/(2*[.$D$2]*(1+[.$A53]))" office:value-type="float" office:value="2450.98039215686" calcext:value-type="float">
            <text:p>2450,98039215686</text:p>
          </table:table-cell>
          <table:table-cell table:formula="of:=[.$B$1]/(2*[.$E$2]*(1+[.$A53]))" office:value-type="float" office:value="612.745098039216" calcext:value-type="float">
            <text:p>612,745098039216</text:p>
          </table:table-cell>
          <table:table-cell table:formula="of:=[.$B$1]/(2*[.$F$2]*(1+[.$A53]))" office:value-type="float" office:value="153.186274509804" calcext:value-type="float">
            <text:p>153,186274509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1]/(2*[.$B$2]*(1+[.A54]))" office:value-type="float" office:value="153846.153846154" calcext:value-type="float">
            <text:p>153846,153846154</text:p>
          </table:table-cell>
          <table:table-cell table:formula="of:=[.$B$1]/(2*[.$C$2]*(1+[.$A54]))" office:value-type="float" office:value="19230.7692307692" calcext:value-type="float">
            <text:p>19230,7692307692</text:p>
          </table:table-cell>
          <table:table-cell table:formula="of:=[.$B$1]/(2*[.$D$2]*(1+[.$A54]))" office:value-type="float" office:value="2403.84615384615" calcext:value-type="float">
            <text:p>2403,84615384615</text:p>
          </table:table-cell>
          <table:table-cell table:formula="of:=[.$B$1]/(2*[.$E$2]*(1+[.$A54]))" office:value-type="float" office:value="600.961538461538" calcext:value-type="float">
            <text:p>600,961538461538</text:p>
          </table:table-cell>
          <table:table-cell table:formula="of:=[.$B$1]/(2*[.$F$2]*(1+[.$A54]))" office:value-type="float" office:value="150.240384615385" calcext:value-type="float">
            <text:p>150,2403846153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1]/(2*[.$B$2]*(1+[.A55]))" office:value-type="float" office:value="150943.396226415" calcext:value-type="float">
            <text:p>150943,396226415</text:p>
          </table:table-cell>
          <table:table-cell table:formula="of:=[.$B$1]/(2*[.$C$2]*(1+[.$A55]))" office:value-type="float" office:value="18867.9245283019" calcext:value-type="float">
            <text:p>18867,9245283019</text:p>
          </table:table-cell>
          <table:table-cell table:formula="of:=[.$B$1]/(2*[.$D$2]*(1+[.$A55]))" office:value-type="float" office:value="2358.49056603774" calcext:value-type="float">
            <text:p>2358,49056603774</text:p>
          </table:table-cell>
          <table:table-cell table:formula="of:=[.$B$1]/(2*[.$E$2]*(1+[.$A55]))" office:value-type="float" office:value="589.622641509434" calcext:value-type="float">
            <text:p>589,622641509434</text:p>
          </table:table-cell>
          <table:table-cell table:formula="of:=[.$B$1]/(2*[.$F$2]*(1+[.$A55]))" office:value-type="float" office:value="147.405660377359" calcext:value-type="float">
            <text:p>147,4056603773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1]/(2*[.$B$2]*(1+[.A56]))" office:value-type="float" office:value="148148.148148148" calcext:value-type="float">
            <text:p>148148,148148148</text:p>
          </table:table-cell>
          <table:table-cell table:formula="of:=[.$B$1]/(2*[.$C$2]*(1+[.$A56]))" office:value-type="float" office:value="18518.5185185185" calcext:value-type="float">
            <text:p>18518,5185185185</text:p>
          </table:table-cell>
          <table:table-cell table:formula="of:=[.$B$1]/(2*[.$D$2]*(1+[.$A56]))" office:value-type="float" office:value="2314.81481481481" calcext:value-type="float">
            <text:p>2314,81481481481</text:p>
          </table:table-cell>
          <table:table-cell table:formula="of:=[.$B$1]/(2*[.$E$2]*(1+[.$A56]))" office:value-type="float" office:value="578.703703703704" calcext:value-type="float">
            <text:p>578,703703703704</text:p>
          </table:table-cell>
          <table:table-cell table:formula="of:=[.$B$1]/(2*[.$F$2]*(1+[.$A56]))" office:value-type="float" office:value="144.675925925926" calcext:value-type="float">
            <text:p>144,6759259259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1]/(2*[.$B$2]*(1+[.A57]))" office:value-type="float" office:value="145454.545454545" calcext:value-type="float">
            <text:p>145454,545454545</text:p>
          </table:table-cell>
          <table:table-cell table:formula="of:=[.$B$1]/(2*[.$C$2]*(1+[.$A57]))" office:value-type="float" office:value="18181.8181818182" calcext:value-type="float">
            <text:p>18181,8181818182</text:p>
          </table:table-cell>
          <table:table-cell table:formula="of:=[.$B$1]/(2*[.$D$2]*(1+[.$A57]))" office:value-type="float" office:value="2272.72727272727" calcext:value-type="float">
            <text:p>2272,72727272727</text:p>
          </table:table-cell>
          <table:table-cell table:formula="of:=[.$B$1]/(2*[.$E$2]*(1+[.$A57]))" office:value-type="float" office:value="568.181818181818" calcext:value-type="float">
            <text:p>568,181818181818</text:p>
          </table:table-cell>
          <table:table-cell table:formula="of:=[.$B$1]/(2*[.$F$2]*(1+[.$A57]))" office:value-type="float" office:value="142.045454545455" calcext:value-type="float">
            <text:p>142,0454545454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1]/(2*[.$B$2]*(1+[.A58]))" office:value-type="float" office:value="142857.142857143" calcext:value-type="float">
            <text:p>142857,142857143</text:p>
          </table:table-cell>
          <table:table-cell table:formula="of:=[.$B$1]/(2*[.$C$2]*(1+[.$A58]))" office:value-type="float" office:value="17857.1428571429" calcext:value-type="float">
            <text:p>17857,1428571429</text:p>
          </table:table-cell>
          <table:table-cell table:formula="of:=[.$B$1]/(2*[.$D$2]*(1+[.$A58]))" office:value-type="float" office:value="2232.14285714286" calcext:value-type="float">
            <text:p>2232,14285714286</text:p>
          </table:table-cell>
          <table:table-cell table:formula="of:=[.$B$1]/(2*[.$E$2]*(1+[.$A58]))" office:value-type="float" office:value="558.035714285714" calcext:value-type="float">
            <text:p>558,035714285714</text:p>
          </table:table-cell>
          <table:table-cell table:formula="of:=[.$B$1]/(2*[.$F$2]*(1+[.$A58]))" office:value-type="float" office:value="139.508928571429" calcext:value-type="float">
            <text:p>139,5089285714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1]/(2*[.$B$2]*(1+[.A59]))" office:value-type="float" office:value="140350.877192982" calcext:value-type="float">
            <text:p>140350,877192982</text:p>
          </table:table-cell>
          <table:table-cell table:formula="of:=[.$B$1]/(2*[.$C$2]*(1+[.$A59]))" office:value-type="float" office:value="17543.8596491228" calcext:value-type="float">
            <text:p>17543,8596491228</text:p>
          </table:table-cell>
          <table:table-cell table:formula="of:=[.$B$1]/(2*[.$D$2]*(1+[.$A59]))" office:value-type="float" office:value="2192.98245614035" calcext:value-type="float">
            <text:p>2192,98245614035</text:p>
          </table:table-cell>
          <table:table-cell table:formula="of:=[.$B$1]/(2*[.$E$2]*(1+[.$A59]))" office:value-type="float" office:value="548.245614035088" calcext:value-type="float">
            <text:p>548,245614035088</text:p>
          </table:table-cell>
          <table:table-cell table:formula="of:=[.$B$1]/(2*[.$F$2]*(1+[.$A59]))" office:value-type="float" office:value="137.061403508772" calcext:value-type="float">
            <text:p>137,0614035087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1]/(2*[.$B$2]*(1+[.A60]))" office:value-type="float" office:value="137931.034482759" calcext:value-type="float">
            <text:p>137931,034482759</text:p>
          </table:table-cell>
          <table:table-cell table:formula="of:=[.$B$1]/(2*[.$C$2]*(1+[.$A60]))" office:value-type="float" office:value="17241.3793103448" calcext:value-type="float">
            <text:p>17241,3793103448</text:p>
          </table:table-cell>
          <table:table-cell table:formula="of:=[.$B$1]/(2*[.$D$2]*(1+[.$A60]))" office:value-type="float" office:value="2155.1724137931" calcext:value-type="float">
            <text:p>2155,1724137931</text:p>
          </table:table-cell>
          <table:table-cell table:formula="of:=[.$B$1]/(2*[.$E$2]*(1+[.$A60]))" office:value-type="float" office:value="538.793103448276" calcext:value-type="float">
            <text:p>538,793103448276</text:p>
          </table:table-cell>
          <table:table-cell table:formula="of:=[.$B$1]/(2*[.$F$2]*(1+[.$A60]))" office:value-type="float" office:value="134.698275862069" calcext:value-type="float">
            <text:p>134,6982758620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1]/(2*[.$B$2]*(1+[.A61]))" office:value-type="float" office:value="135593.220338983" calcext:value-type="float">
            <text:p>135593,220338983</text:p>
          </table:table-cell>
          <table:table-cell table:formula="of:=[.$B$1]/(2*[.$C$2]*(1+[.$A61]))" office:value-type="float" office:value="16949.1525423729" calcext:value-type="float">
            <text:p>16949,1525423729</text:p>
          </table:table-cell>
          <table:table-cell table:formula="of:=[.$B$1]/(2*[.$D$2]*(1+[.$A61]))" office:value-type="float" office:value="2118.64406779661" calcext:value-type="float">
            <text:p>2118,64406779661</text:p>
          </table:table-cell>
          <table:table-cell table:formula="of:=[.$B$1]/(2*[.$E$2]*(1+[.$A61]))" office:value-type="float" office:value="529.661016949153" calcext:value-type="float">
            <text:p>529,661016949153</text:p>
          </table:table-cell>
          <table:table-cell table:formula="of:=[.$B$1]/(2*[.$F$2]*(1+[.$A61]))" office:value-type="float" office:value="132.415254237288" calcext:value-type="float">
            <text:p>132,4152542372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1]/(2*[.$B$2]*(1+[.A62]))" office:value-type="float" office:value="133333.333333333" calcext:value-type="float">
            <text:p>133333,333333333</text:p>
          </table:table-cell>
          <table:table-cell table:formula="of:=[.$B$1]/(2*[.$C$2]*(1+[.$A62]))" office:value-type="float" office:value="16666.6666666667" calcext:value-type="float">
            <text:p>16666,6666666667</text:p>
          </table:table-cell>
          <table:table-cell table:formula="of:=[.$B$1]/(2*[.$D$2]*(1+[.$A62]))" office:value-type="float" office:value="2083.33333333333" calcext:value-type="float">
            <text:p>2083,33333333333</text:p>
          </table:table-cell>
          <table:table-cell table:formula="of:=[.$B$1]/(2*[.$E$2]*(1+[.$A62]))" office:value-type="float" office:value="520.833333333333" calcext:value-type="float">
            <text:p>520,833333333333</text:p>
          </table:table-cell>
          <table:table-cell table:formula="of:=[.$B$1]/(2*[.$F$2]*(1+[.$A62]))" office:value-type="float" office:value="130.208333333333" calcext:value-type="float">
            <text:p>130,208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1]/(2*[.$B$2]*(1+[.A63]))" office:value-type="float" office:value="131147.540983607" calcext:value-type="float">
            <text:p>131147,540983607</text:p>
          </table:table-cell>
          <table:table-cell table:formula="of:=[.$B$1]/(2*[.$C$2]*(1+[.$A63]))" office:value-type="float" office:value="16393.4426229508" calcext:value-type="float">
            <text:p>16393,4426229508</text:p>
          </table:table-cell>
          <table:table-cell table:formula="of:=[.$B$1]/(2*[.$D$2]*(1+[.$A63]))" office:value-type="float" office:value="2049.18032786885" calcext:value-type="float">
            <text:p>2049,18032786885</text:p>
          </table:table-cell>
          <table:table-cell table:formula="of:=[.$B$1]/(2*[.$E$2]*(1+[.$A63]))" office:value-type="float" office:value="512.295081967213" calcext:value-type="float">
            <text:p>512,295081967213</text:p>
          </table:table-cell>
          <table:table-cell table:formula="of:=[.$B$1]/(2*[.$F$2]*(1+[.$A63]))" office:value-type="float" office:value="128.073770491803" calcext:value-type="float">
            <text:p>128,0737704918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1]/(2*[.$B$2]*(1+[.A64]))" office:value-type="float" office:value="129032.258064516" calcext:value-type="float">
            <text:p>129032,258064516</text:p>
          </table:table-cell>
          <table:table-cell table:formula="of:=[.$B$1]/(2*[.$C$2]*(1+[.$A64]))" office:value-type="float" office:value="16129.0322580645" calcext:value-type="float">
            <text:p>16129,0322580645</text:p>
          </table:table-cell>
          <table:table-cell table:formula="of:=[.$B$1]/(2*[.$D$2]*(1+[.$A64]))" office:value-type="float" office:value="2016.12903225806" calcext:value-type="float">
            <text:p>2016,12903225806</text:p>
          </table:table-cell>
          <table:table-cell table:formula="of:=[.$B$1]/(2*[.$E$2]*(1+[.$A64]))" office:value-type="float" office:value="504.032258064516" calcext:value-type="float">
            <text:p>504,032258064516</text:p>
          </table:table-cell>
          <table:table-cell table:formula="of:=[.$B$1]/(2*[.$F$2]*(1+[.$A64]))" office:value-type="float" office:value="126.008064516129" calcext:value-type="float">
            <text:p>126,0080645161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1]/(2*[.$B$2]*(1+[.A65]))" office:value-type="float" office:value="126984.126984127" calcext:value-type="float">
            <text:p>126984,126984127</text:p>
          </table:table-cell>
          <table:table-cell table:formula="of:=[.$B$1]/(2*[.$C$2]*(1+[.$A65]))" office:value-type="float" office:value="15873.0158730159" calcext:value-type="float">
            <text:p>15873,0158730159</text:p>
          </table:table-cell>
          <table:table-cell table:formula="of:=[.$B$1]/(2*[.$D$2]*(1+[.$A65]))" office:value-type="float" office:value="1984.12698412698" calcext:value-type="float">
            <text:p>1984,12698412698</text:p>
          </table:table-cell>
          <table:table-cell table:formula="of:=[.$B$1]/(2*[.$E$2]*(1+[.$A65]))" office:value-type="float" office:value="496.031746031746" calcext:value-type="float">
            <text:p>496,031746031746</text:p>
          </table:table-cell>
          <table:table-cell table:formula="of:=[.$B$1]/(2*[.$F$2]*(1+[.$A65]))" office:value-type="float" office:value="124.007936507937" calcext:value-type="float">
            <text:p>124,0079365079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1]/(2*[.$B$2]*(1+[.A66]))" office:value-type="float" office:value="125000" calcext:value-type="float">
            <text:p>125000</text:p>
          </table:table-cell>
          <table:table-cell table:formula="of:=[.$B$1]/(2*[.$C$2]*(1+[.$A66]))" office:value-type="float" office:value="15625" calcext:value-type="float">
            <text:p>15625</text:p>
          </table:table-cell>
          <table:table-cell table:formula="of:=[.$B$1]/(2*[.$D$2]*(1+[.$A66]))" office:value-type="float" office:value="1953.125" calcext:value-type="float">
            <text:p>1953,125</text:p>
          </table:table-cell>
          <table:table-cell table:formula="of:=[.$B$1]/(2*[.$E$2]*(1+[.$A66]))" office:value-type="float" office:value="488.28125" calcext:value-type="float">
            <text:p>488,28125</text:p>
          </table:table-cell>
          <table:table-cell table:formula="of:=[.$B$1]/(2*[.$F$2]*(1+[.$A66]))" office:value-type="float" office:value="122.0703125" calcext:value-type="float">
            <text:p>122,0703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1]/(2*[.$B$2]*(1+[.A67]))" office:value-type="float" office:value="123076.923076923" calcext:value-type="float">
            <text:p>123076,923076923</text:p>
          </table:table-cell>
          <table:table-cell table:formula="of:=[.$B$1]/(2*[.$C$2]*(1+[.$A67]))" office:value-type="float" office:value="15384.6153846154" calcext:value-type="float">
            <text:p>15384,6153846154</text:p>
          </table:table-cell>
          <table:table-cell table:formula="of:=[.$B$1]/(2*[.$D$2]*(1+[.$A67]))" office:value-type="float" office:value="1923.07692307692" calcext:value-type="float">
            <text:p>1923,07692307692</text:p>
          </table:table-cell>
          <table:table-cell table:formula="of:=[.$B$1]/(2*[.$E$2]*(1+[.$A67]))" office:value-type="float" office:value="480.769230769231" calcext:value-type="float">
            <text:p>480,769230769231</text:p>
          </table:table-cell>
          <table:table-cell table:formula="of:=[.$B$1]/(2*[.$F$2]*(1+[.$A67]))" office:value-type="float" office:value="120.192307692308" calcext:value-type="float">
            <text:p>120,1923076923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1]/(2*[.$B$2]*(1+[.A68]))" office:value-type="float" office:value="121212.121212121" calcext:value-type="float">
            <text:p>121212,121212121</text:p>
          </table:table-cell>
          <table:table-cell table:formula="of:=[.$B$1]/(2*[.$C$2]*(1+[.$A68]))" office:value-type="float" office:value="15151.5151515152" calcext:value-type="float">
            <text:p>15151,5151515152</text:p>
          </table:table-cell>
          <table:table-cell table:formula="of:=[.$B$1]/(2*[.$D$2]*(1+[.$A68]))" office:value-type="float" office:value="1893.93939393939" calcext:value-type="float">
            <text:p>1893,93939393939</text:p>
          </table:table-cell>
          <table:table-cell table:formula="of:=[.$B$1]/(2*[.$E$2]*(1+[.$A68]))" office:value-type="float" office:value="473.484848484849" calcext:value-type="float">
            <text:p>473,484848484849</text:p>
          </table:table-cell>
          <table:table-cell table:formula="of:=[.$B$1]/(2*[.$F$2]*(1+[.$A68]))" office:value-type="float" office:value="118.371212121212" calcext:value-type="float">
            <text:p>118,3712121212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1]/(2*[.$B$2]*(1+[.A69]))" office:value-type="float" office:value="119402.985074627" calcext:value-type="float">
            <text:p>119402,985074627</text:p>
          </table:table-cell>
          <table:table-cell table:formula="of:=[.$B$1]/(2*[.$C$2]*(1+[.$A69]))" office:value-type="float" office:value="14925.3731343284" calcext:value-type="float">
            <text:p>14925,3731343284</text:p>
          </table:table-cell>
          <table:table-cell table:formula="of:=[.$B$1]/(2*[.$D$2]*(1+[.$A69]))" office:value-type="float" office:value="1865.67164179104" calcext:value-type="float">
            <text:p>1865,67164179104</text:p>
          </table:table-cell>
          <table:table-cell table:formula="of:=[.$B$1]/(2*[.$E$2]*(1+[.$A69]))" office:value-type="float" office:value="466.417910447761" calcext:value-type="float">
            <text:p>466,417910447761</text:p>
          </table:table-cell>
          <table:table-cell table:formula="of:=[.$B$1]/(2*[.$F$2]*(1+[.$A69]))" office:value-type="float" office:value="116.60447761194" calcext:value-type="float">
            <text:p>116,604477611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1]/(2*[.$B$2]*(1+[.A70]))" office:value-type="float" office:value="117647.058823529" calcext:value-type="float">
            <text:p>117647,058823529</text:p>
          </table:table-cell>
          <table:table-cell table:formula="of:=[.$B$1]/(2*[.$C$2]*(1+[.$A70]))" office:value-type="float" office:value="14705.8823529412" calcext:value-type="float">
            <text:p>14705,8823529412</text:p>
          </table:table-cell>
          <table:table-cell table:formula="of:=[.$B$1]/(2*[.$D$2]*(1+[.$A70]))" office:value-type="float" office:value="1838.23529411765" calcext:value-type="float">
            <text:p>1838,23529411765</text:p>
          </table:table-cell>
          <table:table-cell table:formula="of:=[.$B$1]/(2*[.$E$2]*(1+[.$A70]))" office:value-type="float" office:value="459.558823529412" calcext:value-type="float">
            <text:p>459,558823529412</text:p>
          </table:table-cell>
          <table:table-cell table:formula="of:=[.$B$1]/(2*[.$F$2]*(1+[.$A70]))" office:value-type="float" office:value="114.889705882353" calcext:value-type="float">
            <text:p>114,8897058823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1]/(2*[.$B$2]*(1+[.A71]))" office:value-type="float" office:value="115942.028985507" calcext:value-type="float">
            <text:p>115942,028985507</text:p>
          </table:table-cell>
          <table:table-cell table:formula="of:=[.$B$1]/(2*[.$C$2]*(1+[.$A71]))" office:value-type="float" office:value="14492.7536231884" calcext:value-type="float">
            <text:p>14492,7536231884</text:p>
          </table:table-cell>
          <table:table-cell table:formula="of:=[.$B$1]/(2*[.$D$2]*(1+[.$A71]))" office:value-type="float" office:value="1811.59420289855" calcext:value-type="float">
            <text:p>1811,59420289855</text:p>
          </table:table-cell>
          <table:table-cell table:formula="of:=[.$B$1]/(2*[.$E$2]*(1+[.$A71]))" office:value-type="float" office:value="452.898550724638" calcext:value-type="float">
            <text:p>452,898550724638</text:p>
          </table:table-cell>
          <table:table-cell table:formula="of:=[.$B$1]/(2*[.$F$2]*(1+[.$A71]))" office:value-type="float" office:value="113.224637681159" calcext:value-type="float">
            <text:p>113,2246376811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1]/(2*[.$B$2]*(1+[.A72]))" office:value-type="float" office:value="114285.714285714" calcext:value-type="float">
            <text:p>114285,714285714</text:p>
          </table:table-cell>
          <table:table-cell table:formula="of:=[.$B$1]/(2*[.$C$2]*(1+[.$A72]))" office:value-type="float" office:value="14285.7142857143" calcext:value-type="float">
            <text:p>14285,7142857143</text:p>
          </table:table-cell>
          <table:table-cell table:formula="of:=[.$B$1]/(2*[.$D$2]*(1+[.$A72]))" office:value-type="float" office:value="1785.71428571429" calcext:value-type="float">
            <text:p>1785,71428571429</text:p>
          </table:table-cell>
          <table:table-cell table:formula="of:=[.$B$1]/(2*[.$E$2]*(1+[.$A72]))" office:value-type="float" office:value="446.428571428571" calcext:value-type="float">
            <text:p>446,428571428571</text:p>
          </table:table-cell>
          <table:table-cell table:formula="of:=[.$B$1]/(2*[.$F$2]*(1+[.$A72]))" office:value-type="float" office:value="111.607142857143" calcext:value-type="float">
            <text:p>111,607142857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1]/(2*[.$B$2]*(1+[.A73]))" office:value-type="float" office:value="112676.056338028" calcext:value-type="float">
            <text:p>112676,056338028</text:p>
          </table:table-cell>
          <table:table-cell table:formula="of:=[.$B$1]/(2*[.$C$2]*(1+[.$A73]))" office:value-type="float" office:value="14084.5070422535" calcext:value-type="float">
            <text:p>14084,5070422535</text:p>
          </table:table-cell>
          <table:table-cell table:formula="of:=[.$B$1]/(2*[.$D$2]*(1+[.$A73]))" office:value-type="float" office:value="1760.56338028169" calcext:value-type="float">
            <text:p>1760,56338028169</text:p>
          </table:table-cell>
          <table:table-cell table:formula="of:=[.$B$1]/(2*[.$E$2]*(1+[.$A73]))" office:value-type="float" office:value="440.140845070423" calcext:value-type="float">
            <text:p>440,140845070423</text:p>
          </table:table-cell>
          <table:table-cell table:formula="of:=[.$B$1]/(2*[.$F$2]*(1+[.$A73]))" office:value-type="float" office:value="110.035211267606" calcext:value-type="float">
            <text:p>110,0352112676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1]/(2*[.$B$2]*(1+[.A74]))" office:value-type="float" office:value="111111.111111111" calcext:value-type="float">
            <text:p>111111,111111111</text:p>
          </table:table-cell>
          <table:table-cell table:formula="of:=[.$B$1]/(2*[.$C$2]*(1+[.$A74]))" office:value-type="float" office:value="13888.8888888889" calcext:value-type="float">
            <text:p>13888,8888888889</text:p>
          </table:table-cell>
          <table:table-cell table:formula="of:=[.$B$1]/(2*[.$D$2]*(1+[.$A74]))" office:value-type="float" office:value="1736.11111111111" calcext:value-type="float">
            <text:p>1736,11111111111</text:p>
          </table:table-cell>
          <table:table-cell table:formula="of:=[.$B$1]/(2*[.$E$2]*(1+[.$A74]))" office:value-type="float" office:value="434.027777777778" calcext:value-type="float">
            <text:p>434,027777777778</text:p>
          </table:table-cell>
          <table:table-cell table:formula="of:=[.$B$1]/(2*[.$F$2]*(1+[.$A74]))" office:value-type="float" office:value="108.506944444444" calcext:value-type="float">
            <text:p>108,5069444444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1]/(2*[.$B$2]*(1+[.A75]))" office:value-type="float" office:value="109589.04109589" calcext:value-type="float">
            <text:p>109589,04109589</text:p>
          </table:table-cell>
          <table:table-cell table:formula="of:=[.$B$1]/(2*[.$C$2]*(1+[.$A75]))" office:value-type="float" office:value="13698.6301369863" calcext:value-type="float">
            <text:p>13698,6301369863</text:p>
          </table:table-cell>
          <table:table-cell table:formula="of:=[.$B$1]/(2*[.$D$2]*(1+[.$A75]))" office:value-type="float" office:value="1712.32876712329" calcext:value-type="float">
            <text:p>1712,32876712329</text:p>
          </table:table-cell>
          <table:table-cell table:formula="of:=[.$B$1]/(2*[.$E$2]*(1+[.$A75]))" office:value-type="float" office:value="428.082191780822" calcext:value-type="float">
            <text:p>428,082191780822</text:p>
          </table:table-cell>
          <table:table-cell table:formula="of:=[.$B$1]/(2*[.$F$2]*(1+[.$A75]))" office:value-type="float" office:value="107.020547945205" calcext:value-type="float">
            <text:p>107,0205479452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1]/(2*[.$B$2]*(1+[.A76]))" office:value-type="float" office:value="108108.108108108" calcext:value-type="float">
            <text:p>108108,108108108</text:p>
          </table:table-cell>
          <table:table-cell table:formula="of:=[.$B$1]/(2*[.$C$2]*(1+[.$A76]))" office:value-type="float" office:value="13513.5135135135" calcext:value-type="float">
            <text:p>13513,5135135135</text:p>
          </table:table-cell>
          <table:table-cell table:formula="of:=[.$B$1]/(2*[.$D$2]*(1+[.$A76]))" office:value-type="float" office:value="1689.18918918919" calcext:value-type="float">
            <text:p>1689,18918918919</text:p>
          </table:table-cell>
          <table:table-cell table:formula="of:=[.$B$1]/(2*[.$E$2]*(1+[.$A76]))" office:value-type="float" office:value="422.297297297297" calcext:value-type="float">
            <text:p>422,297297297297</text:p>
          </table:table-cell>
          <table:table-cell table:formula="of:=[.$B$1]/(2*[.$F$2]*(1+[.$A76]))" office:value-type="float" office:value="105.574324324324" calcext:value-type="float">
            <text:p>105,5743243243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1]/(2*[.$B$2]*(1+[.A77]))" office:value-type="float" office:value="106666.666666667" calcext:value-type="float">
            <text:p>106666,666666667</text:p>
          </table:table-cell>
          <table:table-cell table:formula="of:=[.$B$1]/(2*[.$C$2]*(1+[.$A77]))" office:value-type="float" office:value="13333.3333333333" calcext:value-type="float">
            <text:p>13333,3333333333</text:p>
          </table:table-cell>
          <table:table-cell table:formula="of:=[.$B$1]/(2*[.$D$2]*(1+[.$A77]))" office:value-type="float" office:value="1666.66666666667" calcext:value-type="float">
            <text:p>1666,66666666667</text:p>
          </table:table-cell>
          <table:table-cell table:formula="of:=[.$B$1]/(2*[.$E$2]*(1+[.$A77]))" office:value-type="float" office:value="416.666666666667" calcext:value-type="float">
            <text:p>416,666666666667</text:p>
          </table:table-cell>
          <table:table-cell table:formula="of:=[.$B$1]/(2*[.$F$2]*(1+[.$A77]))" office:value-type="float" office:value="104.166666666667" calcext:value-type="float">
            <text:p>104,166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1]/(2*[.$B$2]*(1+[.A78]))" office:value-type="float" office:value="105263.157894737" calcext:value-type="float">
            <text:p>105263,157894737</text:p>
          </table:table-cell>
          <table:table-cell table:formula="of:=[.$B$1]/(2*[.$C$2]*(1+[.$A78]))" office:value-type="float" office:value="13157.8947368421" calcext:value-type="float">
            <text:p>13157,8947368421</text:p>
          </table:table-cell>
          <table:table-cell table:formula="of:=[.$B$1]/(2*[.$D$2]*(1+[.$A78]))" office:value-type="float" office:value="1644.73684210526" calcext:value-type="float">
            <text:p>1644,73684210526</text:p>
          </table:table-cell>
          <table:table-cell table:formula="of:=[.$B$1]/(2*[.$E$2]*(1+[.$A78]))" office:value-type="float" office:value="411.184210526316" calcext:value-type="float">
            <text:p>411,184210526316</text:p>
          </table:table-cell>
          <table:table-cell table:formula="of:=[.$B$1]/(2*[.$F$2]*(1+[.$A78]))" office:value-type="float" office:value="102.796052631579" calcext:value-type="float">
            <text:p>102,7960526315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1]/(2*[.$B$2]*(1+[.A79]))" office:value-type="float" office:value="103896.103896104" calcext:value-type="float">
            <text:p>103896,103896104</text:p>
          </table:table-cell>
          <table:table-cell table:formula="of:=[.$B$1]/(2*[.$C$2]*(1+[.$A79]))" office:value-type="float" office:value="12987.012987013" calcext:value-type="float">
            <text:p>12987,012987013</text:p>
          </table:table-cell>
          <table:table-cell table:formula="of:=[.$B$1]/(2*[.$D$2]*(1+[.$A79]))" office:value-type="float" office:value="1623.37662337662" calcext:value-type="float">
            <text:p>1623,37662337662</text:p>
          </table:table-cell>
          <table:table-cell table:formula="of:=[.$B$1]/(2*[.$E$2]*(1+[.$A79]))" office:value-type="float" office:value="405.844155844156" calcext:value-type="float">
            <text:p>405,844155844156</text:p>
          </table:table-cell>
          <table:table-cell table:formula="of:=[.$B$1]/(2*[.$F$2]*(1+[.$A79]))" office:value-type="float" office:value="101.461038961039" calcext:value-type="float">
            <text:p>101,4610389610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1]/(2*[.$B$2]*(1+[.A80]))" office:value-type="float" office:value="102564.102564103" calcext:value-type="float">
            <text:p>102564,102564103</text:p>
          </table:table-cell>
          <table:table-cell table:formula="of:=[.$B$1]/(2*[.$C$2]*(1+[.$A80]))" office:value-type="float" office:value="12820.5128205128" calcext:value-type="float">
            <text:p>12820,5128205128</text:p>
          </table:table-cell>
          <table:table-cell table:formula="of:=[.$B$1]/(2*[.$D$2]*(1+[.$A80]))" office:value-type="float" office:value="1602.5641025641" calcext:value-type="float">
            <text:p>1602,5641025641</text:p>
          </table:table-cell>
          <table:table-cell table:formula="of:=[.$B$1]/(2*[.$E$2]*(1+[.$A80]))" office:value-type="float" office:value="400.641025641026" calcext:value-type="float">
            <text:p>400,641025641026</text:p>
          </table:table-cell>
          <table:table-cell table:formula="of:=[.$B$1]/(2*[.$F$2]*(1+[.$A80]))" office:value-type="float" office:value="100.160256410256" calcext:value-type="float">
            <text:p>100,1602564102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1]/(2*[.$B$2]*(1+[.A81]))" office:value-type="float" office:value="101265.82278481" calcext:value-type="float">
            <text:p>101265,82278481</text:p>
          </table:table-cell>
          <table:table-cell table:formula="of:=[.$B$1]/(2*[.$C$2]*(1+[.$A81]))" office:value-type="float" office:value="12658.2278481013" calcext:value-type="float">
            <text:p>12658,2278481013</text:p>
          </table:table-cell>
          <table:table-cell table:formula="of:=[.$B$1]/(2*[.$D$2]*(1+[.$A81]))" office:value-type="float" office:value="1582.27848101266" calcext:value-type="float">
            <text:p>1582,27848101266</text:p>
          </table:table-cell>
          <table:table-cell table:formula="of:=[.$B$1]/(2*[.$E$2]*(1+[.$A81]))" office:value-type="float" office:value="395.569620253165" calcext:value-type="float">
            <text:p>395,569620253165</text:p>
          </table:table-cell>
          <table:table-cell table:formula="of:=[.$B$1]/(2*[.$F$2]*(1+[.$A81]))" office:value-type="float" office:value="98.8924050632911" calcext:value-type="float">
            <text:p>98,89240506329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1]/(2*[.$B$2]*(1+[.A82]))" office:value-type="float" office:value="100000" calcext:value-type="float">
            <text:p>100000</text:p>
          </table:table-cell>
          <table:table-cell table:formula="of:=[.$B$1]/(2*[.$C$2]*(1+[.$A82]))" office:value-type="float" office:value="12500" calcext:value-type="float">
            <text:p>12500</text:p>
          </table:table-cell>
          <table:table-cell table:formula="of:=[.$B$1]/(2*[.$D$2]*(1+[.$A82]))" office:value-type="float" office:value="1562.5" calcext:value-type="float">
            <text:p>1562,5</text:p>
          </table:table-cell>
          <table:table-cell table:formula="of:=[.$B$1]/(2*[.$E$2]*(1+[.$A82]))" office:value-type="float" office:value="390.625" calcext:value-type="float">
            <text:p>390,625</text:p>
          </table:table-cell>
          <table:table-cell table:formula="of:=[.$B$1]/(2*[.$F$2]*(1+[.$A82]))" office:value-type="float" office:value="97.65625" calcext:value-type="float">
            <text:p>97,656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1]/(2*[.$B$2]*(1+[.A83]))" office:value-type="float" office:value="98765.4320987654" calcext:value-type="float">
            <text:p>98765,4320987654</text:p>
          </table:table-cell>
          <table:table-cell table:formula="of:=[.$B$1]/(2*[.$C$2]*(1+[.$A83]))" office:value-type="float" office:value="12345.6790123457" calcext:value-type="float">
            <text:p>12345,6790123457</text:p>
          </table:table-cell>
          <table:table-cell table:formula="of:=[.$B$1]/(2*[.$D$2]*(1+[.$A83]))" office:value-type="float" office:value="1543.20987654321" calcext:value-type="float">
            <text:p>1543,20987654321</text:p>
          </table:table-cell>
          <table:table-cell table:formula="of:=[.$B$1]/(2*[.$E$2]*(1+[.$A83]))" office:value-type="float" office:value="385.802469135802" calcext:value-type="float">
            <text:p>385,802469135802</text:p>
          </table:table-cell>
          <table:table-cell table:formula="of:=[.$B$1]/(2*[.$F$2]*(1+[.$A83]))" office:value-type="float" office:value="96.4506172839506" calcext:value-type="float">
            <text:p>96,45061728395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1]/(2*[.$B$2]*(1+[.A84]))" office:value-type="float" office:value="97560.9756097561" calcext:value-type="float">
            <text:p>97560,9756097561</text:p>
          </table:table-cell>
          <table:table-cell table:formula="of:=[.$B$1]/(2*[.$C$2]*(1+[.$A84]))" office:value-type="float" office:value="12195.1219512195" calcext:value-type="float">
            <text:p>12195,1219512195</text:p>
          </table:table-cell>
          <table:table-cell table:formula="of:=[.$B$1]/(2*[.$D$2]*(1+[.$A84]))" office:value-type="float" office:value="1524.39024390244" calcext:value-type="float">
            <text:p>1524,39024390244</text:p>
          </table:table-cell>
          <table:table-cell table:formula="of:=[.$B$1]/(2*[.$E$2]*(1+[.$A84]))" office:value-type="float" office:value="381.09756097561" calcext:value-type="float">
            <text:p>381,09756097561</text:p>
          </table:table-cell>
          <table:table-cell table:formula="of:=[.$B$1]/(2*[.$F$2]*(1+[.$A84]))" office:value-type="float" office:value="95.2743902439024" calcext:value-type="float">
            <text:p>95,27439024390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1]/(2*[.$B$2]*(1+[.A85]))" office:value-type="float" office:value="96385.5421686747" calcext:value-type="float">
            <text:p>96385,5421686747</text:p>
          </table:table-cell>
          <table:table-cell table:formula="of:=[.$B$1]/(2*[.$C$2]*(1+[.$A85]))" office:value-type="float" office:value="12048.1927710843" calcext:value-type="float">
            <text:p>12048,1927710843</text:p>
          </table:table-cell>
          <table:table-cell table:formula="of:=[.$B$1]/(2*[.$D$2]*(1+[.$A85]))" office:value-type="float" office:value="1506.02409638554" calcext:value-type="float">
            <text:p>1506,02409638554</text:p>
          </table:table-cell>
          <table:table-cell table:formula="of:=[.$B$1]/(2*[.$E$2]*(1+[.$A85]))" office:value-type="float" office:value="376.506024096386" calcext:value-type="float">
            <text:p>376,506024096386</text:p>
          </table:table-cell>
          <table:table-cell table:formula="of:=[.$B$1]/(2*[.$F$2]*(1+[.$A85]))" office:value-type="float" office:value="94.1265060240964" calcext:value-type="float">
            <text:p>94,12650602409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1]/(2*[.$B$2]*(1+[.A86]))" office:value-type="float" office:value="95238.0952380952" calcext:value-type="float">
            <text:p>95238,0952380952</text:p>
          </table:table-cell>
          <table:table-cell table:formula="of:=[.$B$1]/(2*[.$C$2]*(1+[.$A86]))" office:value-type="float" office:value="11904.7619047619" calcext:value-type="float">
            <text:p>11904,7619047619</text:p>
          </table:table-cell>
          <table:table-cell table:formula="of:=[.$B$1]/(2*[.$D$2]*(1+[.$A86]))" office:value-type="float" office:value="1488.09523809524" calcext:value-type="float">
            <text:p>1488,09523809524</text:p>
          </table:table-cell>
          <table:table-cell table:formula="of:=[.$B$1]/(2*[.$E$2]*(1+[.$A86]))" office:value-type="float" office:value="372.02380952381" calcext:value-type="float">
            <text:p>372,02380952381</text:p>
          </table:table-cell>
          <table:table-cell table:formula="of:=[.$B$1]/(2*[.$F$2]*(1+[.$A86]))" office:value-type="float" office:value="93.0059523809524" calcext:value-type="float">
            <text:p>93,00595238095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1]/(2*[.$B$2]*(1+[.A87]))" office:value-type="float" office:value="94117.6470588235" calcext:value-type="float">
            <text:p>94117,6470588235</text:p>
          </table:table-cell>
          <table:table-cell table:formula="of:=[.$B$1]/(2*[.$C$2]*(1+[.$A87]))" office:value-type="float" office:value="11764.7058823529" calcext:value-type="float">
            <text:p>11764,7058823529</text:p>
          </table:table-cell>
          <table:table-cell table:formula="of:=[.$B$1]/(2*[.$D$2]*(1+[.$A87]))" office:value-type="float" office:value="1470.58823529412" calcext:value-type="float">
            <text:p>1470,58823529412</text:p>
          </table:table-cell>
          <table:table-cell table:formula="of:=[.$B$1]/(2*[.$E$2]*(1+[.$A87]))" office:value-type="float" office:value="367.647058823529" calcext:value-type="float">
            <text:p>367,647058823529</text:p>
          </table:table-cell>
          <table:table-cell table:formula="of:=[.$B$1]/(2*[.$F$2]*(1+[.$A87]))" office:value-type="float" office:value="91.9117647058824" calcext:value-type="float">
            <text:p>91,91176470588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1]/(2*[.$B$2]*(1+[.A88]))" office:value-type="float" office:value="93023.2558139535" calcext:value-type="float">
            <text:p>93023,2558139535</text:p>
          </table:table-cell>
          <table:table-cell table:formula="of:=[.$B$1]/(2*[.$C$2]*(1+[.$A88]))" office:value-type="float" office:value="11627.9069767442" calcext:value-type="float">
            <text:p>11627,9069767442</text:p>
          </table:table-cell>
          <table:table-cell table:formula="of:=[.$B$1]/(2*[.$D$2]*(1+[.$A88]))" office:value-type="float" office:value="1453.48837209302" calcext:value-type="float">
            <text:p>1453,48837209302</text:p>
          </table:table-cell>
          <table:table-cell table:formula="of:=[.$B$1]/(2*[.$E$2]*(1+[.$A88]))" office:value-type="float" office:value="363.372093023256" calcext:value-type="float">
            <text:p>363,372093023256</text:p>
          </table:table-cell>
          <table:table-cell table:formula="of:=[.$B$1]/(2*[.$F$2]*(1+[.$A88]))" office:value-type="float" office:value="90.8430232558139" calcext:value-type="float">
            <text:p>90,84302325581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1]/(2*[.$B$2]*(1+[.A89]))" office:value-type="float" office:value="91954.0229885057" calcext:value-type="float">
            <text:p>91954,0229885057</text:p>
          </table:table-cell>
          <table:table-cell table:formula="of:=[.$B$1]/(2*[.$C$2]*(1+[.$A89]))" office:value-type="float" office:value="11494.2528735632" calcext:value-type="float">
            <text:p>11494,2528735632</text:p>
          </table:table-cell>
          <table:table-cell table:formula="of:=[.$B$1]/(2*[.$D$2]*(1+[.$A89]))" office:value-type="float" office:value="1436.7816091954" calcext:value-type="float">
            <text:p>1436,7816091954</text:p>
          </table:table-cell>
          <table:table-cell table:formula="of:=[.$B$1]/(2*[.$E$2]*(1+[.$A89]))" office:value-type="float" office:value="359.195402298851" calcext:value-type="float">
            <text:p>359,195402298851</text:p>
          </table:table-cell>
          <table:table-cell table:formula="of:=[.$B$1]/(2*[.$F$2]*(1+[.$A89]))" office:value-type="float" office:value="89.7988505747126" calcext:value-type="float">
            <text:p>89,79885057471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1]/(2*[.$B$2]*(1+[.A90]))" office:value-type="float" office:value="90909.0909090909" calcext:value-type="float">
            <text:p>90909,0909090909</text:p>
          </table:table-cell>
          <table:table-cell table:formula="of:=[.$B$1]/(2*[.$C$2]*(1+[.$A90]))" office:value-type="float" office:value="11363.6363636364" calcext:value-type="float">
            <text:p>11363,6363636364</text:p>
          </table:table-cell>
          <table:table-cell table:formula="of:=[.$B$1]/(2*[.$D$2]*(1+[.$A90]))" office:value-type="float" office:value="1420.45454545455" calcext:value-type="float">
            <text:p>1420,45454545455</text:p>
          </table:table-cell>
          <table:table-cell table:formula="of:=[.$B$1]/(2*[.$E$2]*(1+[.$A90]))" office:value-type="float" office:value="355.113636363636" calcext:value-type="float">
            <text:p>355,113636363636</text:p>
          </table:table-cell>
          <table:table-cell table:formula="of:=[.$B$1]/(2*[.$F$2]*(1+[.$A90]))" office:value-type="float" office:value="88.7784090909091" calcext:value-type="float">
            <text:p>88,77840909090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1]/(2*[.$B$2]*(1+[.A91]))" office:value-type="float" office:value="89887.6404494382" calcext:value-type="float">
            <text:p>89887,6404494382</text:p>
          </table:table-cell>
          <table:table-cell table:formula="of:=[.$B$1]/(2*[.$C$2]*(1+[.$A91]))" office:value-type="float" office:value="11235.9550561798" calcext:value-type="float">
            <text:p>11235,9550561798</text:p>
          </table:table-cell>
          <table:table-cell table:formula="of:=[.$B$1]/(2*[.$D$2]*(1+[.$A91]))" office:value-type="float" office:value="1404.49438202247" calcext:value-type="float">
            <text:p>1404,49438202247</text:p>
          </table:table-cell>
          <table:table-cell table:formula="of:=[.$B$1]/(2*[.$E$2]*(1+[.$A91]))" office:value-type="float" office:value="351.123595505618" calcext:value-type="float">
            <text:p>351,123595505618</text:p>
          </table:table-cell>
          <table:table-cell table:formula="of:=[.$B$1]/(2*[.$F$2]*(1+[.$A91]))" office:value-type="float" office:value="87.7808988764045" calcext:value-type="float">
            <text:p>87,78089887640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1]/(2*[.$B$2]*(1+[.A92]))" office:value-type="float" office:value="88888.8888888889" calcext:value-type="float">
            <text:p>88888,8888888889</text:p>
          </table:table-cell>
          <table:table-cell table:formula="of:=[.$B$1]/(2*[.$C$2]*(1+[.$A92]))" office:value-type="float" office:value="11111.1111111111" calcext:value-type="float">
            <text:p>11111,1111111111</text:p>
          </table:table-cell>
          <table:table-cell table:formula="of:=[.$B$1]/(2*[.$D$2]*(1+[.$A92]))" office:value-type="float" office:value="1388.88888888889" calcext:value-type="float">
            <text:p>1388,88888888889</text:p>
          </table:table-cell>
          <table:table-cell table:formula="of:=[.$B$1]/(2*[.$E$2]*(1+[.$A92]))" office:value-type="float" office:value="347.222222222222" calcext:value-type="float">
            <text:p>347,222222222222</text:p>
          </table:table-cell>
          <table:table-cell table:formula="of:=[.$B$1]/(2*[.$F$2]*(1+[.$A92]))" office:value-type="float" office:value="86.8055555555556" calcext:value-type="float">
            <text:p>86,80555555555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]/(2*[.$B$2]*(1+[.A93]))" office:value-type="float" office:value="87912.0879120879" calcext:value-type="float">
            <text:p>87912,0879120879</text:p>
          </table:table-cell>
          <table:table-cell table:formula="of:=[.$B$1]/(2*[.$C$2]*(1+[.$A93]))" office:value-type="float" office:value="10989.010989011" calcext:value-type="float">
            <text:p>10989,010989011</text:p>
          </table:table-cell>
          <table:table-cell table:formula="of:=[.$B$1]/(2*[.$D$2]*(1+[.$A93]))" office:value-type="float" office:value="1373.62637362637" calcext:value-type="float">
            <text:p>1373,62637362637</text:p>
          </table:table-cell>
          <table:table-cell table:formula="of:=[.$B$1]/(2*[.$E$2]*(1+[.$A93]))" office:value-type="float" office:value="343.406593406593" calcext:value-type="float">
            <text:p>343,406593406593</text:p>
          </table:table-cell>
          <table:table-cell table:formula="of:=[.$B$1]/(2*[.$F$2]*(1+[.$A93]))" office:value-type="float" office:value="85.8516483516484" calcext:value-type="float">
            <text:p>85,85164835164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1]/(2*[.$B$2]*(1+[.A94]))" office:value-type="float" office:value="86956.5217391304" calcext:value-type="float">
            <text:p>86956,5217391304</text:p>
          </table:table-cell>
          <table:table-cell table:formula="of:=[.$B$1]/(2*[.$C$2]*(1+[.$A94]))" office:value-type="float" office:value="10869.5652173913" calcext:value-type="float">
            <text:p>10869,5652173913</text:p>
          </table:table-cell>
          <table:table-cell table:formula="of:=[.$B$1]/(2*[.$D$2]*(1+[.$A94]))" office:value-type="float" office:value="1358.69565217391" calcext:value-type="float">
            <text:p>1358,69565217391</text:p>
          </table:table-cell>
          <table:table-cell table:formula="of:=[.$B$1]/(2*[.$E$2]*(1+[.$A94]))" office:value-type="float" office:value="339.673913043478" calcext:value-type="float">
            <text:p>339,673913043478</text:p>
          </table:table-cell>
          <table:table-cell table:formula="of:=[.$B$1]/(2*[.$F$2]*(1+[.$A94]))" office:value-type="float" office:value="84.9184782608696" calcext:value-type="float">
            <text:p>84,91847826086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1]/(2*[.$B$2]*(1+[.A95]))" office:value-type="float" office:value="86021.5053763441" calcext:value-type="float">
            <text:p>86021,5053763441</text:p>
          </table:table-cell>
          <table:table-cell table:formula="of:=[.$B$1]/(2*[.$C$2]*(1+[.$A95]))" office:value-type="float" office:value="10752.688172043" calcext:value-type="float">
            <text:p>10752,688172043</text:p>
          </table:table-cell>
          <table:table-cell table:formula="of:=[.$B$1]/(2*[.$D$2]*(1+[.$A95]))" office:value-type="float" office:value="1344.08602150538" calcext:value-type="float">
            <text:p>1344,08602150538</text:p>
          </table:table-cell>
          <table:table-cell table:formula="of:=[.$B$1]/(2*[.$E$2]*(1+[.$A95]))" office:value-type="float" office:value="336.021505376344" calcext:value-type="float">
            <text:p>336,021505376344</text:p>
          </table:table-cell>
          <table:table-cell table:formula="of:=[.$B$1]/(2*[.$F$2]*(1+[.$A95]))" office:value-type="float" office:value="84.005376344086" calcext:value-type="float">
            <text:p>84,0053763440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1]/(2*[.$B$2]*(1+[.A96]))" office:value-type="float" office:value="85106.3829787234" calcext:value-type="float">
            <text:p>85106,3829787234</text:p>
          </table:table-cell>
          <table:table-cell table:formula="of:=[.$B$1]/(2*[.$C$2]*(1+[.$A96]))" office:value-type="float" office:value="10638.2978723404" calcext:value-type="float">
            <text:p>10638,2978723404</text:p>
          </table:table-cell>
          <table:table-cell table:formula="of:=[.$B$1]/(2*[.$D$2]*(1+[.$A96]))" office:value-type="float" office:value="1329.78723404255" calcext:value-type="float">
            <text:p>1329,78723404255</text:p>
          </table:table-cell>
          <table:table-cell table:formula="of:=[.$B$1]/(2*[.$E$2]*(1+[.$A96]))" office:value-type="float" office:value="332.446808510638" calcext:value-type="float">
            <text:p>332,446808510638</text:p>
          </table:table-cell>
          <table:table-cell table:formula="of:=[.$B$1]/(2*[.$F$2]*(1+[.$A96]))" office:value-type="float" office:value="83.1117021276596" calcext:value-type="float">
            <text:p>83,11170212765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1]/(2*[.$B$2]*(1+[.A97]))" office:value-type="float" office:value="84210.5263157895" calcext:value-type="float">
            <text:p>84210,5263157895</text:p>
          </table:table-cell>
          <table:table-cell table:formula="of:=[.$B$1]/(2*[.$C$2]*(1+[.$A97]))" office:value-type="float" office:value="10526.3157894737" calcext:value-type="float">
            <text:p>10526,3157894737</text:p>
          </table:table-cell>
          <table:table-cell table:formula="of:=[.$B$1]/(2*[.$D$2]*(1+[.$A97]))" office:value-type="float" office:value="1315.78947368421" calcext:value-type="float">
            <text:p>1315,78947368421</text:p>
          </table:table-cell>
          <table:table-cell table:formula="of:=[.$B$1]/(2*[.$E$2]*(1+[.$A97]))" office:value-type="float" office:value="328.947368421053" calcext:value-type="float">
            <text:p>328,947368421053</text:p>
          </table:table-cell>
          <table:table-cell table:formula="of:=[.$B$1]/(2*[.$F$2]*(1+[.$A97]))" office:value-type="float" office:value="82.2368421052632" calcext:value-type="float">
            <text:p>82,23684210526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1]/(2*[.$B$2]*(1+[.A98]))" office:value-type="float" office:value="83333.3333333333" calcext:value-type="float">
            <text:p>83333,3333333333</text:p>
          </table:table-cell>
          <table:table-cell table:formula="of:=[.$B$1]/(2*[.$C$2]*(1+[.$A98]))" office:value-type="float" office:value="10416.6666666667" calcext:value-type="float">
            <text:p>10416,6666666667</text:p>
          </table:table-cell>
          <table:table-cell table:formula="of:=[.$B$1]/(2*[.$D$2]*(1+[.$A98]))" office:value-type="float" office:value="1302.08333333333" calcext:value-type="float">
            <text:p>1302,08333333333</text:p>
          </table:table-cell>
          <table:table-cell table:formula="of:=[.$B$1]/(2*[.$E$2]*(1+[.$A98]))" office:value-type="float" office:value="325.520833333333" calcext:value-type="float">
            <text:p>325,520833333333</text:p>
          </table:table-cell>
          <table:table-cell table:formula="of:=[.$B$1]/(2*[.$F$2]*(1+[.$A98]))" office:value-type="float" office:value="81.3802083333333" calcext:value-type="float">
            <text:p>81,380208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1]/(2*[.$B$2]*(1+[.A99]))" office:value-type="float" office:value="82474.2268041237" calcext:value-type="float">
            <text:p>82474,2268041237</text:p>
          </table:table-cell>
          <table:table-cell table:formula="of:=[.$B$1]/(2*[.$C$2]*(1+[.$A99]))" office:value-type="float" office:value="10309.2783505155" calcext:value-type="float">
            <text:p>10309,2783505155</text:p>
          </table:table-cell>
          <table:table-cell table:formula="of:=[.$B$1]/(2*[.$D$2]*(1+[.$A99]))" office:value-type="float" office:value="1288.65979381443" calcext:value-type="float">
            <text:p>1288,65979381443</text:p>
          </table:table-cell>
          <table:table-cell table:formula="of:=[.$B$1]/(2*[.$E$2]*(1+[.$A99]))" office:value-type="float" office:value="322.164948453608" calcext:value-type="float">
            <text:p>322,164948453608</text:p>
          </table:table-cell>
          <table:table-cell table:formula="of:=[.$B$1]/(2*[.$F$2]*(1+[.$A99]))" office:value-type="float" office:value="80.5412371134021" calcext:value-type="float">
            <text:p>80,54123711340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1]/(2*[.$B$2]*(1+[.A100]))" office:value-type="float" office:value="81632.6530612245" calcext:value-type="float">
            <text:p>81632,6530612245</text:p>
          </table:table-cell>
          <table:table-cell table:formula="of:=[.$B$1]/(2*[.$C$2]*(1+[.$A100]))" office:value-type="float" office:value="10204.0816326531" calcext:value-type="float">
            <text:p>10204,0816326531</text:p>
          </table:table-cell>
          <table:table-cell table:formula="of:=[.$B$1]/(2*[.$D$2]*(1+[.$A100]))" office:value-type="float" office:value="1275.51020408163" calcext:value-type="float">
            <text:p>1275,51020408163</text:p>
          </table:table-cell>
          <table:table-cell table:formula="of:=[.$B$1]/(2*[.$E$2]*(1+[.$A100]))" office:value-type="float" office:value="318.877551020408" calcext:value-type="float">
            <text:p>318,877551020408</text:p>
          </table:table-cell>
          <table:table-cell table:formula="of:=[.$B$1]/(2*[.$F$2]*(1+[.$A100]))" office:value-type="float" office:value="79.7193877551021" calcext:value-type="float">
            <text:p>79,71938775510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1]/(2*[.$B$2]*(1+[.A101]))" office:value-type="float" office:value="80808.0808080808" calcext:value-type="float">
            <text:p>80808,0808080808</text:p>
          </table:table-cell>
          <table:table-cell table:formula="of:=[.$B$1]/(2*[.$C$2]*(1+[.$A101]))" office:value-type="float" office:value="10101.0101010101" calcext:value-type="float">
            <text:p>10101,0101010101</text:p>
          </table:table-cell>
          <table:table-cell table:formula="of:=[.$B$1]/(2*[.$D$2]*(1+[.$A101]))" office:value-type="float" office:value="1262.62626262626" calcext:value-type="float">
            <text:p>1262,62626262626</text:p>
          </table:table-cell>
          <table:table-cell table:formula="of:=[.$B$1]/(2*[.$E$2]*(1+[.$A101]))" office:value-type="float" office:value="315.656565656566" calcext:value-type="float">
            <text:p>315,656565656566</text:p>
          </table:table-cell>
          <table:table-cell table:formula="of:=[.$B$1]/(2*[.$F$2]*(1+[.$A101]))" office:value-type="float" office:value="78.9141414141414" calcext:value-type="float">
            <text:p>78,91414141414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1]/(2*[.$B$2]*(1+[.A102]))" office:value-type="float" office:value="80000" calcext:value-type="float">
            <text:p>80000</text:p>
          </table:table-cell>
          <table:table-cell table:formula="of:=[.$B$1]/(2*[.$C$2]*(1+[.$A102]))" office:value-type="float" office:value="10000" calcext:value-type="float">
            <text:p>10000</text:p>
          </table:table-cell>
          <table:table-cell table:formula="of:=[.$B$1]/(2*[.$D$2]*(1+[.$A102]))" office:value-type="float" office:value="1250" calcext:value-type="float">
            <text:p>1250</text:p>
          </table:table-cell>
          <table:table-cell table:formula="of:=[.$B$1]/(2*[.$E$2]*(1+[.$A102]))" office:value-type="float" office:value="312.5" calcext:value-type="float">
            <text:p>312,5</text:p>
          </table:table-cell>
          <table:table-cell table:formula="of:=[.$B$1]/(2*[.$F$2]*(1+[.$A102]))" office:value-type="float" office:value="78.125" calcext:value-type="float">
            <text:p>78,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]/(2*[.$B$2]*(1+[.A103]))" office:value-type="float" office:value="79207.9207920792" calcext:value-type="float">
            <text:p>79207,9207920792</text:p>
          </table:table-cell>
          <table:table-cell table:formula="of:=[.$B$1]/(2*[.$C$2]*(1+[.$A103]))" office:value-type="float" office:value="9900.9900990099" calcext:value-type="float">
            <text:p>9900,9900990099</text:p>
          </table:table-cell>
          <table:table-cell table:formula="of:=[.$B$1]/(2*[.$D$2]*(1+[.$A103]))" office:value-type="float" office:value="1237.62376237624" calcext:value-type="float">
            <text:p>1237,62376237624</text:p>
          </table:table-cell>
          <table:table-cell table:formula="of:=[.$B$1]/(2*[.$E$2]*(1+[.$A103]))" office:value-type="float" office:value="309.405940594059" calcext:value-type="float">
            <text:p>309,405940594059</text:p>
          </table:table-cell>
          <table:table-cell table:formula="of:=[.$B$1]/(2*[.$F$2]*(1+[.$A103]))" office:value-type="float" office:value="77.3514851485149" calcext:value-type="float">
            <text:p>77,35148514851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1]/(2*[.$B$2]*(1+[.A104]))" office:value-type="float" office:value="78431.3725490196" calcext:value-type="float">
            <text:p>78431,3725490196</text:p>
          </table:table-cell>
          <table:table-cell table:formula="of:=[.$B$1]/(2*[.$C$2]*(1+[.$A104]))" office:value-type="float" office:value="9803.92156862745" calcext:value-type="float">
            <text:p>9803,92156862745</text:p>
          </table:table-cell>
          <table:table-cell table:formula="of:=[.$B$1]/(2*[.$D$2]*(1+[.$A104]))" office:value-type="float" office:value="1225.49019607843" calcext:value-type="float">
            <text:p>1225,49019607843</text:p>
          </table:table-cell>
          <table:table-cell table:formula="of:=[.$B$1]/(2*[.$E$2]*(1+[.$A104]))" office:value-type="float" office:value="306.372549019608" calcext:value-type="float">
            <text:p>306,372549019608</text:p>
          </table:table-cell>
          <table:table-cell table:formula="of:=[.$B$1]/(2*[.$F$2]*(1+[.$A104]))" office:value-type="float" office:value="76.593137254902" calcext:value-type="float">
            <text:p>76,5931372549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B$1]/(2*[.$B$2]*(1+[.A105]))" office:value-type="float" office:value="77669.9029126214" calcext:value-type="float">
            <text:p>77669,9029126214</text:p>
          </table:table-cell>
          <table:table-cell table:formula="of:=[.$B$1]/(2*[.$C$2]*(1+[.$A105]))" office:value-type="float" office:value="9708.73786407767" calcext:value-type="float">
            <text:p>9708,73786407767</text:p>
          </table:table-cell>
          <table:table-cell table:formula="of:=[.$B$1]/(2*[.$D$2]*(1+[.$A105]))" office:value-type="float" office:value="1213.59223300971" calcext:value-type="float">
            <text:p>1213,59223300971</text:p>
          </table:table-cell>
          <table:table-cell table:formula="of:=[.$B$1]/(2*[.$E$2]*(1+[.$A105]))" office:value-type="float" office:value="303.398058252427" calcext:value-type="float">
            <text:p>303,398058252427</text:p>
          </table:table-cell>
          <table:table-cell table:formula="of:=[.$B$1]/(2*[.$F$2]*(1+[.$A105]))" office:value-type="float" office:value="75.8495145631068" calcext:value-type="float">
            <text:p>75,84951456310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B$1]/(2*[.$B$2]*(1+[.A106]))" office:value-type="float" office:value="76923.0769230769" calcext:value-type="float">
            <text:p>76923,0769230769</text:p>
          </table:table-cell>
          <table:table-cell table:formula="of:=[.$B$1]/(2*[.$C$2]*(1+[.$A106]))" office:value-type="float" office:value="9615.38461538462" calcext:value-type="float">
            <text:p>9615,38461538462</text:p>
          </table:table-cell>
          <table:table-cell table:formula="of:=[.$B$1]/(2*[.$D$2]*(1+[.$A106]))" office:value-type="float" office:value="1201.92307692308" calcext:value-type="float">
            <text:p>1201,92307692308</text:p>
          </table:table-cell>
          <table:table-cell table:formula="of:=[.$B$1]/(2*[.$E$2]*(1+[.$A106]))" office:value-type="float" office:value="300.480769230769" calcext:value-type="float">
            <text:p>300,480769230769</text:p>
          </table:table-cell>
          <table:table-cell table:formula="of:=[.$B$1]/(2*[.$F$2]*(1+[.$A106]))" office:value-type="float" office:value="75.1201923076923" calcext:value-type="float">
            <text:p>75,12019230769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B$1]/(2*[.$B$2]*(1+[.A107]))" office:value-type="float" office:value="76190.4761904762" calcext:value-type="float">
            <text:p>76190,4761904762</text:p>
          </table:table-cell>
          <table:table-cell table:formula="of:=[.$B$1]/(2*[.$C$2]*(1+[.$A107]))" office:value-type="float" office:value="9523.80952380952" calcext:value-type="float">
            <text:p>9523,80952380952</text:p>
          </table:table-cell>
          <table:table-cell table:formula="of:=[.$B$1]/(2*[.$D$2]*(1+[.$A107]))" office:value-type="float" office:value="1190.47619047619" calcext:value-type="float">
            <text:p>1190,47619047619</text:p>
          </table:table-cell>
          <table:table-cell table:formula="of:=[.$B$1]/(2*[.$E$2]*(1+[.$A107]))" office:value-type="float" office:value="297.619047619048" calcext:value-type="float">
            <text:p>297,619047619048</text:p>
          </table:table-cell>
          <table:table-cell table:formula="of:=[.$B$1]/(2*[.$F$2]*(1+[.$A107]))" office:value-type="float" office:value="74.4047619047619" calcext:value-type="float">
            <text:p>74,40476190476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1]/(2*[.$B$2]*(1+[.A108]))" office:value-type="float" office:value="75471.6981132076" calcext:value-type="float">
            <text:p>75471,6981132076</text:p>
          </table:table-cell>
          <table:table-cell table:formula="of:=[.$B$1]/(2*[.$C$2]*(1+[.$A108]))" office:value-type="float" office:value="9433.96226415094" calcext:value-type="float">
            <text:p>9433,96226415094</text:p>
          </table:table-cell>
          <table:table-cell table:formula="of:=[.$B$1]/(2*[.$D$2]*(1+[.$A108]))" office:value-type="float" office:value="1179.24528301887" calcext:value-type="float">
            <text:p>1179,24528301887</text:p>
          </table:table-cell>
          <table:table-cell table:formula="of:=[.$B$1]/(2*[.$E$2]*(1+[.$A108]))" office:value-type="float" office:value="294.811320754717" calcext:value-type="float">
            <text:p>294,811320754717</text:p>
          </table:table-cell>
          <table:table-cell table:formula="of:=[.$B$1]/(2*[.$F$2]*(1+[.$A108]))" office:value-type="float" office:value="73.7028301886793" calcext:value-type="float">
            <text:p>73,70283018867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B$1]/(2*[.$B$2]*(1+[.A109]))" office:value-type="float" office:value="74766.3551401869" calcext:value-type="float">
            <text:p>74766,3551401869</text:p>
          </table:table-cell>
          <table:table-cell table:formula="of:=[.$B$1]/(2*[.$C$2]*(1+[.$A109]))" office:value-type="float" office:value="9345.79439252336" calcext:value-type="float">
            <text:p>9345,79439252336</text:p>
          </table:table-cell>
          <table:table-cell table:formula="of:=[.$B$1]/(2*[.$D$2]*(1+[.$A109]))" office:value-type="float" office:value="1168.22429906542" calcext:value-type="float">
            <text:p>1168,22429906542</text:p>
          </table:table-cell>
          <table:table-cell table:formula="of:=[.$B$1]/(2*[.$E$2]*(1+[.$A109]))" office:value-type="float" office:value="292.056074766355" calcext:value-type="float">
            <text:p>292,056074766355</text:p>
          </table:table-cell>
          <table:table-cell table:formula="of:=[.$B$1]/(2*[.$F$2]*(1+[.$A109]))" office:value-type="float" office:value="73.0140186915888" calcext:value-type="float">
            <text:p>73,01401869158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B$1]/(2*[.$B$2]*(1+[.A110]))" office:value-type="float" office:value="74074.0740740741" calcext:value-type="float">
            <text:p>74074,0740740741</text:p>
          </table:table-cell>
          <table:table-cell table:formula="of:=[.$B$1]/(2*[.$C$2]*(1+[.$A110]))" office:value-type="float" office:value="9259.25925925926" calcext:value-type="float">
            <text:p>9259,25925925926</text:p>
          </table:table-cell>
          <table:table-cell table:formula="of:=[.$B$1]/(2*[.$D$2]*(1+[.$A110]))" office:value-type="float" office:value="1157.40740740741" calcext:value-type="float">
            <text:p>1157,40740740741</text:p>
          </table:table-cell>
          <table:table-cell table:formula="of:=[.$B$1]/(2*[.$E$2]*(1+[.$A110]))" office:value-type="float" office:value="289.351851851852" calcext:value-type="float">
            <text:p>289,351851851852</text:p>
          </table:table-cell>
          <table:table-cell table:formula="of:=[.$B$1]/(2*[.$F$2]*(1+[.$A110]))" office:value-type="float" office:value="72.337962962963" calcext:value-type="float">
            <text:p>72,3379629629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B$1]/(2*[.$B$2]*(1+[.A111]))" office:value-type="float" office:value="73394.495412844" calcext:value-type="float">
            <text:p>73394,495412844</text:p>
          </table:table-cell>
          <table:table-cell table:formula="of:=[.$B$1]/(2*[.$C$2]*(1+[.$A111]))" office:value-type="float" office:value="9174.3119266055" calcext:value-type="float">
            <text:p>9174,3119266055</text:p>
          </table:table-cell>
          <table:table-cell table:formula="of:=[.$B$1]/(2*[.$D$2]*(1+[.$A111]))" office:value-type="float" office:value="1146.78899082569" calcext:value-type="float">
            <text:p>1146,78899082569</text:p>
          </table:table-cell>
          <table:table-cell table:formula="of:=[.$B$1]/(2*[.$E$2]*(1+[.$A111]))" office:value-type="float" office:value="286.697247706422" calcext:value-type="float">
            <text:p>286,697247706422</text:p>
          </table:table-cell>
          <table:table-cell table:formula="of:=[.$B$1]/(2*[.$F$2]*(1+[.$A111]))" office:value-type="float" office:value="71.6743119266055" calcext:value-type="float">
            <text:p>71,67431192660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B$1]/(2*[.$B$2]*(1+[.A112]))" office:value-type="float" office:value="72727.2727272727" calcext:value-type="float">
            <text:p>72727,2727272727</text:p>
          </table:table-cell>
          <table:table-cell table:formula="of:=[.$B$1]/(2*[.$C$2]*(1+[.$A112]))" office:value-type="float" office:value="9090.90909090909" calcext:value-type="float">
            <text:p>9090,90909090909</text:p>
          </table:table-cell>
          <table:table-cell table:formula="of:=[.$B$1]/(2*[.$D$2]*(1+[.$A112]))" office:value-type="float" office:value="1136.36363636364" calcext:value-type="float">
            <text:p>1136,36363636364</text:p>
          </table:table-cell>
          <table:table-cell table:formula="of:=[.$B$1]/(2*[.$E$2]*(1+[.$A112]))" office:value-type="float" office:value="284.090909090909" calcext:value-type="float">
            <text:p>284,090909090909</text:p>
          </table:table-cell>
          <table:table-cell table:formula="of:=[.$B$1]/(2*[.$F$2]*(1+[.$A112]))" office:value-type="float" office:value="71.0227272727273" calcext:value-type="float">
            <text:p>71,02272727272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1]/(2*[.$B$2]*(1+[.A113]))" office:value-type="float" office:value="72072.0720720721" calcext:value-type="float">
            <text:p>72072,0720720721</text:p>
          </table:table-cell>
          <table:table-cell table:formula="of:=[.$B$1]/(2*[.$C$2]*(1+[.$A113]))" office:value-type="float" office:value="9009.00900900901" calcext:value-type="float">
            <text:p>9009,00900900901</text:p>
          </table:table-cell>
          <table:table-cell table:formula="of:=[.$B$1]/(2*[.$D$2]*(1+[.$A113]))" office:value-type="float" office:value="1126.12612612613" calcext:value-type="float">
            <text:p>1126,12612612613</text:p>
          </table:table-cell>
          <table:table-cell table:formula="of:=[.$B$1]/(2*[.$E$2]*(1+[.$A113]))" office:value-type="float" office:value="281.531531531532" calcext:value-type="float">
            <text:p>281,531531531532</text:p>
          </table:table-cell>
          <table:table-cell table:formula="of:=[.$B$1]/(2*[.$F$2]*(1+[.$A113]))" office:value-type="float" office:value="70.3828828828829" calcext:value-type="float">
            <text:p>70,38288288288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B$1]/(2*[.$B$2]*(1+[.A114]))" office:value-type="float" office:value="71428.5714285714" calcext:value-type="float">
            <text:p>71428,5714285714</text:p>
          </table:table-cell>
          <table:table-cell table:formula="of:=[.$B$1]/(2*[.$C$2]*(1+[.$A114]))" office:value-type="float" office:value="8928.57142857143" calcext:value-type="float">
            <text:p>8928,57142857143</text:p>
          </table:table-cell>
          <table:table-cell table:formula="of:=[.$B$1]/(2*[.$D$2]*(1+[.$A114]))" office:value-type="float" office:value="1116.07142857143" calcext:value-type="float">
            <text:p>1116,07142857143</text:p>
          </table:table-cell>
          <table:table-cell table:formula="of:=[.$B$1]/(2*[.$E$2]*(1+[.$A114]))" office:value-type="float" office:value="279.017857142857" calcext:value-type="float">
            <text:p>279,017857142857</text:p>
          </table:table-cell>
          <table:table-cell table:formula="of:=[.$B$1]/(2*[.$F$2]*(1+[.$A114]))" office:value-type="float" office:value="69.7544642857143" calcext:value-type="float">
            <text:p>69,75446428571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B$1]/(2*[.$B$2]*(1+[.A115]))" office:value-type="float" office:value="70796.4601769912" calcext:value-type="float">
            <text:p>70796,4601769912</text:p>
          </table:table-cell>
          <table:table-cell table:formula="of:=[.$B$1]/(2*[.$C$2]*(1+[.$A115]))" office:value-type="float" office:value="8849.55752212389" calcext:value-type="float">
            <text:p>8849,55752212389</text:p>
          </table:table-cell>
          <table:table-cell table:formula="of:=[.$B$1]/(2*[.$D$2]*(1+[.$A115]))" office:value-type="float" office:value="1106.19469026549" calcext:value-type="float">
            <text:p>1106,19469026549</text:p>
          </table:table-cell>
          <table:table-cell table:formula="of:=[.$B$1]/(2*[.$E$2]*(1+[.$A115]))" office:value-type="float" office:value="276.548672566372" calcext:value-type="float">
            <text:p>276,548672566372</text:p>
          </table:table-cell>
          <table:table-cell table:formula="of:=[.$B$1]/(2*[.$F$2]*(1+[.$A115]))" office:value-type="float" office:value="69.1371681415929" calcext:value-type="float">
            <text:p>69,13716814159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B$1]/(2*[.$B$2]*(1+[.A116]))" office:value-type="float" office:value="70175.4385964912" calcext:value-type="float">
            <text:p>70175,4385964912</text:p>
          </table:table-cell>
          <table:table-cell table:formula="of:=[.$B$1]/(2*[.$C$2]*(1+[.$A116]))" office:value-type="float" office:value="8771.9298245614" calcext:value-type="float">
            <text:p>8771,9298245614</text:p>
          </table:table-cell>
          <table:table-cell table:formula="of:=[.$B$1]/(2*[.$D$2]*(1+[.$A116]))" office:value-type="float" office:value="1096.49122807018" calcext:value-type="float">
            <text:p>1096,49122807018</text:p>
          </table:table-cell>
          <table:table-cell table:formula="of:=[.$B$1]/(2*[.$E$2]*(1+[.$A116]))" office:value-type="float" office:value="274.122807017544" calcext:value-type="float">
            <text:p>274,122807017544</text:p>
          </table:table-cell>
          <table:table-cell table:formula="of:=[.$B$1]/(2*[.$F$2]*(1+[.$A116]))" office:value-type="float" office:value="68.530701754386" calcext:value-type="float">
            <text:p>68,5307017543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B$1]/(2*[.$B$2]*(1+[.A117]))" office:value-type="float" office:value="69565.2173913044" calcext:value-type="float">
            <text:p>69565,2173913044</text:p>
          </table:table-cell>
          <table:table-cell table:formula="of:=[.$B$1]/(2*[.$C$2]*(1+[.$A117]))" office:value-type="float" office:value="8695.65217391305" calcext:value-type="float">
            <text:p>8695,65217391305</text:p>
          </table:table-cell>
          <table:table-cell table:formula="of:=[.$B$1]/(2*[.$D$2]*(1+[.$A117]))" office:value-type="float" office:value="1086.95652173913" calcext:value-type="float">
            <text:p>1086,95652173913</text:p>
          </table:table-cell>
          <table:table-cell table:formula="of:=[.$B$1]/(2*[.$E$2]*(1+[.$A117]))" office:value-type="float" office:value="271.739130434783" calcext:value-type="float">
            <text:p>271,739130434783</text:p>
          </table:table-cell>
          <table:table-cell table:formula="of:=[.$B$1]/(2*[.$F$2]*(1+[.$A117]))" office:value-type="float" office:value="67.9347826086957" calcext:value-type="float">
            <text:p>67,93478260869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1]/(2*[.$B$2]*(1+[.A118]))" office:value-type="float" office:value="68965.5172413793" calcext:value-type="float">
            <text:p>68965,5172413793</text:p>
          </table:table-cell>
          <table:table-cell table:formula="of:=[.$B$1]/(2*[.$C$2]*(1+[.$A118]))" office:value-type="float" office:value="8620.68965517241" calcext:value-type="float">
            <text:p>8620,68965517241</text:p>
          </table:table-cell>
          <table:table-cell table:formula="of:=[.$B$1]/(2*[.$D$2]*(1+[.$A118]))" office:value-type="float" office:value="1077.58620689655" calcext:value-type="float">
            <text:p>1077,58620689655</text:p>
          </table:table-cell>
          <table:table-cell table:formula="of:=[.$B$1]/(2*[.$E$2]*(1+[.$A118]))" office:value-type="float" office:value="269.396551724138" calcext:value-type="float">
            <text:p>269,396551724138</text:p>
          </table:table-cell>
          <table:table-cell table:formula="of:=[.$B$1]/(2*[.$F$2]*(1+[.$A118]))" office:value-type="float" office:value="67.3491379310345" calcext:value-type="float">
            <text:p>67,34913793103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B$1]/(2*[.$B$2]*(1+[.A119]))" office:value-type="float" office:value="68376.0683760684" calcext:value-type="float">
            <text:p>68376,0683760684</text:p>
          </table:table-cell>
          <table:table-cell table:formula="of:=[.$B$1]/(2*[.$C$2]*(1+[.$A119]))" office:value-type="float" office:value="8547.00854700855" calcext:value-type="float">
            <text:p>8547,00854700855</text:p>
          </table:table-cell>
          <table:table-cell table:formula="of:=[.$B$1]/(2*[.$D$2]*(1+[.$A119]))" office:value-type="float" office:value="1068.37606837607" calcext:value-type="float">
            <text:p>1068,37606837607</text:p>
          </table:table-cell>
          <table:table-cell table:formula="of:=[.$B$1]/(2*[.$E$2]*(1+[.$A119]))" office:value-type="float" office:value="267.094017094017" calcext:value-type="float">
            <text:p>267,094017094017</text:p>
          </table:table-cell>
          <table:table-cell table:formula="of:=[.$B$1]/(2*[.$F$2]*(1+[.$A119]))" office:value-type="float" office:value="66.7735042735043" calcext:value-type="float">
            <text:p>66,77350427350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B$1]/(2*[.$B$2]*(1+[.A120]))" office:value-type="float" office:value="67796.6101694915" calcext:value-type="float">
            <text:p>67796,6101694915</text:p>
          </table:table-cell>
          <table:table-cell table:formula="of:=[.$B$1]/(2*[.$C$2]*(1+[.$A120]))" office:value-type="float" office:value="8474.57627118644" calcext:value-type="float">
            <text:p>8474,57627118644</text:p>
          </table:table-cell>
          <table:table-cell table:formula="of:=[.$B$1]/(2*[.$D$2]*(1+[.$A120]))" office:value-type="float" office:value="1059.32203389831" calcext:value-type="float">
            <text:p>1059,32203389831</text:p>
          </table:table-cell>
          <table:table-cell table:formula="of:=[.$B$1]/(2*[.$E$2]*(1+[.$A120]))" office:value-type="float" office:value="264.830508474576" calcext:value-type="float">
            <text:p>264,830508474576</text:p>
          </table:table-cell>
          <table:table-cell table:formula="of:=[.$B$1]/(2*[.$F$2]*(1+[.$A120]))" office:value-type="float" office:value="66.2076271186441" calcext:value-type="float">
            <text:p>66,20762711864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B$1]/(2*[.$B$2]*(1+[.A121]))" office:value-type="float" office:value="67226.8907563025" calcext:value-type="float">
            <text:p>67226,8907563025</text:p>
          </table:table-cell>
          <table:table-cell table:formula="of:=[.$B$1]/(2*[.$C$2]*(1+[.$A121]))" office:value-type="float" office:value="8403.36134453782" calcext:value-type="float">
            <text:p>8403,36134453782</text:p>
          </table:table-cell>
          <table:table-cell table:formula="of:=[.$B$1]/(2*[.$D$2]*(1+[.$A121]))" office:value-type="float" office:value="1050.42016806723" calcext:value-type="float">
            <text:p>1050,42016806723</text:p>
          </table:table-cell>
          <table:table-cell table:formula="of:=[.$B$1]/(2*[.$E$2]*(1+[.$A121]))" office:value-type="float" office:value="262.605042016807" calcext:value-type="float">
            <text:p>262,605042016807</text:p>
          </table:table-cell>
          <table:table-cell table:formula="of:=[.$B$1]/(2*[.$F$2]*(1+[.$A121]))" office:value-type="float" office:value="65.6512605042017" calcext:value-type="float">
            <text:p>65,65126050420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B$1]/(2*[.$B$2]*(1+[.A122]))" office:value-type="float" office:value="66666.6666666667" calcext:value-type="float">
            <text:p>66666,6666666667</text:p>
          </table:table-cell>
          <table:table-cell table:formula="of:=[.$B$1]/(2*[.$C$2]*(1+[.$A122]))" office:value-type="float" office:value="8333.33333333333" calcext:value-type="float">
            <text:p>8333,33333333333</text:p>
          </table:table-cell>
          <table:table-cell table:formula="of:=[.$B$1]/(2*[.$D$2]*(1+[.$A122]))" office:value-type="float" office:value="1041.66666666667" calcext:value-type="float">
            <text:p>1041,66666666667</text:p>
          </table:table-cell>
          <table:table-cell table:formula="of:=[.$B$1]/(2*[.$E$2]*(1+[.$A122]))" office:value-type="float" office:value="260.416666666667" calcext:value-type="float">
            <text:p>260,416666666667</text:p>
          </table:table-cell>
          <table:table-cell table:formula="of:=[.$B$1]/(2*[.$F$2]*(1+[.$A122]))" office:value-type="float" office:value="65.1041666666667" calcext:value-type="float">
            <text:p>65,104166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1]/(2*[.$B$2]*(1+[.A123]))" office:value-type="float" office:value="66115.7024793388" calcext:value-type="float">
            <text:p>66115,7024793388</text:p>
          </table:table-cell>
          <table:table-cell table:formula="of:=[.$B$1]/(2*[.$C$2]*(1+[.$A123]))" office:value-type="float" office:value="8264.46280991735" calcext:value-type="float">
            <text:p>8264,46280991735</text:p>
          </table:table-cell>
          <table:table-cell table:formula="of:=[.$B$1]/(2*[.$D$2]*(1+[.$A123]))" office:value-type="float" office:value="1033.05785123967" calcext:value-type="float">
            <text:p>1033,05785123967</text:p>
          </table:table-cell>
          <table:table-cell table:formula="of:=[.$B$1]/(2*[.$E$2]*(1+[.$A123]))" office:value-type="float" office:value="258.264462809917" calcext:value-type="float">
            <text:p>258,264462809917</text:p>
          </table:table-cell>
          <table:table-cell table:formula="of:=[.$B$1]/(2*[.$F$2]*(1+[.$A123]))" office:value-type="float" office:value="64.5661157024793" calcext:value-type="float">
            <text:p>64,56611570247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B$1]/(2*[.$B$2]*(1+[.A124]))" office:value-type="float" office:value="65573.7704918033" calcext:value-type="float">
            <text:p>65573,7704918033</text:p>
          </table:table-cell>
          <table:table-cell table:formula="of:=[.$B$1]/(2*[.$C$2]*(1+[.$A124]))" office:value-type="float" office:value="8196.72131147541" calcext:value-type="float">
            <text:p>8196,72131147541</text:p>
          </table:table-cell>
          <table:table-cell table:formula="of:=[.$B$1]/(2*[.$D$2]*(1+[.$A124]))" office:value-type="float" office:value="1024.59016393443" calcext:value-type="float">
            <text:p>1024,59016393443</text:p>
          </table:table-cell>
          <table:table-cell table:formula="of:=[.$B$1]/(2*[.$E$2]*(1+[.$A124]))" office:value-type="float" office:value="256.147540983607" calcext:value-type="float">
            <text:p>256,147540983607</text:p>
          </table:table-cell>
          <table:table-cell table:formula="of:=[.$B$1]/(2*[.$F$2]*(1+[.$A124]))" office:value-type="float" office:value="64.0368852459016" calcext:value-type="float">
            <text:p>64,03688524590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B$1]/(2*[.$B$2]*(1+[.A125]))" office:value-type="float" office:value="65040.6504065041" calcext:value-type="float">
            <text:p>65040,6504065041</text:p>
          </table:table-cell>
          <table:table-cell table:formula="of:=[.$B$1]/(2*[.$C$2]*(1+[.$A125]))" office:value-type="float" office:value="8130.08130081301" calcext:value-type="float">
            <text:p>8130,08130081301</text:p>
          </table:table-cell>
          <table:table-cell table:formula="of:=[.$B$1]/(2*[.$D$2]*(1+[.$A125]))" office:value-type="float" office:value="1016.26016260163" calcext:value-type="float">
            <text:p>1016,26016260163</text:p>
          </table:table-cell>
          <table:table-cell table:formula="of:=[.$B$1]/(2*[.$E$2]*(1+[.$A125]))" office:value-type="float" office:value="254.065040650406" calcext:value-type="float">
            <text:p>254,065040650406</text:p>
          </table:table-cell>
          <table:table-cell table:formula="of:=[.$B$1]/(2*[.$F$2]*(1+[.$A125]))" office:value-type="float" office:value="63.5162601626016" calcext:value-type="float">
            <text:p>63,51626016260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B$1]/(2*[.$B$2]*(1+[.A126]))" office:value-type="float" office:value="64516.1290322581" calcext:value-type="float">
            <text:p>64516,1290322581</text:p>
          </table:table-cell>
          <table:table-cell table:formula="of:=[.$B$1]/(2*[.$C$2]*(1+[.$A126]))" office:value-type="float" office:value="8064.51612903226" calcext:value-type="float">
            <text:p>8064,51612903226</text:p>
          </table:table-cell>
          <table:table-cell table:formula="of:=[.$B$1]/(2*[.$D$2]*(1+[.$A126]))" office:value-type="float" office:value="1008.06451612903" calcext:value-type="float">
            <text:p>1008,06451612903</text:p>
          </table:table-cell>
          <table:table-cell table:formula="of:=[.$B$1]/(2*[.$E$2]*(1+[.$A126]))" office:value-type="float" office:value="252.016129032258" calcext:value-type="float">
            <text:p>252,016129032258</text:p>
          </table:table-cell>
          <table:table-cell table:formula="of:=[.$B$1]/(2*[.$F$2]*(1+[.$A126]))" office:value-type="float" office:value="63.0040322580645" calcext:value-type="float">
            <text:p>63,00403225806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B$1]/(2*[.$B$2]*(1+[.A127]))" office:value-type="float" office:value="64000" calcext:value-type="float">
            <text:p>64000</text:p>
          </table:table-cell>
          <table:table-cell table:formula="of:=[.$B$1]/(2*[.$C$2]*(1+[.$A127]))" office:value-type="float" office:value="8000" calcext:value-type="float">
            <text:p>8000</text:p>
          </table:table-cell>
          <table:table-cell table:formula="of:=[.$B$1]/(2*[.$D$2]*(1+[.$A127]))" office:value-type="float" office:value="1000" calcext:value-type="float">
            <text:p>1000</text:p>
          </table:table-cell>
          <table:table-cell table:formula="of:=[.$B$1]/(2*[.$E$2]*(1+[.$A127]))" office:value-type="float" office:value="250" calcext:value-type="float">
            <text:p>250</text:p>
          </table:table-cell>
          <table:table-cell table:formula="of:=[.$B$1]/(2*[.$F$2]*(1+[.$A127]))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1]/(2*[.$B$2]*(1+[.A128]))" office:value-type="float" office:value="63492.0634920635" calcext:value-type="float">
            <text:p>63492,0634920635</text:p>
          </table:table-cell>
          <table:table-cell table:formula="of:=[.$B$1]/(2*[.$C$2]*(1+[.$A128]))" office:value-type="float" office:value="7936.50793650794" calcext:value-type="float">
            <text:p>7936,50793650794</text:p>
          </table:table-cell>
          <table:table-cell table:formula="of:=[.$B$1]/(2*[.$D$2]*(1+[.$A128]))" office:value-type="float" office:value="992.063492063492" calcext:value-type="float">
            <text:p>992,063492063492</text:p>
          </table:table-cell>
          <table:table-cell table:formula="of:=[.$B$1]/(2*[.$E$2]*(1+[.$A128]))" office:value-type="float" office:value="248.015873015873" calcext:value-type="float">
            <text:p>248,015873015873</text:p>
          </table:table-cell>
          <table:table-cell table:formula="of:=[.$B$1]/(2*[.$F$2]*(1+[.$A128]))" office:value-type="float" office:value="62.0039682539683" calcext:value-type="float">
            <text:p>62,00396825396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B$1]/(2*[.$B$2]*(1+[.A129]))" office:value-type="float" office:value="62992.125984252" calcext:value-type="float">
            <text:p>62992,125984252</text:p>
          </table:table-cell>
          <table:table-cell table:formula="of:=[.$B$1]/(2*[.$C$2]*(1+[.$A129]))" office:value-type="float" office:value="7874.0157480315" calcext:value-type="float">
            <text:p>7874,0157480315</text:p>
          </table:table-cell>
          <table:table-cell table:formula="of:=[.$B$1]/(2*[.$D$2]*(1+[.$A129]))" office:value-type="float" office:value="984.251968503937" calcext:value-type="float">
            <text:p>984,251968503937</text:p>
          </table:table-cell>
          <table:table-cell table:formula="of:=[.$B$1]/(2*[.$E$2]*(1+[.$A129]))" office:value-type="float" office:value="246.062992125984" calcext:value-type="float">
            <text:p>246,062992125984</text:p>
          </table:table-cell>
          <table:table-cell table:formula="of:=[.$B$1]/(2*[.$F$2]*(1+[.$A129]))" office:value-type="float" office:value="61.5157480314961" calcext:value-type="float">
            <text:p>61,51574803149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B$1]/(2*[.$B$2]*(1+[.A130]))" office:value-type="float" office:value="62500" calcext:value-type="float">
            <text:p>62500</text:p>
          </table:table-cell>
          <table:table-cell table:formula="of:=[.$B$1]/(2*[.$C$2]*(1+[.$A130]))" office:value-type="float" office:value="7812.5" calcext:value-type="float">
            <text:p>7812,5</text:p>
          </table:table-cell>
          <table:table-cell table:formula="of:=[.$B$1]/(2*[.$D$2]*(1+[.$A130]))" office:value-type="float" office:value="976.5625" calcext:value-type="float">
            <text:p>976,5625</text:p>
          </table:table-cell>
          <table:table-cell table:formula="of:=[.$B$1]/(2*[.$E$2]*(1+[.$A130]))" office:value-type="float" office:value="244.140625" calcext:value-type="float">
            <text:p>244,140625</text:p>
          </table:table-cell>
          <table:table-cell table:formula="of:=[.$B$1]/(2*[.$F$2]*(1+[.$A130]))" office:value-type="float" office:value="61.03515625" calcext:value-type="float">
            <text:p>61,03515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$1]/(2*[.$B$2]*(1+[.A131]))" office:value-type="float" office:value="62015.503875969" calcext:value-type="float">
            <text:p>62015,503875969</text:p>
          </table:table-cell>
          <table:table-cell table:formula="of:=[.$B$1]/(2*[.$C$2]*(1+[.$A131]))" office:value-type="float" office:value="7751.93798449612" calcext:value-type="float">
            <text:p>7751,93798449612</text:p>
          </table:table-cell>
          <table:table-cell table:formula="of:=[.$B$1]/(2*[.$D$2]*(1+[.$A131]))" office:value-type="float" office:value="968.992248062015" calcext:value-type="float">
            <text:p>968,992248062015</text:p>
          </table:table-cell>
          <table:table-cell table:formula="of:=[.$B$1]/(2*[.$E$2]*(1+[.$A131]))" office:value-type="float" office:value="242.248062015504" calcext:value-type="float">
            <text:p>242,248062015504</text:p>
          </table:table-cell>
          <table:table-cell table:formula="of:=[.$B$1]/(2*[.$F$2]*(1+[.$A131]))" office:value-type="float" office:value="60.562015503876" calcext:value-type="float">
            <text:p>60,5620155038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B$1]/(2*[.$B$2]*(1+[.A132]))" office:value-type="float" office:value="61538.4615384615" calcext:value-type="float">
            <text:p>61538,4615384615</text:p>
          </table:table-cell>
          <table:table-cell table:formula="of:=[.$B$1]/(2*[.$C$2]*(1+[.$A132]))" office:value-type="float" office:value="7692.30769230769" calcext:value-type="float">
            <text:p>7692,30769230769</text:p>
          </table:table-cell>
          <table:table-cell table:formula="of:=[.$B$1]/(2*[.$D$2]*(1+[.$A132]))" office:value-type="float" office:value="961.538461538462" calcext:value-type="float">
            <text:p>961,538461538462</text:p>
          </table:table-cell>
          <table:table-cell table:formula="of:=[.$B$1]/(2*[.$E$2]*(1+[.$A132]))" office:value-type="float" office:value="240.384615384615" calcext:value-type="float">
            <text:p>240,384615384615</text:p>
          </table:table-cell>
          <table:table-cell table:formula="of:=[.$B$1]/(2*[.$F$2]*(1+[.$A132]))" office:value-type="float" office:value="60.0961538461539" calcext:value-type="float">
            <text:p>60,09615384615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1]/(2*[.$B$2]*(1+[.A133]))" office:value-type="float" office:value="61068.7022900763" calcext:value-type="float">
            <text:p>61068,7022900763</text:p>
          </table:table-cell>
          <table:table-cell table:formula="of:=[.$B$1]/(2*[.$C$2]*(1+[.$A133]))" office:value-type="float" office:value="7633.58778625954" calcext:value-type="float">
            <text:p>7633,58778625954</text:p>
          </table:table-cell>
          <table:table-cell table:formula="of:=[.$B$1]/(2*[.$D$2]*(1+[.$A133]))" office:value-type="float" office:value="954.198473282443" calcext:value-type="float">
            <text:p>954,198473282443</text:p>
          </table:table-cell>
          <table:table-cell table:formula="of:=[.$B$1]/(2*[.$E$2]*(1+[.$A133]))" office:value-type="float" office:value="238.549618320611" calcext:value-type="float">
            <text:p>238,549618320611</text:p>
          </table:table-cell>
          <table:table-cell table:formula="of:=[.$B$1]/(2*[.$F$2]*(1+[.$A133]))" office:value-type="float" office:value="59.6374045801527" calcext:value-type="float">
            <text:p>59,63740458015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B$1]/(2*[.$B$2]*(1+[.A134]))" office:value-type="float" office:value="60606.0606060606" calcext:value-type="float">
            <text:p>60606,0606060606</text:p>
          </table:table-cell>
          <table:table-cell table:formula="of:=[.$B$1]/(2*[.$C$2]*(1+[.$A134]))" office:value-type="float" office:value="7575.75757575758" calcext:value-type="float">
            <text:p>7575,75757575758</text:p>
          </table:table-cell>
          <table:table-cell table:formula="of:=[.$B$1]/(2*[.$D$2]*(1+[.$A134]))" office:value-type="float" office:value="946.969696969697" calcext:value-type="float">
            <text:p>946,969696969697</text:p>
          </table:table-cell>
          <table:table-cell table:formula="of:=[.$B$1]/(2*[.$E$2]*(1+[.$A134]))" office:value-type="float" office:value="236.742424242424" calcext:value-type="float">
            <text:p>236,742424242424</text:p>
          </table:table-cell>
          <table:table-cell table:formula="of:=[.$B$1]/(2*[.$F$2]*(1+[.$A134]))" office:value-type="float" office:value="59.1856060606061" calcext:value-type="float">
            <text:p>59,18560606060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B$1]/(2*[.$B$2]*(1+[.A135]))" office:value-type="float" office:value="60150.3759398496" calcext:value-type="float">
            <text:p>60150,3759398496</text:p>
          </table:table-cell>
          <table:table-cell table:formula="of:=[.$B$1]/(2*[.$C$2]*(1+[.$A135]))" office:value-type="float" office:value="7518.7969924812" calcext:value-type="float">
            <text:p>7518,7969924812</text:p>
          </table:table-cell>
          <table:table-cell table:formula="of:=[.$B$1]/(2*[.$D$2]*(1+[.$A135]))" office:value-type="float" office:value="939.849624060151" calcext:value-type="float">
            <text:p>939,849624060151</text:p>
          </table:table-cell>
          <table:table-cell table:formula="of:=[.$B$1]/(2*[.$E$2]*(1+[.$A135]))" office:value-type="float" office:value="234.962406015038" calcext:value-type="float">
            <text:p>234,962406015038</text:p>
          </table:table-cell>
          <table:table-cell table:formula="of:=[.$B$1]/(2*[.$F$2]*(1+[.$A135]))" office:value-type="float" office:value="58.7406015037594" calcext:value-type="float">
            <text:p>58,74060150375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B$1]/(2*[.$B$2]*(1+[.A136]))" office:value-type="float" office:value="59701.4925373134" calcext:value-type="float">
            <text:p>59701,4925373134</text:p>
          </table:table-cell>
          <table:table-cell table:formula="of:=[.$B$1]/(2*[.$C$2]*(1+[.$A136]))" office:value-type="float" office:value="7462.68656716418" calcext:value-type="float">
            <text:p>7462,68656716418</text:p>
          </table:table-cell>
          <table:table-cell table:formula="of:=[.$B$1]/(2*[.$D$2]*(1+[.$A136]))" office:value-type="float" office:value="932.835820895522" calcext:value-type="float">
            <text:p>932,835820895522</text:p>
          </table:table-cell>
          <table:table-cell table:formula="of:=[.$B$1]/(2*[.$E$2]*(1+[.$A136]))" office:value-type="float" office:value="233.208955223881" calcext:value-type="float">
            <text:p>233,208955223881</text:p>
          </table:table-cell>
          <table:table-cell table:formula="of:=[.$B$1]/(2*[.$F$2]*(1+[.$A136]))" office:value-type="float" office:value="58.3022388059702" calcext:value-type="float">
            <text:p>58,30223880597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B$1]/(2*[.$B$2]*(1+[.A137]))" office:value-type="float" office:value="59259.2592592593" calcext:value-type="float">
            <text:p>59259,2592592593</text:p>
          </table:table-cell>
          <table:table-cell table:formula="of:=[.$B$1]/(2*[.$C$2]*(1+[.$A137]))" office:value-type="float" office:value="7407.40740740741" calcext:value-type="float">
            <text:p>7407,40740740741</text:p>
          </table:table-cell>
          <table:table-cell table:formula="of:=[.$B$1]/(2*[.$D$2]*(1+[.$A137]))" office:value-type="float" office:value="925.925925925926" calcext:value-type="float">
            <text:p>925,925925925926</text:p>
          </table:table-cell>
          <table:table-cell table:formula="of:=[.$B$1]/(2*[.$E$2]*(1+[.$A137]))" office:value-type="float" office:value="231.481481481481" calcext:value-type="float">
            <text:p>231,481481481481</text:p>
          </table:table-cell>
          <table:table-cell table:formula="of:=[.$B$1]/(2*[.$F$2]*(1+[.$A137]))" office:value-type="float" office:value="57.8703703703704" calcext:value-type="float">
            <text:p>57,87037037037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1]/(2*[.$B$2]*(1+[.A138]))" office:value-type="float" office:value="58823.5294117647" calcext:value-type="float">
            <text:p>58823,5294117647</text:p>
          </table:table-cell>
          <table:table-cell table:formula="of:=[.$B$1]/(2*[.$C$2]*(1+[.$A138]))" office:value-type="float" office:value="7352.94117647059" calcext:value-type="float">
            <text:p>7352,94117647059</text:p>
          </table:table-cell>
          <table:table-cell table:formula="of:=[.$B$1]/(2*[.$D$2]*(1+[.$A138]))" office:value-type="float" office:value="919.117647058824" calcext:value-type="float">
            <text:p>919,117647058824</text:p>
          </table:table-cell>
          <table:table-cell table:formula="of:=[.$B$1]/(2*[.$E$2]*(1+[.$A138]))" office:value-type="float" office:value="229.779411764706" calcext:value-type="float">
            <text:p>229,779411764706</text:p>
          </table:table-cell>
          <table:table-cell table:formula="of:=[.$B$1]/(2*[.$F$2]*(1+[.$A138]))" office:value-type="float" office:value="57.4448529411765" calcext:value-type="float">
            <text:p>57,44485294117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B$1]/(2*[.$B$2]*(1+[.A139]))" office:value-type="float" office:value="58394.1605839416" calcext:value-type="float">
            <text:p>58394,1605839416</text:p>
          </table:table-cell>
          <table:table-cell table:formula="of:=[.$B$1]/(2*[.$C$2]*(1+[.$A139]))" office:value-type="float" office:value="7299.2700729927" calcext:value-type="float">
            <text:p>7299,2700729927</text:p>
          </table:table-cell>
          <table:table-cell table:formula="of:=[.$B$1]/(2*[.$D$2]*(1+[.$A139]))" office:value-type="float" office:value="912.408759124088" calcext:value-type="float">
            <text:p>912,408759124088</text:p>
          </table:table-cell>
          <table:table-cell table:formula="of:=[.$B$1]/(2*[.$E$2]*(1+[.$A139]))" office:value-type="float" office:value="228.102189781022" calcext:value-type="float">
            <text:p>228,102189781022</text:p>
          </table:table-cell>
          <table:table-cell table:formula="of:=[.$B$1]/(2*[.$F$2]*(1+[.$A139]))" office:value-type="float" office:value="57.0255474452555" calcext:value-type="float">
            <text:p>57,02554744525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B$1]/(2*[.$B$2]*(1+[.A140]))" office:value-type="float" office:value="57971.0144927536" calcext:value-type="float">
            <text:p>57971,0144927536</text:p>
          </table:table-cell>
          <table:table-cell table:formula="of:=[.$B$1]/(2*[.$C$2]*(1+[.$A140]))" office:value-type="float" office:value="7246.3768115942" calcext:value-type="float">
            <text:p>7246,3768115942</text:p>
          </table:table-cell>
          <table:table-cell table:formula="of:=[.$B$1]/(2*[.$D$2]*(1+[.$A140]))" office:value-type="float" office:value="905.797101449275" calcext:value-type="float">
            <text:p>905,797101449275</text:p>
          </table:table-cell>
          <table:table-cell table:formula="of:=[.$B$1]/(2*[.$E$2]*(1+[.$A140]))" office:value-type="float" office:value="226.449275362319" calcext:value-type="float">
            <text:p>226,449275362319</text:p>
          </table:table-cell>
          <table:table-cell table:formula="of:=[.$B$1]/(2*[.$F$2]*(1+[.$A140]))" office:value-type="float" office:value="56.6123188405797" calcext:value-type="float">
            <text:p>56,61231884057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B$1]/(2*[.$B$2]*(1+[.A141]))" office:value-type="float" office:value="57553.9568345324" calcext:value-type="float">
            <text:p>57553,9568345324</text:p>
          </table:table-cell>
          <table:table-cell table:formula="of:=[.$B$1]/(2*[.$C$2]*(1+[.$A141]))" office:value-type="float" office:value="7194.24460431655" calcext:value-type="float">
            <text:p>7194,24460431655</text:p>
          </table:table-cell>
          <table:table-cell table:formula="of:=[.$B$1]/(2*[.$D$2]*(1+[.$A141]))" office:value-type="float" office:value="899.280575539568" calcext:value-type="float">
            <text:p>899,280575539568</text:p>
          </table:table-cell>
          <table:table-cell table:formula="of:=[.$B$1]/(2*[.$E$2]*(1+[.$A141]))" office:value-type="float" office:value="224.820143884892" calcext:value-type="float">
            <text:p>224,820143884892</text:p>
          </table:table-cell>
          <table:table-cell table:formula="of:=[.$B$1]/(2*[.$F$2]*(1+[.$A141]))" office:value-type="float" office:value="56.205035971223" calcext:value-type="float">
            <text:p>56,2050359712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B$1]/(2*[.$B$2]*(1+[.A142]))" office:value-type="float" office:value="57142.8571428571" calcext:value-type="float">
            <text:p>57142,8571428571</text:p>
          </table:table-cell>
          <table:table-cell table:formula="of:=[.$B$1]/(2*[.$C$2]*(1+[.$A142]))" office:value-type="float" office:value="7142.85714285714" calcext:value-type="float">
            <text:p>7142,85714285714</text:p>
          </table:table-cell>
          <table:table-cell table:formula="of:=[.$B$1]/(2*[.$D$2]*(1+[.$A142]))" office:value-type="float" office:value="892.857142857143" calcext:value-type="float">
            <text:p>892,857142857143</text:p>
          </table:table-cell>
          <table:table-cell table:formula="of:=[.$B$1]/(2*[.$E$2]*(1+[.$A142]))" office:value-type="float" office:value="223.214285714286" calcext:value-type="float">
            <text:p>223,214285714286</text:p>
          </table:table-cell>
          <table:table-cell table:formula="of:=[.$B$1]/(2*[.$F$2]*(1+[.$A142]))" office:value-type="float" office:value="55.8035714285714" calcext:value-type="float">
            <text:p>55,80357142857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1]/(2*[.$B$2]*(1+[.A143]))" office:value-type="float" office:value="56737.5886524823" calcext:value-type="float">
            <text:p>56737,5886524823</text:p>
          </table:table-cell>
          <table:table-cell table:formula="of:=[.$B$1]/(2*[.$C$2]*(1+[.$A143]))" office:value-type="float" office:value="7092.19858156028" calcext:value-type="float">
            <text:p>7092,19858156028</text:p>
          </table:table-cell>
          <table:table-cell table:formula="of:=[.$B$1]/(2*[.$D$2]*(1+[.$A143]))" office:value-type="float" office:value="886.524822695036" calcext:value-type="float">
            <text:p>886,524822695036</text:p>
          </table:table-cell>
          <table:table-cell table:formula="of:=[.$B$1]/(2*[.$E$2]*(1+[.$A143]))" office:value-type="float" office:value="221.631205673759" calcext:value-type="float">
            <text:p>221,631205673759</text:p>
          </table:table-cell>
          <table:table-cell table:formula="of:=[.$B$1]/(2*[.$F$2]*(1+[.$A143]))" office:value-type="float" office:value="55.4078014184397" calcext:value-type="float">
            <text:p>55,40780141843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B$1]/(2*[.$B$2]*(1+[.A144]))" office:value-type="float" office:value="56338.0281690141" calcext:value-type="float">
            <text:p>56338,0281690141</text:p>
          </table:table-cell>
          <table:table-cell table:formula="of:=[.$B$1]/(2*[.$C$2]*(1+[.$A144]))" office:value-type="float" office:value="7042.25352112676" calcext:value-type="float">
            <text:p>7042,25352112676</text:p>
          </table:table-cell>
          <table:table-cell table:formula="of:=[.$B$1]/(2*[.$D$2]*(1+[.$A144]))" office:value-type="float" office:value="880.281690140845" calcext:value-type="float">
            <text:p>880,281690140845</text:p>
          </table:table-cell>
          <table:table-cell table:formula="of:=[.$B$1]/(2*[.$E$2]*(1+[.$A144]))" office:value-type="float" office:value="220.070422535211" calcext:value-type="float">
            <text:p>220,070422535211</text:p>
          </table:table-cell>
          <table:table-cell table:formula="of:=[.$B$1]/(2*[.$F$2]*(1+[.$A144]))" office:value-type="float" office:value="55.0176056338028" calcext:value-type="float">
            <text:p>55,01760563380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B$1]/(2*[.$B$2]*(1+[.A145]))" office:value-type="float" office:value="55944.0559440559" calcext:value-type="float">
            <text:p>55944,0559440559</text:p>
          </table:table-cell>
          <table:table-cell table:formula="of:=[.$B$1]/(2*[.$C$2]*(1+[.$A145]))" office:value-type="float" office:value="6993.00699300699" calcext:value-type="float">
            <text:p>6993,00699300699</text:p>
          </table:table-cell>
          <table:table-cell table:formula="of:=[.$B$1]/(2*[.$D$2]*(1+[.$A145]))" office:value-type="float" office:value="874.125874125874" calcext:value-type="float">
            <text:p>874,125874125874</text:p>
          </table:table-cell>
          <table:table-cell table:formula="of:=[.$B$1]/(2*[.$E$2]*(1+[.$A145]))" office:value-type="float" office:value="218.531468531469" calcext:value-type="float">
            <text:p>218,531468531469</text:p>
          </table:table-cell>
          <table:table-cell table:formula="of:=[.$B$1]/(2*[.$F$2]*(1+[.$A145]))" office:value-type="float" office:value="54.6328671328671" calcext:value-type="float">
            <text:p>54,632867132867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B$1]/(2*[.$B$2]*(1+[.A146]))" office:value-type="float" office:value="55555.5555555556" calcext:value-type="float">
            <text:p>55555,5555555556</text:p>
          </table:table-cell>
          <table:table-cell table:formula="of:=[.$B$1]/(2*[.$C$2]*(1+[.$A146]))" office:value-type="float" office:value="6944.44444444444" calcext:value-type="float">
            <text:p>6944,44444444444</text:p>
          </table:table-cell>
          <table:table-cell table:formula="of:=[.$B$1]/(2*[.$D$2]*(1+[.$A146]))" office:value-type="float" office:value="868.055555555556" calcext:value-type="float">
            <text:p>868,055555555556</text:p>
          </table:table-cell>
          <table:table-cell table:formula="of:=[.$B$1]/(2*[.$E$2]*(1+[.$A146]))" office:value-type="float" office:value="217.013888888889" calcext:value-type="float">
            <text:p>217,013888888889</text:p>
          </table:table-cell>
          <table:table-cell table:formula="of:=[.$B$1]/(2*[.$F$2]*(1+[.$A146]))" office:value-type="float" office:value="54.2534722222222" calcext:value-type="float">
            <text:p>54,25347222222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B$1]/(2*[.$B$2]*(1+[.A147]))" office:value-type="float" office:value="55172.4137931035" calcext:value-type="float">
            <text:p>55172,4137931035</text:p>
          </table:table-cell>
          <table:table-cell table:formula="of:=[.$B$1]/(2*[.$C$2]*(1+[.$A147]))" office:value-type="float" office:value="6896.55172413793" calcext:value-type="float">
            <text:p>6896,55172413793</text:p>
          </table:table-cell>
          <table:table-cell table:formula="of:=[.$B$1]/(2*[.$D$2]*(1+[.$A147]))" office:value-type="float" office:value="862.068965517241" calcext:value-type="float">
            <text:p>862,068965517241</text:p>
          </table:table-cell>
          <table:table-cell table:formula="of:=[.$B$1]/(2*[.$E$2]*(1+[.$A147]))" office:value-type="float" office:value="215.51724137931" calcext:value-type="float">
            <text:p>215,51724137931</text:p>
          </table:table-cell>
          <table:table-cell table:formula="of:=[.$B$1]/(2*[.$F$2]*(1+[.$A147]))" office:value-type="float" office:value="53.8793103448276" calcext:value-type="float">
            <text:p>53,87931034482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1]/(2*[.$B$2]*(1+[.A148]))" office:value-type="float" office:value="54794.5205479452" calcext:value-type="float">
            <text:p>54794,5205479452</text:p>
          </table:table-cell>
          <table:table-cell table:formula="of:=[.$B$1]/(2*[.$C$2]*(1+[.$A148]))" office:value-type="float" office:value="6849.31506849315" calcext:value-type="float">
            <text:p>6849,31506849315</text:p>
          </table:table-cell>
          <table:table-cell table:formula="of:=[.$B$1]/(2*[.$D$2]*(1+[.$A148]))" office:value-type="float" office:value="856.164383561644" calcext:value-type="float">
            <text:p>856,164383561644</text:p>
          </table:table-cell>
          <table:table-cell table:formula="of:=[.$B$1]/(2*[.$E$2]*(1+[.$A148]))" office:value-type="float" office:value="214.041095890411" calcext:value-type="float">
            <text:p>214,041095890411</text:p>
          </table:table-cell>
          <table:table-cell table:formula="of:=[.$B$1]/(2*[.$F$2]*(1+[.$A148]))" office:value-type="float" office:value="53.5102739726027" calcext:value-type="float">
            <text:p>53,51027397260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B$1]/(2*[.$B$2]*(1+[.A149]))" office:value-type="float" office:value="54421.768707483" calcext:value-type="float">
            <text:p>54421,768707483</text:p>
          </table:table-cell>
          <table:table-cell table:formula="of:=[.$B$1]/(2*[.$C$2]*(1+[.$A149]))" office:value-type="float" office:value="6802.72108843537" calcext:value-type="float">
            <text:p>6802,72108843537</text:p>
          </table:table-cell>
          <table:table-cell table:formula="of:=[.$B$1]/(2*[.$D$2]*(1+[.$A149]))" office:value-type="float" office:value="850.340136054422" calcext:value-type="float">
            <text:p>850,340136054422</text:p>
          </table:table-cell>
          <table:table-cell table:formula="of:=[.$B$1]/(2*[.$E$2]*(1+[.$A149]))" office:value-type="float" office:value="212.585034013605" calcext:value-type="float">
            <text:p>212,585034013605</text:p>
          </table:table-cell>
          <table:table-cell table:formula="of:=[.$B$1]/(2*[.$F$2]*(1+[.$A149]))" office:value-type="float" office:value="53.1462585034014" calcext:value-type="float">
            <text:p>53,14625850340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B$1]/(2*[.$B$2]*(1+[.A150]))" office:value-type="float" office:value="54054.0540540541" calcext:value-type="float">
            <text:p>54054,0540540541</text:p>
          </table:table-cell>
          <table:table-cell table:formula="of:=[.$B$1]/(2*[.$C$2]*(1+[.$A150]))" office:value-type="float" office:value="6756.75675675676" calcext:value-type="float">
            <text:p>6756,75675675676</text:p>
          </table:table-cell>
          <table:table-cell table:formula="of:=[.$B$1]/(2*[.$D$2]*(1+[.$A150]))" office:value-type="float" office:value="844.594594594595" calcext:value-type="float">
            <text:p>844,594594594595</text:p>
          </table:table-cell>
          <table:table-cell table:formula="of:=[.$B$1]/(2*[.$E$2]*(1+[.$A150]))" office:value-type="float" office:value="211.148648648649" calcext:value-type="float">
            <text:p>211,148648648649</text:p>
          </table:table-cell>
          <table:table-cell table:formula="of:=[.$B$1]/(2*[.$F$2]*(1+[.$A150]))" office:value-type="float" office:value="52.7871621621622" calcext:value-type="float">
            <text:p>52,78716216216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B$1]/(2*[.$B$2]*(1+[.A151]))" office:value-type="float" office:value="53691.2751677852" calcext:value-type="float">
            <text:p>53691,2751677852</text:p>
          </table:table-cell>
          <table:table-cell table:formula="of:=[.$B$1]/(2*[.$C$2]*(1+[.$A151]))" office:value-type="float" office:value="6711.40939597315" calcext:value-type="float">
            <text:p>6711,40939597315</text:p>
          </table:table-cell>
          <table:table-cell table:formula="of:=[.$B$1]/(2*[.$D$2]*(1+[.$A151]))" office:value-type="float" office:value="838.926174496644" calcext:value-type="float">
            <text:p>838,926174496644</text:p>
          </table:table-cell>
          <table:table-cell table:formula="of:=[.$B$1]/(2*[.$E$2]*(1+[.$A151]))" office:value-type="float" office:value="209.731543624161" calcext:value-type="float">
            <text:p>209,731543624161</text:p>
          </table:table-cell>
          <table:table-cell table:formula="of:=[.$B$1]/(2*[.$F$2]*(1+[.$A151]))" office:value-type="float" office:value="52.4328859060403" calcext:value-type="float">
            <text:p>52,432885906040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B$1]/(2*[.$B$2]*(1+[.A152]))" office:value-type="float" office:value="53333.3333333333" calcext:value-type="float">
            <text:p>53333,3333333333</text:p>
          </table:table-cell>
          <table:table-cell table:formula="of:=[.$B$1]/(2*[.$C$2]*(1+[.$A152]))" office:value-type="float" office:value="6666.66666666667" calcext:value-type="float">
            <text:p>6666,66666666667</text:p>
          </table:table-cell>
          <table:table-cell table:formula="of:=[.$B$1]/(2*[.$D$2]*(1+[.$A152]))" office:value-type="float" office:value="833.333333333333" calcext:value-type="float">
            <text:p>833,333333333333</text:p>
          </table:table-cell>
          <table:table-cell table:formula="of:=[.$B$1]/(2*[.$E$2]*(1+[.$A152]))" office:value-type="float" office:value="208.333333333333" calcext:value-type="float">
            <text:p>208,333333333333</text:p>
          </table:table-cell>
          <table:table-cell table:formula="of:=[.$B$1]/(2*[.$F$2]*(1+[.$A152]))" office:value-type="float" office:value="52.0833333333333" calcext:value-type="float">
            <text:p>52,083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1]/(2*[.$B$2]*(1+[.A153]))" office:value-type="float" office:value="52980.1324503311" calcext:value-type="float">
            <text:p>52980,1324503311</text:p>
          </table:table-cell>
          <table:table-cell table:formula="of:=[.$B$1]/(2*[.$C$2]*(1+[.$A153]))" office:value-type="float" office:value="6622.51655629139" calcext:value-type="float">
            <text:p>6622,51655629139</text:p>
          </table:table-cell>
          <table:table-cell table:formula="of:=[.$B$1]/(2*[.$D$2]*(1+[.$A153]))" office:value-type="float" office:value="827.814569536424" calcext:value-type="float">
            <text:p>827,814569536424</text:p>
          </table:table-cell>
          <table:table-cell table:formula="of:=[.$B$1]/(2*[.$E$2]*(1+[.$A153]))" office:value-type="float" office:value="206.953642384106" calcext:value-type="float">
            <text:p>206,953642384106</text:p>
          </table:table-cell>
          <table:table-cell table:formula="of:=[.$B$1]/(2*[.$F$2]*(1+[.$A153]))" office:value-type="float" office:value="51.7384105960265" calcext:value-type="float">
            <text:p>51,73841059602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B$1]/(2*[.$B$2]*(1+[.A154]))" office:value-type="float" office:value="52631.5789473684" calcext:value-type="float">
            <text:p>52631,5789473684</text:p>
          </table:table-cell>
          <table:table-cell table:formula="of:=[.$B$1]/(2*[.$C$2]*(1+[.$A154]))" office:value-type="float" office:value="6578.94736842105" calcext:value-type="float">
            <text:p>6578,94736842105</text:p>
          </table:table-cell>
          <table:table-cell table:formula="of:=[.$B$1]/(2*[.$D$2]*(1+[.$A154]))" office:value-type="float" office:value="822.368421052632" calcext:value-type="float">
            <text:p>822,368421052632</text:p>
          </table:table-cell>
          <table:table-cell table:formula="of:=[.$B$1]/(2*[.$E$2]*(1+[.$A154]))" office:value-type="float" office:value="205.592105263158" calcext:value-type="float">
            <text:p>205,592105263158</text:p>
          </table:table-cell>
          <table:table-cell table:formula="of:=[.$B$1]/(2*[.$F$2]*(1+[.$A154]))" office:value-type="float" office:value="51.3980263157895" calcext:value-type="float">
            <text:p>51,39802631578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B$1]/(2*[.$B$2]*(1+[.A155]))" office:value-type="float" office:value="52287.5816993464" calcext:value-type="float">
            <text:p>52287,5816993464</text:p>
          </table:table-cell>
          <table:table-cell table:formula="of:=[.$B$1]/(2*[.$C$2]*(1+[.$A155]))" office:value-type="float" office:value="6535.9477124183" calcext:value-type="float">
            <text:p>6535,9477124183</text:p>
          </table:table-cell>
          <table:table-cell table:formula="of:=[.$B$1]/(2*[.$D$2]*(1+[.$A155]))" office:value-type="float" office:value="816.993464052288" calcext:value-type="float">
            <text:p>816,993464052288</text:p>
          </table:table-cell>
          <table:table-cell table:formula="of:=[.$B$1]/(2*[.$E$2]*(1+[.$A155]))" office:value-type="float" office:value="204.248366013072" calcext:value-type="float">
            <text:p>204,248366013072</text:p>
          </table:table-cell>
          <table:table-cell table:formula="of:=[.$B$1]/(2*[.$F$2]*(1+[.$A155]))" office:value-type="float" office:value="51.062091503268" calcext:value-type="float">
            <text:p>51,0620915032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B$1]/(2*[.$B$2]*(1+[.A156]))" office:value-type="float" office:value="51948.051948052" calcext:value-type="float">
            <text:p>51948,051948052</text:p>
          </table:table-cell>
          <table:table-cell table:formula="of:=[.$B$1]/(2*[.$C$2]*(1+[.$A156]))" office:value-type="float" office:value="6493.50649350649" calcext:value-type="float">
            <text:p>6493,50649350649</text:p>
          </table:table-cell>
          <table:table-cell table:formula="of:=[.$B$1]/(2*[.$D$2]*(1+[.$A156]))" office:value-type="float" office:value="811.688311688312" calcext:value-type="float">
            <text:p>811,688311688312</text:p>
          </table:table-cell>
          <table:table-cell table:formula="of:=[.$B$1]/(2*[.$E$2]*(1+[.$A156]))" office:value-type="float" office:value="202.922077922078" calcext:value-type="float">
            <text:p>202,922077922078</text:p>
          </table:table-cell>
          <table:table-cell table:formula="of:=[.$B$1]/(2*[.$F$2]*(1+[.$A156]))" office:value-type="float" office:value="50.7305194805195" calcext:value-type="float">
            <text:p>50,73051948051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B$1]/(2*[.$B$2]*(1+[.A157]))" office:value-type="float" office:value="51612.9032258065" calcext:value-type="float">
            <text:p>51612,9032258065</text:p>
          </table:table-cell>
          <table:table-cell table:formula="of:=[.$B$1]/(2*[.$C$2]*(1+[.$A157]))" office:value-type="float" office:value="6451.61290322581" calcext:value-type="float">
            <text:p>6451,61290322581</text:p>
          </table:table-cell>
          <table:table-cell table:formula="of:=[.$B$1]/(2*[.$D$2]*(1+[.$A157]))" office:value-type="float" office:value="806.451612903226" calcext:value-type="float">
            <text:p>806,451612903226</text:p>
          </table:table-cell>
          <table:table-cell table:formula="of:=[.$B$1]/(2*[.$E$2]*(1+[.$A157]))" office:value-type="float" office:value="201.612903225806" calcext:value-type="float">
            <text:p>201,612903225806</text:p>
          </table:table-cell>
          <table:table-cell table:formula="of:=[.$B$1]/(2*[.$F$2]*(1+[.$A157]))" office:value-type="float" office:value="50.4032258064516" calcext:value-type="float">
            <text:p>50,40322580645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1]/(2*[.$B$2]*(1+[.A158]))" office:value-type="float" office:value="51282.0512820513" calcext:value-type="float">
            <text:p>51282,0512820513</text:p>
          </table:table-cell>
          <table:table-cell table:formula="of:=[.$B$1]/(2*[.$C$2]*(1+[.$A158]))" office:value-type="float" office:value="6410.25641025641" calcext:value-type="float">
            <text:p>6410,25641025641</text:p>
          </table:table-cell>
          <table:table-cell table:formula="of:=[.$B$1]/(2*[.$D$2]*(1+[.$A158]))" office:value-type="float" office:value="801.282051282051" calcext:value-type="float">
            <text:p>801,282051282051</text:p>
          </table:table-cell>
          <table:table-cell table:formula="of:=[.$B$1]/(2*[.$E$2]*(1+[.$A158]))" office:value-type="float" office:value="200.320512820513" calcext:value-type="float">
            <text:p>200,320512820513</text:p>
          </table:table-cell>
          <table:table-cell table:formula="of:=[.$B$1]/(2*[.$F$2]*(1+[.$A158]))" office:value-type="float" office:value="50.0801282051282" calcext:value-type="float">
            <text:p>50,08012820512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B$1]/(2*[.$B$2]*(1+[.A159]))" office:value-type="float" office:value="50955.4140127389" calcext:value-type="float">
            <text:p>50955,4140127389</text:p>
          </table:table-cell>
          <table:table-cell table:formula="of:=[.$B$1]/(2*[.$C$2]*(1+[.$A159]))" office:value-type="float" office:value="6369.42675159236" calcext:value-type="float">
            <text:p>6369,42675159236</text:p>
          </table:table-cell>
          <table:table-cell table:formula="of:=[.$B$1]/(2*[.$D$2]*(1+[.$A159]))" office:value-type="float" office:value="796.178343949045" calcext:value-type="float">
            <text:p>796,178343949045</text:p>
          </table:table-cell>
          <table:table-cell table:formula="of:=[.$B$1]/(2*[.$E$2]*(1+[.$A159]))" office:value-type="float" office:value="199.044585987261" calcext:value-type="float">
            <text:p>199,044585987261</text:p>
          </table:table-cell>
          <table:table-cell table:formula="of:=[.$B$1]/(2*[.$F$2]*(1+[.$A159]))" office:value-type="float" office:value="49.7611464968153" calcext:value-type="float">
            <text:p>49,76114649681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B$1]/(2*[.$B$2]*(1+[.A160]))" office:value-type="float" office:value="50632.9113924051" calcext:value-type="float">
            <text:p>50632,9113924051</text:p>
          </table:table-cell>
          <table:table-cell table:formula="of:=[.$B$1]/(2*[.$C$2]*(1+[.$A160]))" office:value-type="float" office:value="6329.11392405063" calcext:value-type="float">
            <text:p>6329,11392405063</text:p>
          </table:table-cell>
          <table:table-cell table:formula="of:=[.$B$1]/(2*[.$D$2]*(1+[.$A160]))" office:value-type="float" office:value="791.139240506329" calcext:value-type="float">
            <text:p>791,139240506329</text:p>
          </table:table-cell>
          <table:table-cell table:formula="of:=[.$B$1]/(2*[.$E$2]*(1+[.$A160]))" office:value-type="float" office:value="197.784810126582" calcext:value-type="float">
            <text:p>197,784810126582</text:p>
          </table:table-cell>
          <table:table-cell table:formula="of:=[.$B$1]/(2*[.$F$2]*(1+[.$A160]))" office:value-type="float" office:value="49.4462025316456" calcext:value-type="float">
            <text:p>49,44620253164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B$1]/(2*[.$B$2]*(1+[.A161]))" office:value-type="float" office:value="50314.465408805" calcext:value-type="float">
            <text:p>50314,465408805</text:p>
          </table:table-cell>
          <table:table-cell table:formula="of:=[.$B$1]/(2*[.$C$2]*(1+[.$A161]))" office:value-type="float" office:value="6289.30817610063" calcext:value-type="float">
            <text:p>6289,30817610063</text:p>
          </table:table-cell>
          <table:table-cell table:formula="of:=[.$B$1]/(2*[.$D$2]*(1+[.$A161]))" office:value-type="float" office:value="786.163522012579" calcext:value-type="float">
            <text:p>786,163522012579</text:p>
          </table:table-cell>
          <table:table-cell table:formula="of:=[.$B$1]/(2*[.$E$2]*(1+[.$A161]))" office:value-type="float" office:value="196.540880503145" calcext:value-type="float">
            <text:p>196,540880503145</text:p>
          </table:table-cell>
          <table:table-cell table:formula="of:=[.$B$1]/(2*[.$F$2]*(1+[.$A161]))" office:value-type="float" office:value="49.1352201257862" calcext:value-type="float">
            <text:p>49,13522012578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B$1]/(2*[.$B$2]*(1+[.A162]))" office:value-type="float" office:value="50000" calcext:value-type="float">
            <text:p>50000</text:p>
          </table:table-cell>
          <table:table-cell table:formula="of:=[.$B$1]/(2*[.$C$2]*(1+[.$A162]))" office:value-type="float" office:value="6250" calcext:value-type="float">
            <text:p>6250</text:p>
          </table:table-cell>
          <table:table-cell table:formula="of:=[.$B$1]/(2*[.$D$2]*(1+[.$A162]))" office:value-type="float" office:value="781.25" calcext:value-type="float">
            <text:p>781,25</text:p>
          </table:table-cell>
          <table:table-cell table:formula="of:=[.$B$1]/(2*[.$E$2]*(1+[.$A162]))" office:value-type="float" office:value="195.3125" calcext:value-type="float">
            <text:p>195,3125</text:p>
          </table:table-cell>
          <table:table-cell table:formula="of:=[.$B$1]/(2*[.$F$2]*(1+[.$A162]))" office:value-type="float" office:value="48.828125" calcext:value-type="float">
            <text:p>48,8281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1]/(2*[.$B$2]*(1+[.A163]))" office:value-type="float" office:value="49689.4409937888" calcext:value-type="float">
            <text:p>49689,4409937888</text:p>
          </table:table-cell>
          <table:table-cell table:formula="of:=[.$B$1]/(2*[.$C$2]*(1+[.$A163]))" office:value-type="float" office:value="6211.1801242236" calcext:value-type="float">
            <text:p>6211,1801242236</text:p>
          </table:table-cell>
          <table:table-cell table:formula="of:=[.$B$1]/(2*[.$D$2]*(1+[.$A163]))" office:value-type="float" office:value="776.39751552795" calcext:value-type="float">
            <text:p>776,39751552795</text:p>
          </table:table-cell>
          <table:table-cell table:formula="of:=[.$B$1]/(2*[.$E$2]*(1+[.$A163]))" office:value-type="float" office:value="194.099378881988" calcext:value-type="float">
            <text:p>194,099378881988</text:p>
          </table:table-cell>
          <table:table-cell table:formula="of:=[.$B$1]/(2*[.$F$2]*(1+[.$A163]))" office:value-type="float" office:value="48.5248447204969" calcext:value-type="float">
            <text:p>48,52484472049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B$1]/(2*[.$B$2]*(1+[.A164]))" office:value-type="float" office:value="49382.7160493827" calcext:value-type="float">
            <text:p>49382,7160493827</text:p>
          </table:table-cell>
          <table:table-cell table:formula="of:=[.$B$1]/(2*[.$C$2]*(1+[.$A164]))" office:value-type="float" office:value="6172.83950617284" calcext:value-type="float">
            <text:p>6172,83950617284</text:p>
          </table:table-cell>
          <table:table-cell table:formula="of:=[.$B$1]/(2*[.$D$2]*(1+[.$A164]))" office:value-type="float" office:value="771.604938271605" calcext:value-type="float">
            <text:p>771,604938271605</text:p>
          </table:table-cell>
          <table:table-cell table:formula="of:=[.$B$1]/(2*[.$E$2]*(1+[.$A164]))" office:value-type="float" office:value="192.901234567901" calcext:value-type="float">
            <text:p>192,901234567901</text:p>
          </table:table-cell>
          <table:table-cell table:formula="of:=[.$B$1]/(2*[.$F$2]*(1+[.$A164]))" office:value-type="float" office:value="48.2253086419753" calcext:value-type="float">
            <text:p>48,22530864197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B$1]/(2*[.$B$2]*(1+[.A165]))" office:value-type="float" office:value="49079.754601227" calcext:value-type="float">
            <text:p>49079,754601227</text:p>
          </table:table-cell>
          <table:table-cell table:formula="of:=[.$B$1]/(2*[.$C$2]*(1+[.$A165]))" office:value-type="float" office:value="6134.96932515337" calcext:value-type="float">
            <text:p>6134,96932515337</text:p>
          </table:table-cell>
          <table:table-cell table:formula="of:=[.$B$1]/(2*[.$D$2]*(1+[.$A165]))" office:value-type="float" office:value="766.871165644172" calcext:value-type="float">
            <text:p>766,871165644172</text:p>
          </table:table-cell>
          <table:table-cell table:formula="of:=[.$B$1]/(2*[.$E$2]*(1+[.$A165]))" office:value-type="float" office:value="191.717791411043" calcext:value-type="float">
            <text:p>191,717791411043</text:p>
          </table:table-cell>
          <table:table-cell table:formula="of:=[.$B$1]/(2*[.$F$2]*(1+[.$A165]))" office:value-type="float" office:value="47.9294478527607" calcext:value-type="float">
            <text:p>47,92944785276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B$1]/(2*[.$B$2]*(1+[.A166]))" office:value-type="float" office:value="48780.4878048781" calcext:value-type="float">
            <text:p>48780,4878048781</text:p>
          </table:table-cell>
          <table:table-cell table:formula="of:=[.$B$1]/(2*[.$C$2]*(1+[.$A166]))" office:value-type="float" office:value="6097.56097560976" calcext:value-type="float">
            <text:p>6097,56097560976</text:p>
          </table:table-cell>
          <table:table-cell table:formula="of:=[.$B$1]/(2*[.$D$2]*(1+[.$A166]))" office:value-type="float" office:value="762.19512195122" calcext:value-type="float">
            <text:p>762,19512195122</text:p>
          </table:table-cell>
          <table:table-cell table:formula="of:=[.$B$1]/(2*[.$E$2]*(1+[.$A166]))" office:value-type="float" office:value="190.548780487805" calcext:value-type="float">
            <text:p>190,548780487805</text:p>
          </table:table-cell>
          <table:table-cell table:formula="of:=[.$B$1]/(2*[.$F$2]*(1+[.$A166]))" office:value-type="float" office:value="47.6371951219512" calcext:value-type="float">
            <text:p>47,63719512195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B$1]/(2*[.$B$2]*(1+[.A167]))" office:value-type="float" office:value="48484.8484848485" calcext:value-type="float">
            <text:p>48484,8484848485</text:p>
          </table:table-cell>
          <table:table-cell table:formula="of:=[.$B$1]/(2*[.$C$2]*(1+[.$A167]))" office:value-type="float" office:value="6060.60606060606" calcext:value-type="float">
            <text:p>6060,60606060606</text:p>
          </table:table-cell>
          <table:table-cell table:formula="of:=[.$B$1]/(2*[.$D$2]*(1+[.$A167]))" office:value-type="float" office:value="757.575757575758" calcext:value-type="float">
            <text:p>757,575757575758</text:p>
          </table:table-cell>
          <table:table-cell table:formula="of:=[.$B$1]/(2*[.$E$2]*(1+[.$A167]))" office:value-type="float" office:value="189.393939393939" calcext:value-type="float">
            <text:p>189,393939393939</text:p>
          </table:table-cell>
          <table:table-cell table:formula="of:=[.$B$1]/(2*[.$F$2]*(1+[.$A167]))" office:value-type="float" office:value="47.3484848484849" calcext:value-type="float">
            <text:p>47,34848484848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1]/(2*[.$B$2]*(1+[.A168]))" office:value-type="float" office:value="48192.7710843374" calcext:value-type="float">
            <text:p>48192,7710843374</text:p>
          </table:table-cell>
          <table:table-cell table:formula="of:=[.$B$1]/(2*[.$C$2]*(1+[.$A168]))" office:value-type="float" office:value="6024.09638554217" calcext:value-type="float">
            <text:p>6024,09638554217</text:p>
          </table:table-cell>
          <table:table-cell table:formula="of:=[.$B$1]/(2*[.$D$2]*(1+[.$A168]))" office:value-type="float" office:value="753.012048192771" calcext:value-type="float">
            <text:p>753,012048192771</text:p>
          </table:table-cell>
          <table:table-cell table:formula="of:=[.$B$1]/(2*[.$E$2]*(1+[.$A168]))" office:value-type="float" office:value="188.253012048193" calcext:value-type="float">
            <text:p>188,253012048193</text:p>
          </table:table-cell>
          <table:table-cell table:formula="of:=[.$B$1]/(2*[.$F$2]*(1+[.$A168]))" office:value-type="float" office:value="47.0632530120482" calcext:value-type="float">
            <text:p>47,06325301204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B$1]/(2*[.$B$2]*(1+[.A169]))" office:value-type="float" office:value="47904.1916167665" calcext:value-type="float">
            <text:p>47904,1916167665</text:p>
          </table:table-cell>
          <table:table-cell table:formula="of:=[.$B$1]/(2*[.$C$2]*(1+[.$A169]))" office:value-type="float" office:value="5988.02395209581" calcext:value-type="float">
            <text:p>5988,02395209581</text:p>
          </table:table-cell>
          <table:table-cell table:formula="of:=[.$B$1]/(2*[.$D$2]*(1+[.$A169]))" office:value-type="float" office:value="748.502994011976" calcext:value-type="float">
            <text:p>748,502994011976</text:p>
          </table:table-cell>
          <table:table-cell table:formula="of:=[.$B$1]/(2*[.$E$2]*(1+[.$A169]))" office:value-type="float" office:value="187.125748502994" calcext:value-type="float">
            <text:p>187,125748502994</text:p>
          </table:table-cell>
          <table:table-cell table:formula="of:=[.$B$1]/(2*[.$F$2]*(1+[.$A169]))" office:value-type="float" office:value="46.7814371257485" calcext:value-type="float">
            <text:p>46,781437125748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B$1]/(2*[.$B$2]*(1+[.A170]))" office:value-type="float" office:value="47619.0476190476" calcext:value-type="float">
            <text:p>47619,0476190476</text:p>
          </table:table-cell>
          <table:table-cell table:formula="of:=[.$B$1]/(2*[.$C$2]*(1+[.$A170]))" office:value-type="float" office:value="5952.38095238095" calcext:value-type="float">
            <text:p>5952,38095238095</text:p>
          </table:table-cell>
          <table:table-cell table:formula="of:=[.$B$1]/(2*[.$D$2]*(1+[.$A170]))" office:value-type="float" office:value="744.047619047619" calcext:value-type="float">
            <text:p>744,047619047619</text:p>
          </table:table-cell>
          <table:table-cell table:formula="of:=[.$B$1]/(2*[.$E$2]*(1+[.$A170]))" office:value-type="float" office:value="186.011904761905" calcext:value-type="float">
            <text:p>186,011904761905</text:p>
          </table:table-cell>
          <table:table-cell table:formula="of:=[.$B$1]/(2*[.$F$2]*(1+[.$A170]))" office:value-type="float" office:value="46.5029761904762" calcext:value-type="float">
            <text:p>46,50297619047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B$1]/(2*[.$B$2]*(1+[.A171]))" office:value-type="float" office:value="47337.2781065089" calcext:value-type="float">
            <text:p>47337,2781065089</text:p>
          </table:table-cell>
          <table:table-cell table:formula="of:=[.$B$1]/(2*[.$C$2]*(1+[.$A171]))" office:value-type="float" office:value="5917.15976331361" calcext:value-type="float">
            <text:p>5917,15976331361</text:p>
          </table:table-cell>
          <table:table-cell table:formula="of:=[.$B$1]/(2*[.$D$2]*(1+[.$A171]))" office:value-type="float" office:value="739.644970414201" calcext:value-type="float">
            <text:p>739,644970414201</text:p>
          </table:table-cell>
          <table:table-cell table:formula="of:=[.$B$1]/(2*[.$E$2]*(1+[.$A171]))" office:value-type="float" office:value="184.91124260355" calcext:value-type="float">
            <text:p>184,91124260355</text:p>
          </table:table-cell>
          <table:table-cell table:formula="of:=[.$B$1]/(2*[.$F$2]*(1+[.$A171]))" office:value-type="float" office:value="46.2278106508876" calcext:value-type="float">
            <text:p>46,22781065088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B$1]/(2*[.$B$2]*(1+[.A172]))" office:value-type="float" office:value="47058.8235294118" calcext:value-type="float">
            <text:p>47058,8235294118</text:p>
          </table:table-cell>
          <table:table-cell table:formula="of:=[.$B$1]/(2*[.$C$2]*(1+[.$A172]))" office:value-type="float" office:value="5882.35294117647" calcext:value-type="float">
            <text:p>5882,35294117647</text:p>
          </table:table-cell>
          <table:table-cell table:formula="of:=[.$B$1]/(2*[.$D$2]*(1+[.$A172]))" office:value-type="float" office:value="735.294117647059" calcext:value-type="float">
            <text:p>735,294117647059</text:p>
          </table:table-cell>
          <table:table-cell table:formula="of:=[.$B$1]/(2*[.$E$2]*(1+[.$A172]))" office:value-type="float" office:value="183.823529411765" calcext:value-type="float">
            <text:p>183,823529411765</text:p>
          </table:table-cell>
          <table:table-cell table:formula="of:=[.$B$1]/(2*[.$F$2]*(1+[.$A172]))" office:value-type="float" office:value="45.9558823529412" calcext:value-type="float">
            <text:p>45,95588235294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1]/(2*[.$B$2]*(1+[.A173]))" office:value-type="float" office:value="46783.6257309942" calcext:value-type="float">
            <text:p>46783,6257309942</text:p>
          </table:table-cell>
          <table:table-cell table:formula="of:=[.$B$1]/(2*[.$C$2]*(1+[.$A173]))" office:value-type="float" office:value="5847.95321637427" calcext:value-type="float">
            <text:p>5847,95321637427</text:p>
          </table:table-cell>
          <table:table-cell table:formula="of:=[.$B$1]/(2*[.$D$2]*(1+[.$A173]))" office:value-type="float" office:value="730.994152046784" calcext:value-type="float">
            <text:p>730,994152046784</text:p>
          </table:table-cell>
          <table:table-cell table:formula="of:=[.$B$1]/(2*[.$E$2]*(1+[.$A173]))" office:value-type="float" office:value="182.748538011696" calcext:value-type="float">
            <text:p>182,748538011696</text:p>
          </table:table-cell>
          <table:table-cell table:formula="of:=[.$B$1]/(2*[.$F$2]*(1+[.$A173]))" office:value-type="float" office:value="45.687134502924" calcext:value-type="float">
            <text:p>45,6871345029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B$1]/(2*[.$B$2]*(1+[.A174]))" office:value-type="float" office:value="46511.6279069767" calcext:value-type="float">
            <text:p>46511,6279069767</text:p>
          </table:table-cell>
          <table:table-cell table:formula="of:=[.$B$1]/(2*[.$C$2]*(1+[.$A174]))" office:value-type="float" office:value="5813.95348837209" calcext:value-type="float">
            <text:p>5813,95348837209</text:p>
          </table:table-cell>
          <table:table-cell table:formula="of:=[.$B$1]/(2*[.$D$2]*(1+[.$A174]))" office:value-type="float" office:value="726.744186046512" calcext:value-type="float">
            <text:p>726,744186046512</text:p>
          </table:table-cell>
          <table:table-cell table:formula="of:=[.$B$1]/(2*[.$E$2]*(1+[.$A174]))" office:value-type="float" office:value="181.686046511628" calcext:value-type="float">
            <text:p>181,686046511628</text:p>
          </table:table-cell>
          <table:table-cell table:formula="of:=[.$B$1]/(2*[.$F$2]*(1+[.$A174]))" office:value-type="float" office:value="45.421511627907" calcext:value-type="float">
            <text:p>45,4215116279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B$1]/(2*[.$B$2]*(1+[.A175]))" office:value-type="float" office:value="46242.774566474" calcext:value-type="float">
            <text:p>46242,774566474</text:p>
          </table:table-cell>
          <table:table-cell table:formula="of:=[.$B$1]/(2*[.$C$2]*(1+[.$A175]))" office:value-type="float" office:value="5780.34682080925" calcext:value-type="float">
            <text:p>5780,34682080925</text:p>
          </table:table-cell>
          <table:table-cell table:formula="of:=[.$B$1]/(2*[.$D$2]*(1+[.$A175]))" office:value-type="float" office:value="722.543352601156" calcext:value-type="float">
            <text:p>722,543352601156</text:p>
          </table:table-cell>
          <table:table-cell table:formula="of:=[.$B$1]/(2*[.$E$2]*(1+[.$A175]))" office:value-type="float" office:value="180.635838150289" calcext:value-type="float">
            <text:p>180,635838150289</text:p>
          </table:table-cell>
          <table:table-cell table:formula="of:=[.$B$1]/(2*[.$F$2]*(1+[.$A175]))" office:value-type="float" office:value="45.1589595375723" calcext:value-type="float">
            <text:p>45,15895953757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B$1]/(2*[.$B$2]*(1+[.A176]))" office:value-type="float" office:value="45977.0114942529" calcext:value-type="float">
            <text:p>45977,0114942529</text:p>
          </table:table-cell>
          <table:table-cell table:formula="of:=[.$B$1]/(2*[.$C$2]*(1+[.$A176]))" office:value-type="float" office:value="5747.12643678161" calcext:value-type="float">
            <text:p>5747,12643678161</text:p>
          </table:table-cell>
          <table:table-cell table:formula="of:=[.$B$1]/(2*[.$D$2]*(1+[.$A176]))" office:value-type="float" office:value="718.390804597701" calcext:value-type="float">
            <text:p>718,390804597701</text:p>
          </table:table-cell>
          <table:table-cell table:formula="of:=[.$B$1]/(2*[.$E$2]*(1+[.$A176]))" office:value-type="float" office:value="179.597701149425" calcext:value-type="float">
            <text:p>179,597701149425</text:p>
          </table:table-cell>
          <table:table-cell table:formula="of:=[.$B$1]/(2*[.$F$2]*(1+[.$A176]))" office:value-type="float" office:value="44.8994252873563" calcext:value-type="float">
            <text:p>44,89942528735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B$1]/(2*[.$B$2]*(1+[.A177]))" office:value-type="float" office:value="45714.2857142857" calcext:value-type="float">
            <text:p>45714,2857142857</text:p>
          </table:table-cell>
          <table:table-cell table:formula="of:=[.$B$1]/(2*[.$C$2]*(1+[.$A177]))" office:value-type="float" office:value="5714.28571428571" calcext:value-type="float">
            <text:p>5714,28571428571</text:p>
          </table:table-cell>
          <table:table-cell table:formula="of:=[.$B$1]/(2*[.$D$2]*(1+[.$A177]))" office:value-type="float" office:value="714.285714285714" calcext:value-type="float">
            <text:p>714,285714285714</text:p>
          </table:table-cell>
          <table:table-cell table:formula="of:=[.$B$1]/(2*[.$E$2]*(1+[.$A177]))" office:value-type="float" office:value="178.571428571429" calcext:value-type="float">
            <text:p>178,571428571429</text:p>
          </table:table-cell>
          <table:table-cell table:formula="of:=[.$B$1]/(2*[.$F$2]*(1+[.$A177]))" office:value-type="float" office:value="44.6428571428571" calcext:value-type="float">
            <text:p>44,64285714285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1]/(2*[.$B$2]*(1+[.A178]))" office:value-type="float" office:value="45454.5454545455" calcext:value-type="float">
            <text:p>45454,5454545455</text:p>
          </table:table-cell>
          <table:table-cell table:formula="of:=[.$B$1]/(2*[.$C$2]*(1+[.$A178]))" office:value-type="float" office:value="5681.81818181818" calcext:value-type="float">
            <text:p>5681,81818181818</text:p>
          </table:table-cell>
          <table:table-cell table:formula="of:=[.$B$1]/(2*[.$D$2]*(1+[.$A178]))" office:value-type="float" office:value="710.227272727273" calcext:value-type="float">
            <text:p>710,227272727273</text:p>
          </table:table-cell>
          <table:table-cell table:formula="of:=[.$B$1]/(2*[.$E$2]*(1+[.$A178]))" office:value-type="float" office:value="177.556818181818" calcext:value-type="float">
            <text:p>177,556818181818</text:p>
          </table:table-cell>
          <table:table-cell table:formula="of:=[.$B$1]/(2*[.$F$2]*(1+[.$A178]))" office:value-type="float" office:value="44.3892045454546" calcext:value-type="float">
            <text:p>44,38920454545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B$1]/(2*[.$B$2]*(1+[.A179]))" office:value-type="float" office:value="45197.7401129944" calcext:value-type="float">
            <text:p>45197,7401129944</text:p>
          </table:table-cell>
          <table:table-cell table:formula="of:=[.$B$1]/(2*[.$C$2]*(1+[.$A179]))" office:value-type="float" office:value="5649.71751412429" calcext:value-type="float">
            <text:p>5649,71751412429</text:p>
          </table:table-cell>
          <table:table-cell table:formula="of:=[.$B$1]/(2*[.$D$2]*(1+[.$A179]))" office:value-type="float" office:value="706.214689265537" calcext:value-type="float">
            <text:p>706,214689265537</text:p>
          </table:table-cell>
          <table:table-cell table:formula="of:=[.$B$1]/(2*[.$E$2]*(1+[.$A179]))" office:value-type="float" office:value="176.553672316384" calcext:value-type="float">
            <text:p>176,553672316384</text:p>
          </table:table-cell>
          <table:table-cell table:formula="of:=[.$B$1]/(2*[.$F$2]*(1+[.$A179]))" office:value-type="float" office:value="44.1384180790961" calcext:value-type="float">
            <text:p>44,13841807909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B$1]/(2*[.$B$2]*(1+[.A180]))" office:value-type="float" office:value="44943.8202247191" calcext:value-type="float">
            <text:p>44943,8202247191</text:p>
          </table:table-cell>
          <table:table-cell table:formula="of:=[.$B$1]/(2*[.$C$2]*(1+[.$A180]))" office:value-type="float" office:value="5617.97752808989" calcext:value-type="float">
            <text:p>5617,97752808989</text:p>
          </table:table-cell>
          <table:table-cell table:formula="of:=[.$B$1]/(2*[.$D$2]*(1+[.$A180]))" office:value-type="float" office:value="702.247191011236" calcext:value-type="float">
            <text:p>702,247191011236</text:p>
          </table:table-cell>
          <table:table-cell table:formula="of:=[.$B$1]/(2*[.$E$2]*(1+[.$A180]))" office:value-type="float" office:value="175.561797752809" calcext:value-type="float">
            <text:p>175,561797752809</text:p>
          </table:table-cell>
          <table:table-cell table:formula="of:=[.$B$1]/(2*[.$F$2]*(1+[.$A180]))" office:value-type="float" office:value="43.8904494382023" calcext:value-type="float">
            <text:p>43,89044943820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B$1]/(2*[.$B$2]*(1+[.A181]))" office:value-type="float" office:value="44692.7374301676" calcext:value-type="float">
            <text:p>44692,7374301676</text:p>
          </table:table-cell>
          <table:table-cell table:formula="of:=[.$B$1]/(2*[.$C$2]*(1+[.$A181]))" office:value-type="float" office:value="5586.59217877095" calcext:value-type="float">
            <text:p>5586,59217877095</text:p>
          </table:table-cell>
          <table:table-cell table:formula="of:=[.$B$1]/(2*[.$D$2]*(1+[.$A181]))" office:value-type="float" office:value="698.324022346369" calcext:value-type="float">
            <text:p>698,324022346369</text:p>
          </table:table-cell>
          <table:table-cell table:formula="of:=[.$B$1]/(2*[.$E$2]*(1+[.$A181]))" office:value-type="float" office:value="174.581005586592" calcext:value-type="float">
            <text:p>174,581005586592</text:p>
          </table:table-cell>
          <table:table-cell table:formula="of:=[.$B$1]/(2*[.$F$2]*(1+[.$A181]))" office:value-type="float" office:value="43.645251396648" calcext:value-type="float">
            <text:p>43,6452513966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B$1]/(2*[.$B$2]*(1+[.A182]))" office:value-type="float" office:value="44444.4444444444" calcext:value-type="float">
            <text:p>44444,4444444444</text:p>
          </table:table-cell>
          <table:table-cell table:formula="of:=[.$B$1]/(2*[.$C$2]*(1+[.$A182]))" office:value-type="float" office:value="5555.55555555556" calcext:value-type="float">
            <text:p>5555,55555555556</text:p>
          </table:table-cell>
          <table:table-cell table:formula="of:=[.$B$1]/(2*[.$D$2]*(1+[.$A182]))" office:value-type="float" office:value="694.444444444444" calcext:value-type="float">
            <text:p>694,444444444444</text:p>
          </table:table-cell>
          <table:table-cell table:formula="of:=[.$B$1]/(2*[.$E$2]*(1+[.$A182]))" office:value-type="float" office:value="173.611111111111" calcext:value-type="float">
            <text:p>173,611111111111</text:p>
          </table:table-cell>
          <table:table-cell table:formula="of:=[.$B$1]/(2*[.$F$2]*(1+[.$A182]))" office:value-type="float" office:value="43.4027777777778" calcext:value-type="float">
            <text:p>43,40277777777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1]/(2*[.$B$2]*(1+[.A183]))" office:value-type="float" office:value="44198.8950276243" calcext:value-type="float">
            <text:p>44198,8950276243</text:p>
          </table:table-cell>
          <table:table-cell table:formula="of:=[.$B$1]/(2*[.$C$2]*(1+[.$A183]))" office:value-type="float" office:value="5524.86187845304" calcext:value-type="float">
            <text:p>5524,86187845304</text:p>
          </table:table-cell>
          <table:table-cell table:formula="of:=[.$B$1]/(2*[.$D$2]*(1+[.$A183]))" office:value-type="float" office:value="690.60773480663" calcext:value-type="float">
            <text:p>690,60773480663</text:p>
          </table:table-cell>
          <table:table-cell table:formula="of:=[.$B$1]/(2*[.$E$2]*(1+[.$A183]))" office:value-type="float" office:value="172.651933701657" calcext:value-type="float">
            <text:p>172,651933701657</text:p>
          </table:table-cell>
          <table:table-cell table:formula="of:=[.$B$1]/(2*[.$F$2]*(1+[.$A183]))" office:value-type="float" office:value="43.1629834254144" calcext:value-type="float">
            <text:p>43,16298342541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B$1]/(2*[.$B$2]*(1+[.A184]))" office:value-type="float" office:value="43956.043956044" calcext:value-type="float">
            <text:p>43956,043956044</text:p>
          </table:table-cell>
          <table:table-cell table:formula="of:=[.$B$1]/(2*[.$C$2]*(1+[.$A184]))" office:value-type="float" office:value="5494.50549450549" calcext:value-type="float">
            <text:p>5494,50549450549</text:p>
          </table:table-cell>
          <table:table-cell table:formula="of:=[.$B$1]/(2*[.$D$2]*(1+[.$A184]))" office:value-type="float" office:value="686.813186813187" calcext:value-type="float">
            <text:p>686,813186813187</text:p>
          </table:table-cell>
          <table:table-cell table:formula="of:=[.$B$1]/(2*[.$E$2]*(1+[.$A184]))" office:value-type="float" office:value="171.703296703297" calcext:value-type="float">
            <text:p>171,703296703297</text:p>
          </table:table-cell>
          <table:table-cell table:formula="of:=[.$B$1]/(2*[.$F$2]*(1+[.$A184]))" office:value-type="float" office:value="42.9258241758242" calcext:value-type="float">
            <text:p>42,925824175824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B$1]/(2*[.$B$2]*(1+[.A185]))" office:value-type="float" office:value="43715.8469945355" calcext:value-type="float">
            <text:p>43715,8469945355</text:p>
          </table:table-cell>
          <table:table-cell table:formula="of:=[.$B$1]/(2*[.$C$2]*(1+[.$A185]))" office:value-type="float" office:value="5464.48087431694" calcext:value-type="float">
            <text:p>5464,48087431694</text:p>
          </table:table-cell>
          <table:table-cell table:formula="of:=[.$B$1]/(2*[.$D$2]*(1+[.$A185]))" office:value-type="float" office:value="683.060109289618" calcext:value-type="float">
            <text:p>683,060109289618</text:p>
          </table:table-cell>
          <table:table-cell table:formula="of:=[.$B$1]/(2*[.$E$2]*(1+[.$A185]))" office:value-type="float" office:value="170.765027322404" calcext:value-type="float">
            <text:p>170,765027322404</text:p>
          </table:table-cell>
          <table:table-cell table:formula="of:=[.$B$1]/(2*[.$F$2]*(1+[.$A185]))" office:value-type="float" office:value="42.6912568306011" calcext:value-type="float">
            <text:p>42,69125683060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B$1]/(2*[.$B$2]*(1+[.A186]))" office:value-type="float" office:value="43478.2608695652" calcext:value-type="float">
            <text:p>43478,2608695652</text:p>
          </table:table-cell>
          <table:table-cell table:formula="of:=[.$B$1]/(2*[.$C$2]*(1+[.$A186]))" office:value-type="float" office:value="5434.78260869565" calcext:value-type="float">
            <text:p>5434,78260869565</text:p>
          </table:table-cell>
          <table:table-cell table:formula="of:=[.$B$1]/(2*[.$D$2]*(1+[.$A186]))" office:value-type="float" office:value="679.347826086957" calcext:value-type="float">
            <text:p>679,347826086957</text:p>
          </table:table-cell>
          <table:table-cell table:formula="of:=[.$B$1]/(2*[.$E$2]*(1+[.$A186]))" office:value-type="float" office:value="169.836956521739" calcext:value-type="float">
            <text:p>169,836956521739</text:p>
          </table:table-cell>
          <table:table-cell table:formula="of:=[.$B$1]/(2*[.$F$2]*(1+[.$A186]))" office:value-type="float" office:value="42.4592391304348" calcext:value-type="float">
            <text:p>42,45923913043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B$1]/(2*[.$B$2]*(1+[.A187]))" office:value-type="float" office:value="43243.2432432432" calcext:value-type="float">
            <text:p>43243,2432432432</text:p>
          </table:table-cell>
          <table:table-cell table:formula="of:=[.$B$1]/(2*[.$C$2]*(1+[.$A187]))" office:value-type="float" office:value="5405.40540540541" calcext:value-type="float">
            <text:p>5405,40540540541</text:p>
          </table:table-cell>
          <table:table-cell table:formula="of:=[.$B$1]/(2*[.$D$2]*(1+[.$A187]))" office:value-type="float" office:value="675.675675675676" calcext:value-type="float">
            <text:p>675,675675675676</text:p>
          </table:table-cell>
          <table:table-cell table:formula="of:=[.$B$1]/(2*[.$E$2]*(1+[.$A187]))" office:value-type="float" office:value="168.918918918919" calcext:value-type="float">
            <text:p>168,918918918919</text:p>
          </table:table-cell>
          <table:table-cell table:formula="of:=[.$B$1]/(2*[.$F$2]*(1+[.$A187]))" office:value-type="float" office:value="42.2297297297297" calcext:value-type="float">
            <text:p>42,22972972972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1]/(2*[.$B$2]*(1+[.A188]))" office:value-type="float" office:value="43010.752688172" calcext:value-type="float">
            <text:p>43010,752688172</text:p>
          </table:table-cell>
          <table:table-cell table:formula="of:=[.$B$1]/(2*[.$C$2]*(1+[.$A188]))" office:value-type="float" office:value="5376.34408602151" calcext:value-type="float">
            <text:p>5376,34408602151</text:p>
          </table:table-cell>
          <table:table-cell table:formula="of:=[.$B$1]/(2*[.$D$2]*(1+[.$A188]))" office:value-type="float" office:value="672.043010752688" calcext:value-type="float">
            <text:p>672,043010752688</text:p>
          </table:table-cell>
          <table:table-cell table:formula="of:=[.$B$1]/(2*[.$E$2]*(1+[.$A188]))" office:value-type="float" office:value="168.010752688172" calcext:value-type="float">
            <text:p>168,010752688172</text:p>
          </table:table-cell>
          <table:table-cell table:formula="of:=[.$B$1]/(2*[.$F$2]*(1+[.$A188]))" office:value-type="float" office:value="42.002688172043" calcext:value-type="float">
            <text:p>42,0026881720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B$1]/(2*[.$B$2]*(1+[.A189]))" office:value-type="float" office:value="42780.7486631016" calcext:value-type="float">
            <text:p>42780,7486631016</text:p>
          </table:table-cell>
          <table:table-cell table:formula="of:=[.$B$1]/(2*[.$C$2]*(1+[.$A189]))" office:value-type="float" office:value="5347.5935828877" calcext:value-type="float">
            <text:p>5347,5935828877</text:p>
          </table:table-cell>
          <table:table-cell table:formula="of:=[.$B$1]/(2*[.$D$2]*(1+[.$A189]))" office:value-type="float" office:value="668.449197860963" calcext:value-type="float">
            <text:p>668,449197860963</text:p>
          </table:table-cell>
          <table:table-cell table:formula="of:=[.$B$1]/(2*[.$E$2]*(1+[.$A189]))" office:value-type="float" office:value="167.112299465241" calcext:value-type="float">
            <text:p>167,112299465241</text:p>
          </table:table-cell>
          <table:table-cell table:formula="of:=[.$B$1]/(2*[.$F$2]*(1+[.$A189]))" office:value-type="float" office:value="41.7780748663102" calcext:value-type="float">
            <text:p>41,77807486631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B$1]/(2*[.$B$2]*(1+[.A190]))" office:value-type="float" office:value="42553.1914893617" calcext:value-type="float">
            <text:p>42553,1914893617</text:p>
          </table:table-cell>
          <table:table-cell table:formula="of:=[.$B$1]/(2*[.$C$2]*(1+[.$A190]))" office:value-type="float" office:value="5319.14893617021" calcext:value-type="float">
            <text:p>5319,14893617021</text:p>
          </table:table-cell>
          <table:table-cell table:formula="of:=[.$B$1]/(2*[.$D$2]*(1+[.$A190]))" office:value-type="float" office:value="664.893617021277" calcext:value-type="float">
            <text:p>664,893617021277</text:p>
          </table:table-cell>
          <table:table-cell table:formula="of:=[.$B$1]/(2*[.$E$2]*(1+[.$A190]))" office:value-type="float" office:value="166.223404255319" calcext:value-type="float">
            <text:p>166,223404255319</text:p>
          </table:table-cell>
          <table:table-cell table:formula="of:=[.$B$1]/(2*[.$F$2]*(1+[.$A190]))" office:value-type="float" office:value="41.5558510638298" calcext:value-type="float">
            <text:p>41,55585106382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B$1]/(2*[.$B$2]*(1+[.A191]))" office:value-type="float" office:value="42328.0423280423" calcext:value-type="float">
            <text:p>42328,0423280423</text:p>
          </table:table-cell>
          <table:table-cell table:formula="of:=[.$B$1]/(2*[.$C$2]*(1+[.$A191]))" office:value-type="float" office:value="5291.00529100529" calcext:value-type="float">
            <text:p>5291,00529100529</text:p>
          </table:table-cell>
          <table:table-cell table:formula="of:=[.$B$1]/(2*[.$D$2]*(1+[.$A191]))" office:value-type="float" office:value="661.375661375661" calcext:value-type="float">
            <text:p>661,375661375661</text:p>
          </table:table-cell>
          <table:table-cell table:formula="of:=[.$B$1]/(2*[.$E$2]*(1+[.$A191]))" office:value-type="float" office:value="165.343915343915" calcext:value-type="float">
            <text:p>165,343915343915</text:p>
          </table:table-cell>
          <table:table-cell table:formula="of:=[.$B$1]/(2*[.$F$2]*(1+[.$A191]))" office:value-type="float" office:value="41.3359788359788" calcext:value-type="float">
            <text:p>41,33597883597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B$1]/(2*[.$B$2]*(1+[.A192]))" office:value-type="float" office:value="42105.2631578947" calcext:value-type="float">
            <text:p>42105,2631578947</text:p>
          </table:table-cell>
          <table:table-cell table:formula="of:=[.$B$1]/(2*[.$C$2]*(1+[.$A192]))" office:value-type="float" office:value="5263.15789473684" calcext:value-type="float">
            <text:p>5263,15789473684</text:p>
          </table:table-cell>
          <table:table-cell table:formula="of:=[.$B$1]/(2*[.$D$2]*(1+[.$A192]))" office:value-type="float" office:value="657.894736842105" calcext:value-type="float">
            <text:p>657,894736842105</text:p>
          </table:table-cell>
          <table:table-cell table:formula="of:=[.$B$1]/(2*[.$E$2]*(1+[.$A192]))" office:value-type="float" office:value="164.473684210526" calcext:value-type="float">
            <text:p>164,473684210526</text:p>
          </table:table-cell>
          <table:table-cell table:formula="of:=[.$B$1]/(2*[.$F$2]*(1+[.$A192]))" office:value-type="float" office:value="41.1184210526316" calcext:value-type="float">
            <text:p>41,11842105263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1]/(2*[.$B$2]*(1+[.A193]))" office:value-type="float" office:value="41884.8167539267" calcext:value-type="float">
            <text:p>41884,8167539267</text:p>
          </table:table-cell>
          <table:table-cell table:formula="of:=[.$B$1]/(2*[.$C$2]*(1+[.$A193]))" office:value-type="float" office:value="5235.60209424084" calcext:value-type="float">
            <text:p>5235,60209424084</text:p>
          </table:table-cell>
          <table:table-cell table:formula="of:=[.$B$1]/(2*[.$D$2]*(1+[.$A193]))" office:value-type="float" office:value="654.450261780105" calcext:value-type="float">
            <text:p>654,450261780105</text:p>
          </table:table-cell>
          <table:table-cell table:formula="of:=[.$B$1]/(2*[.$E$2]*(1+[.$A193]))" office:value-type="float" office:value="163.612565445026" calcext:value-type="float">
            <text:p>163,612565445026</text:p>
          </table:table-cell>
          <table:table-cell table:formula="of:=[.$B$1]/(2*[.$F$2]*(1+[.$A193]))" office:value-type="float" office:value="40.9031413612565" calcext:value-type="float">
            <text:p>40,90314136125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B$1]/(2*[.$B$2]*(1+[.A194]))" office:value-type="float" office:value="41666.6666666667" calcext:value-type="float">
            <text:p>41666,6666666667</text:p>
          </table:table-cell>
          <table:table-cell table:formula="of:=[.$B$1]/(2*[.$C$2]*(1+[.$A194]))" office:value-type="float" office:value="5208.33333333333" calcext:value-type="float">
            <text:p>5208,33333333333</text:p>
          </table:table-cell>
          <table:table-cell table:formula="of:=[.$B$1]/(2*[.$D$2]*(1+[.$A194]))" office:value-type="float" office:value="651.041666666667" calcext:value-type="float">
            <text:p>651,041666666667</text:p>
          </table:table-cell>
          <table:table-cell table:formula="of:=[.$B$1]/(2*[.$E$2]*(1+[.$A194]))" office:value-type="float" office:value="162.760416666667" calcext:value-type="float">
            <text:p>162,760416666667</text:p>
          </table:table-cell>
          <table:table-cell table:formula="of:=[.$B$1]/(2*[.$F$2]*(1+[.$A194]))" office:value-type="float" office:value="40.6901041666667" calcext:value-type="float">
            <text:p>40,69010416666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B$1]/(2*[.$B$2]*(1+[.A195]))" office:value-type="float" office:value="41450.7772020725" calcext:value-type="float">
            <text:p>41450,7772020725</text:p>
          </table:table-cell>
          <table:table-cell table:formula="of:=[.$B$1]/(2*[.$C$2]*(1+[.$A195]))" office:value-type="float" office:value="5181.34715025907" calcext:value-type="float">
            <text:p>5181,34715025907</text:p>
          </table:table-cell>
          <table:table-cell table:formula="of:=[.$B$1]/(2*[.$D$2]*(1+[.$A195]))" office:value-type="float" office:value="647.668393782383" calcext:value-type="float">
            <text:p>647,668393782383</text:p>
          </table:table-cell>
          <table:table-cell table:formula="of:=[.$B$1]/(2*[.$E$2]*(1+[.$A195]))" office:value-type="float" office:value="161.917098445596" calcext:value-type="float">
            <text:p>161,917098445596</text:p>
          </table:table-cell>
          <table:table-cell table:formula="of:=[.$B$1]/(2*[.$F$2]*(1+[.$A195]))" office:value-type="float" office:value="40.479274611399" calcext:value-type="float">
            <text:p>40,4792746113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B$1]/(2*[.$B$2]*(1+[.A196]))" office:value-type="float" office:value="41237.1134020619" calcext:value-type="float">
            <text:p>41237,1134020619</text:p>
          </table:table-cell>
          <table:table-cell table:formula="of:=[.$B$1]/(2*[.$C$2]*(1+[.$A196]))" office:value-type="float" office:value="5154.63917525773" calcext:value-type="float">
            <text:p>5154,63917525773</text:p>
          </table:table-cell>
          <table:table-cell table:formula="of:=[.$B$1]/(2*[.$D$2]*(1+[.$A196]))" office:value-type="float" office:value="644.329896907217" calcext:value-type="float">
            <text:p>644,329896907217</text:p>
          </table:table-cell>
          <table:table-cell table:formula="of:=[.$B$1]/(2*[.$E$2]*(1+[.$A196]))" office:value-type="float" office:value="161.082474226804" calcext:value-type="float">
            <text:p>161,082474226804</text:p>
          </table:table-cell>
          <table:table-cell table:formula="of:=[.$B$1]/(2*[.$F$2]*(1+[.$A196]))" office:value-type="float" office:value="40.270618556701" calcext:value-type="float">
            <text:p>40,2706185567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B$1]/(2*[.$B$2]*(1+[.A197]))" office:value-type="float" office:value="41025.641025641" calcext:value-type="float">
            <text:p>41025,641025641</text:p>
          </table:table-cell>
          <table:table-cell table:formula="of:=[.$B$1]/(2*[.$C$2]*(1+[.$A197]))" office:value-type="float" office:value="5128.20512820513" calcext:value-type="float">
            <text:p>5128,20512820513</text:p>
          </table:table-cell>
          <table:table-cell table:formula="of:=[.$B$1]/(2*[.$D$2]*(1+[.$A197]))" office:value-type="float" office:value="641.025641025641" calcext:value-type="float">
            <text:p>641,025641025641</text:p>
          </table:table-cell>
          <table:table-cell table:formula="of:=[.$B$1]/(2*[.$E$2]*(1+[.$A197]))" office:value-type="float" office:value="160.25641025641" calcext:value-type="float">
            <text:p>160,25641025641</text:p>
          </table:table-cell>
          <table:table-cell table:formula="of:=[.$B$1]/(2*[.$F$2]*(1+[.$A197]))" office:value-type="float" office:value="40.0641025641026" calcext:value-type="float">
            <text:p>40,06410256410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1]/(2*[.$B$2]*(1+[.A198]))" office:value-type="float" office:value="40816.3265306122" calcext:value-type="float">
            <text:p>40816,3265306122</text:p>
          </table:table-cell>
          <table:table-cell table:formula="of:=[.$B$1]/(2*[.$C$2]*(1+[.$A198]))" office:value-type="float" office:value="5102.04081632653" calcext:value-type="float">
            <text:p>5102,04081632653</text:p>
          </table:table-cell>
          <table:table-cell table:formula="of:=[.$B$1]/(2*[.$D$2]*(1+[.$A198]))" office:value-type="float" office:value="637.755102040816" calcext:value-type="float">
            <text:p>637,755102040816</text:p>
          </table:table-cell>
          <table:table-cell table:formula="of:=[.$B$1]/(2*[.$E$2]*(1+[.$A198]))" office:value-type="float" office:value="159.438775510204" calcext:value-type="float">
            <text:p>159,438775510204</text:p>
          </table:table-cell>
          <table:table-cell table:formula="of:=[.$B$1]/(2*[.$F$2]*(1+[.$A198]))" office:value-type="float" office:value="39.859693877551" calcext:value-type="float">
            <text:p>39,8596938775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B$1]/(2*[.$B$2]*(1+[.A199]))" office:value-type="float" office:value="40609.1370558376" calcext:value-type="float">
            <text:p>40609,1370558376</text:p>
          </table:table-cell>
          <table:table-cell table:formula="of:=[.$B$1]/(2*[.$C$2]*(1+[.$A199]))" office:value-type="float" office:value="5076.1421319797" calcext:value-type="float">
            <text:p>5076,1421319797</text:p>
          </table:table-cell>
          <table:table-cell table:formula="of:=[.$B$1]/(2*[.$D$2]*(1+[.$A199]))" office:value-type="float" office:value="634.517766497462" calcext:value-type="float">
            <text:p>634,517766497462</text:p>
          </table:table-cell>
          <table:table-cell table:formula="of:=[.$B$1]/(2*[.$E$2]*(1+[.$A199]))" office:value-type="float" office:value="158.629441624365" calcext:value-type="float">
            <text:p>158,629441624365</text:p>
          </table:table-cell>
          <table:table-cell table:formula="of:=[.$B$1]/(2*[.$F$2]*(1+[.$A199]))" office:value-type="float" office:value="39.6573604060914" calcext:value-type="float">
            <text:p>39,65736040609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B$1]/(2*[.$B$2]*(1+[.A200]))" office:value-type="float" office:value="40404.0404040404" calcext:value-type="float">
            <text:p>40404,0404040404</text:p>
          </table:table-cell>
          <table:table-cell table:formula="of:=[.$B$1]/(2*[.$C$2]*(1+[.$A200]))" office:value-type="float" office:value="5050.50505050505" calcext:value-type="float">
            <text:p>5050,50505050505</text:p>
          </table:table-cell>
          <table:table-cell table:formula="of:=[.$B$1]/(2*[.$D$2]*(1+[.$A200]))" office:value-type="float" office:value="631.313131313131" calcext:value-type="float">
            <text:p>631,313131313131</text:p>
          </table:table-cell>
          <table:table-cell table:formula="of:=[.$B$1]/(2*[.$E$2]*(1+[.$A200]))" office:value-type="float" office:value="157.828282828283" calcext:value-type="float">
            <text:p>157,828282828283</text:p>
          </table:table-cell>
          <table:table-cell table:formula="of:=[.$B$1]/(2*[.$F$2]*(1+[.$A200]))" office:value-type="float" office:value="39.4570707070707" calcext:value-type="float">
            <text:p>39,45707070707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B$1]/(2*[.$B$2]*(1+[.A201]))" office:value-type="float" office:value="40201.0050251256" calcext:value-type="float">
            <text:p>40201,0050251256</text:p>
          </table:table-cell>
          <table:table-cell table:formula="of:=[.$B$1]/(2*[.$C$2]*(1+[.$A201]))" office:value-type="float" office:value="5025.1256281407" calcext:value-type="float">
            <text:p>5025,1256281407</text:p>
          </table:table-cell>
          <table:table-cell table:formula="of:=[.$B$1]/(2*[.$D$2]*(1+[.$A201]))" office:value-type="float" office:value="628.140703517588" calcext:value-type="float">
            <text:p>628,140703517588</text:p>
          </table:table-cell>
          <table:table-cell table:formula="of:=[.$B$1]/(2*[.$E$2]*(1+[.$A201]))" office:value-type="float" office:value="157.035175879397" calcext:value-type="float">
            <text:p>157,035175879397</text:p>
          </table:table-cell>
          <table:table-cell table:formula="of:=[.$B$1]/(2*[.$F$2]*(1+[.$A201]))" office:value-type="float" office:value="39.2587939698492" calcext:value-type="float">
            <text:p>39,25879396984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B$1]/(2*[.$B$2]*(1+[.A202]))" office:value-type="float" office:value="40000" calcext:value-type="float">
            <text:p>40000</text:p>
          </table:table-cell>
          <table:table-cell table:formula="of:=[.$B$1]/(2*[.$C$2]*(1+[.$A202]))" office:value-type="float" office:value="5000" calcext:value-type="float">
            <text:p>5000</text:p>
          </table:table-cell>
          <table:table-cell table:formula="of:=[.$B$1]/(2*[.$D$2]*(1+[.$A202]))" office:value-type="float" office:value="625" calcext:value-type="float">
            <text:p>625</text:p>
          </table:table-cell>
          <table:table-cell table:formula="of:=[.$B$1]/(2*[.$E$2]*(1+[.$A202]))" office:value-type="float" office:value="156.25" calcext:value-type="float">
            <text:p>156,25</text:p>
          </table:table-cell>
          <table:table-cell table:formula="of:=[.$B$1]/(2*[.$F$2]*(1+[.$A202]))" office:value-type="float" office:value="39.0625" calcext:value-type="float">
            <text:p>39,0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1]/(2*[.$B$2]*(1+[.A203]))" office:value-type="float" office:value="39800.9950248756" calcext:value-type="float">
            <text:p>39800,9950248756</text:p>
          </table:table-cell>
          <table:table-cell table:formula="of:=[.$B$1]/(2*[.$C$2]*(1+[.$A203]))" office:value-type="float" office:value="4975.12437810945" calcext:value-type="float">
            <text:p>4975,12437810945</text:p>
          </table:table-cell>
          <table:table-cell table:formula="of:=[.$B$1]/(2*[.$D$2]*(1+[.$A203]))" office:value-type="float" office:value="621.890547263682" calcext:value-type="float">
            <text:p>621,890547263682</text:p>
          </table:table-cell>
          <table:table-cell table:formula="of:=[.$B$1]/(2*[.$E$2]*(1+[.$A203]))" office:value-type="float" office:value="155.47263681592" calcext:value-type="float">
            <text:p>155,47263681592</text:p>
          </table:table-cell>
          <table:table-cell table:formula="of:=[.$B$1]/(2*[.$F$2]*(1+[.$A203]))" office:value-type="float" office:value="38.8681592039801" calcext:value-type="float">
            <text:p>38,86815920398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B$1]/(2*[.$B$2]*(1+[.A204]))" office:value-type="float" office:value="39603.9603960396" calcext:value-type="float">
            <text:p>39603,9603960396</text:p>
          </table:table-cell>
          <table:table-cell table:formula="of:=[.$B$1]/(2*[.$C$2]*(1+[.$A204]))" office:value-type="float" office:value="4950.49504950495" calcext:value-type="float">
            <text:p>4950,49504950495</text:p>
          </table:table-cell>
          <table:table-cell table:formula="of:=[.$B$1]/(2*[.$D$2]*(1+[.$A204]))" office:value-type="float" office:value="618.811881188119" calcext:value-type="float">
            <text:p>618,811881188119</text:p>
          </table:table-cell>
          <table:table-cell table:formula="of:=[.$B$1]/(2*[.$E$2]*(1+[.$A204]))" office:value-type="float" office:value="154.70297029703" calcext:value-type="float">
            <text:p>154,70297029703</text:p>
          </table:table-cell>
          <table:table-cell table:formula="of:=[.$B$1]/(2*[.$F$2]*(1+[.$A204]))" office:value-type="float" office:value="38.6757425742574" calcext:value-type="float">
            <text:p>38,67574257425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B$1]/(2*[.$B$2]*(1+[.A205]))" office:value-type="float" office:value="39408.8669950739" calcext:value-type="float">
            <text:p>39408,8669950739</text:p>
          </table:table-cell>
          <table:table-cell table:formula="of:=[.$B$1]/(2*[.$C$2]*(1+[.$A205]))" office:value-type="float" office:value="4926.10837438424" calcext:value-type="float">
            <text:p>4926,10837438424</text:p>
          </table:table-cell>
          <table:table-cell table:formula="of:=[.$B$1]/(2*[.$D$2]*(1+[.$A205]))" office:value-type="float" office:value="615.76354679803" calcext:value-type="float">
            <text:p>615,76354679803</text:p>
          </table:table-cell>
          <table:table-cell table:formula="of:=[.$B$1]/(2*[.$E$2]*(1+[.$A205]))" office:value-type="float" office:value="153.940886699507" calcext:value-type="float">
            <text:p>153,940886699507</text:p>
          </table:table-cell>
          <table:table-cell table:formula="of:=[.$B$1]/(2*[.$F$2]*(1+[.$A205]))" office:value-type="float" office:value="38.4852216748768" calcext:value-type="float">
            <text:p>38,48522167487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B$1]/(2*[.$B$2]*(1+[.A206]))" office:value-type="float" office:value="39215.6862745098" calcext:value-type="float">
            <text:p>39215,6862745098</text:p>
          </table:table-cell>
          <table:table-cell table:formula="of:=[.$B$1]/(2*[.$C$2]*(1+[.$A206]))" office:value-type="float" office:value="4901.96078431373" calcext:value-type="float">
            <text:p>4901,96078431373</text:p>
          </table:table-cell>
          <table:table-cell table:formula="of:=[.$B$1]/(2*[.$D$2]*(1+[.$A206]))" office:value-type="float" office:value="612.745098039216" calcext:value-type="float">
            <text:p>612,745098039216</text:p>
          </table:table-cell>
          <table:table-cell table:formula="of:=[.$B$1]/(2*[.$E$2]*(1+[.$A206]))" office:value-type="float" office:value="153.186274509804" calcext:value-type="float">
            <text:p>153,186274509804</text:p>
          </table:table-cell>
          <table:table-cell table:formula="of:=[.$B$1]/(2*[.$F$2]*(1+[.$A206]))" office:value-type="float" office:value="38.296568627451" calcext:value-type="float">
            <text:p>38,2965686274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B$1]/(2*[.$B$2]*(1+[.A207]))" office:value-type="float" office:value="39024.3902439024" calcext:value-type="float">
            <text:p>39024,3902439024</text:p>
          </table:table-cell>
          <table:table-cell table:formula="of:=[.$B$1]/(2*[.$C$2]*(1+[.$A207]))" office:value-type="float" office:value="4878.04878048781" calcext:value-type="float">
            <text:p>4878,04878048781</text:p>
          </table:table-cell>
          <table:table-cell table:formula="of:=[.$B$1]/(2*[.$D$2]*(1+[.$A207]))" office:value-type="float" office:value="609.756097560976" calcext:value-type="float">
            <text:p>609,756097560976</text:p>
          </table:table-cell>
          <table:table-cell table:formula="of:=[.$B$1]/(2*[.$E$2]*(1+[.$A207]))" office:value-type="float" office:value="152.439024390244" calcext:value-type="float">
            <text:p>152,439024390244</text:p>
          </table:table-cell>
          <table:table-cell table:formula="of:=[.$B$1]/(2*[.$F$2]*(1+[.$A207]))" office:value-type="float" office:value="38.109756097561" calcext:value-type="float">
            <text:p>38,1097560975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B$1]/(2*[.$B$2]*(1+[.A208]))" office:value-type="float" office:value="38834.9514563107" calcext:value-type="float">
            <text:p>38834,9514563107</text:p>
          </table:table-cell>
          <table:table-cell table:formula="of:=[.$B$1]/(2*[.$C$2]*(1+[.$A208]))" office:value-type="float" office:value="4854.36893203883" calcext:value-type="float">
            <text:p>4854,36893203883</text:p>
          </table:table-cell>
          <table:table-cell table:formula="of:=[.$B$1]/(2*[.$D$2]*(1+[.$A208]))" office:value-type="float" office:value="606.796116504854" calcext:value-type="float">
            <text:p>606,796116504854</text:p>
          </table:table-cell>
          <table:table-cell table:formula="of:=[.$B$1]/(2*[.$E$2]*(1+[.$A208]))" office:value-type="float" office:value="151.699029126214" calcext:value-type="float">
            <text:p>151,699029126214</text:p>
          </table:table-cell>
          <table:table-cell table:formula="of:=[.$B$1]/(2*[.$F$2]*(1+[.$A208]))" office:value-type="float" office:value="37.9247572815534" calcext:value-type="float">
            <text:p>37,92475728155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B$1]/(2*[.$B$2]*(1+[.A209]))" office:value-type="float" office:value="38647.3429951691" calcext:value-type="float">
            <text:p>38647,3429951691</text:p>
          </table:table-cell>
          <table:table-cell table:formula="of:=[.$B$1]/(2*[.$C$2]*(1+[.$A209]))" office:value-type="float" office:value="4830.91787439614" calcext:value-type="float">
            <text:p>4830,91787439614</text:p>
          </table:table-cell>
          <table:table-cell table:formula="of:=[.$B$1]/(2*[.$D$2]*(1+[.$A209]))" office:value-type="float" office:value="603.864734299517" calcext:value-type="float">
            <text:p>603,864734299517</text:p>
          </table:table-cell>
          <table:table-cell table:formula="of:=[.$B$1]/(2*[.$E$2]*(1+[.$A209]))" office:value-type="float" office:value="150.966183574879" calcext:value-type="float">
            <text:p>150,966183574879</text:p>
          </table:table-cell>
          <table:table-cell table:formula="of:=[.$B$1]/(2*[.$F$2]*(1+[.$A209]))" office:value-type="float" office:value="37.7415458937198" calcext:value-type="float">
            <text:p>37,74154589371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B$1]/(2*[.$B$2]*(1+[.A210]))" office:value-type="float" office:value="38461.5384615385" calcext:value-type="float">
            <text:p>38461,5384615385</text:p>
          </table:table-cell>
          <table:table-cell table:formula="of:=[.$B$1]/(2*[.$C$2]*(1+[.$A210]))" office:value-type="float" office:value="4807.69230769231" calcext:value-type="float">
            <text:p>4807,69230769231</text:p>
          </table:table-cell>
          <table:table-cell table:formula="of:=[.$B$1]/(2*[.$D$2]*(1+[.$A210]))" office:value-type="float" office:value="600.961538461538" calcext:value-type="float">
            <text:p>600,961538461538</text:p>
          </table:table-cell>
          <table:table-cell table:formula="of:=[.$B$1]/(2*[.$E$2]*(1+[.$A210]))" office:value-type="float" office:value="150.240384615385" calcext:value-type="float">
            <text:p>150,240384615385</text:p>
          </table:table-cell>
          <table:table-cell table:formula="of:=[.$B$1]/(2*[.$F$2]*(1+[.$A210]))" office:value-type="float" office:value="37.5600961538462" calcext:value-type="float">
            <text:p>37,560096153846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B$1]/(2*[.$B$2]*(1+[.A211]))" office:value-type="float" office:value="38277.5119617225" calcext:value-type="float">
            <text:p>38277,5119617225</text:p>
          </table:table-cell>
          <table:table-cell table:formula="of:=[.$B$1]/(2*[.$C$2]*(1+[.$A211]))" office:value-type="float" office:value="4784.68899521531" calcext:value-type="float">
            <text:p>4784,68899521531</text:p>
          </table:table-cell>
          <table:table-cell table:formula="of:=[.$B$1]/(2*[.$D$2]*(1+[.$A211]))" office:value-type="float" office:value="598.086124401914" calcext:value-type="float">
            <text:p>598,086124401914</text:p>
          </table:table-cell>
          <table:table-cell table:formula="of:=[.$B$1]/(2*[.$E$2]*(1+[.$A211]))" office:value-type="float" office:value="149.521531100478" calcext:value-type="float">
            <text:p>149,521531100478</text:p>
          </table:table-cell>
          <table:table-cell table:formula="of:=[.$B$1]/(2*[.$F$2]*(1+[.$A211]))" office:value-type="float" office:value="37.3803827751196" calcext:value-type="float">
            <text:p>37,38038277511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B$1]/(2*[.$B$2]*(1+[.A212]))" office:value-type="float" office:value="38095.2380952381" calcext:value-type="float">
            <text:p>38095,2380952381</text:p>
          </table:table-cell>
          <table:table-cell table:formula="of:=[.$B$1]/(2*[.$C$2]*(1+[.$A212]))" office:value-type="float" office:value="4761.90476190476" calcext:value-type="float">
            <text:p>4761,90476190476</text:p>
          </table:table-cell>
          <table:table-cell table:formula="of:=[.$B$1]/(2*[.$D$2]*(1+[.$A212]))" office:value-type="float" office:value="595.238095238095" calcext:value-type="float">
            <text:p>595,238095238095</text:p>
          </table:table-cell>
          <table:table-cell table:formula="of:=[.$B$1]/(2*[.$E$2]*(1+[.$A212]))" office:value-type="float" office:value="148.809523809524" calcext:value-type="float">
            <text:p>148,809523809524</text:p>
          </table:table-cell>
          <table:table-cell table:formula="of:=[.$B$1]/(2*[.$F$2]*(1+[.$A212]))" office:value-type="float" office:value="37.2023809523809" calcext:value-type="float">
            <text:p>37,20238095238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B$1]/(2*[.$B$2]*(1+[.A213]))" office:value-type="float" office:value="37914.691943128" calcext:value-type="float">
            <text:p>37914,691943128</text:p>
          </table:table-cell>
          <table:table-cell table:formula="of:=[.$B$1]/(2*[.$C$2]*(1+[.$A213]))" office:value-type="float" office:value="4739.336492891" calcext:value-type="float">
            <text:p>4739,336492891</text:p>
          </table:table-cell>
          <table:table-cell table:formula="of:=[.$B$1]/(2*[.$D$2]*(1+[.$A213]))" office:value-type="float" office:value="592.417061611374" calcext:value-type="float">
            <text:p>592,417061611374</text:p>
          </table:table-cell>
          <table:table-cell table:formula="of:=[.$B$1]/(2*[.$E$2]*(1+[.$A213]))" office:value-type="float" office:value="148.104265402844" calcext:value-type="float">
            <text:p>148,104265402844</text:p>
          </table:table-cell>
          <table:table-cell table:formula="of:=[.$B$1]/(2*[.$F$2]*(1+[.$A213]))" office:value-type="float" office:value="37.0260663507109" calcext:value-type="float">
            <text:p>37,02606635071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B$1]/(2*[.$B$2]*(1+[.A214]))" office:value-type="float" office:value="37735.8490566038" calcext:value-type="float">
            <text:p>37735,8490566038</text:p>
          </table:table-cell>
          <table:table-cell table:formula="of:=[.$B$1]/(2*[.$C$2]*(1+[.$A214]))" office:value-type="float" office:value="4716.98113207547" calcext:value-type="float">
            <text:p>4716,98113207547</text:p>
          </table:table-cell>
          <table:table-cell table:formula="of:=[.$B$1]/(2*[.$D$2]*(1+[.$A214]))" office:value-type="float" office:value="589.622641509434" calcext:value-type="float">
            <text:p>589,622641509434</text:p>
          </table:table-cell>
          <table:table-cell table:formula="of:=[.$B$1]/(2*[.$E$2]*(1+[.$A214]))" office:value-type="float" office:value="147.405660377359" calcext:value-type="float">
            <text:p>147,405660377359</text:p>
          </table:table-cell>
          <table:table-cell table:formula="of:=[.$B$1]/(2*[.$F$2]*(1+[.$A214]))" office:value-type="float" office:value="36.8514150943396" calcext:value-type="float">
            <text:p>36,85141509433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B$1]/(2*[.$B$2]*(1+[.A215]))" office:value-type="float" office:value="37558.6854460094" calcext:value-type="float">
            <text:p>37558,6854460094</text:p>
          </table:table-cell>
          <table:table-cell table:formula="of:=[.$B$1]/(2*[.$C$2]*(1+[.$A215]))" office:value-type="float" office:value="4694.83568075117" calcext:value-type="float">
            <text:p>4694,83568075117</text:p>
          </table:table-cell>
          <table:table-cell table:formula="of:=[.$B$1]/(2*[.$D$2]*(1+[.$A215]))" office:value-type="float" office:value="586.854460093897" calcext:value-type="float">
            <text:p>586,854460093897</text:p>
          </table:table-cell>
          <table:table-cell table:formula="of:=[.$B$1]/(2*[.$E$2]*(1+[.$A215]))" office:value-type="float" office:value="146.713615023474" calcext:value-type="float">
            <text:p>146,713615023474</text:p>
          </table:table-cell>
          <table:table-cell table:formula="of:=[.$B$1]/(2*[.$F$2]*(1+[.$A215]))" office:value-type="float" office:value="36.6784037558685" calcext:value-type="float">
            <text:p>36,67840375586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B$1]/(2*[.$B$2]*(1+[.A216]))" office:value-type="float" office:value="37383.1775700935" calcext:value-type="float">
            <text:p>37383,1775700935</text:p>
          </table:table-cell>
          <table:table-cell table:formula="of:=[.$B$1]/(2*[.$C$2]*(1+[.$A216]))" office:value-type="float" office:value="4672.89719626168" calcext:value-type="float">
            <text:p>4672,89719626168</text:p>
          </table:table-cell>
          <table:table-cell table:formula="of:=[.$B$1]/(2*[.$D$2]*(1+[.$A216]))" office:value-type="float" office:value="584.11214953271" calcext:value-type="float">
            <text:p>584,11214953271</text:p>
          </table:table-cell>
          <table:table-cell table:formula="of:=[.$B$1]/(2*[.$E$2]*(1+[.$A216]))" office:value-type="float" office:value="146.028037383178" calcext:value-type="float">
            <text:p>146,028037383178</text:p>
          </table:table-cell>
          <table:table-cell table:formula="of:=[.$B$1]/(2*[.$F$2]*(1+[.$A216]))" office:value-type="float" office:value="36.5070093457944" calcext:value-type="float">
            <text:p>36,50700934579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B$1]/(2*[.$B$2]*(1+[.A217]))" office:value-type="float" office:value="37209.3023255814" calcext:value-type="float">
            <text:p>37209,3023255814</text:p>
          </table:table-cell>
          <table:table-cell table:formula="of:=[.$B$1]/(2*[.$C$2]*(1+[.$A217]))" office:value-type="float" office:value="4651.16279069768" calcext:value-type="float">
            <text:p>4651,16279069768</text:p>
          </table:table-cell>
          <table:table-cell table:formula="of:=[.$B$1]/(2*[.$D$2]*(1+[.$A217]))" office:value-type="float" office:value="581.395348837209" calcext:value-type="float">
            <text:p>581,395348837209</text:p>
          </table:table-cell>
          <table:table-cell table:formula="of:=[.$B$1]/(2*[.$E$2]*(1+[.$A217]))" office:value-type="float" office:value="145.348837209302" calcext:value-type="float">
            <text:p>145,348837209302</text:p>
          </table:table-cell>
          <table:table-cell table:formula="of:=[.$B$1]/(2*[.$F$2]*(1+[.$A217]))" office:value-type="float" office:value="36.3372093023256" calcext:value-type="float">
            <text:p>36,3372093023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B$1]/(2*[.$B$2]*(1+[.A218]))" office:value-type="float" office:value="37037.037037037" calcext:value-type="float">
            <text:p>37037,037037037</text:p>
          </table:table-cell>
          <table:table-cell table:formula="of:=[.$B$1]/(2*[.$C$2]*(1+[.$A218]))" office:value-type="float" office:value="4629.62962962963" calcext:value-type="float">
            <text:p>4629,62962962963</text:p>
          </table:table-cell>
          <table:table-cell table:formula="of:=[.$B$1]/(2*[.$D$2]*(1+[.$A218]))" office:value-type="float" office:value="578.703703703704" calcext:value-type="float">
            <text:p>578,703703703704</text:p>
          </table:table-cell>
          <table:table-cell table:formula="of:=[.$B$1]/(2*[.$E$2]*(1+[.$A218]))" office:value-type="float" office:value="144.675925925926" calcext:value-type="float">
            <text:p>144,675925925926</text:p>
          </table:table-cell>
          <table:table-cell table:formula="of:=[.$B$1]/(2*[.$F$2]*(1+[.$A218]))" office:value-type="float" office:value="36.1689814814815" calcext:value-type="float">
            <text:p>36,16898148148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B$1]/(2*[.$B$2]*(1+[.A219]))" office:value-type="float" office:value="36866.3594470046" calcext:value-type="float">
            <text:p>36866,3594470046</text:p>
          </table:table-cell>
          <table:table-cell table:formula="of:=[.$B$1]/(2*[.$C$2]*(1+[.$A219]))" office:value-type="float" office:value="4608.29493087558" calcext:value-type="float">
            <text:p>4608,29493087558</text:p>
          </table:table-cell>
          <table:table-cell table:formula="of:=[.$B$1]/(2*[.$D$2]*(1+[.$A219]))" office:value-type="float" office:value="576.036866359447" calcext:value-type="float">
            <text:p>576,036866359447</text:p>
          </table:table-cell>
          <table:table-cell table:formula="of:=[.$B$1]/(2*[.$E$2]*(1+[.$A219]))" office:value-type="float" office:value="144.009216589862" calcext:value-type="float">
            <text:p>144,009216589862</text:p>
          </table:table-cell>
          <table:table-cell table:formula="of:=[.$B$1]/(2*[.$F$2]*(1+[.$A219]))" office:value-type="float" office:value="36.0023041474654" calcext:value-type="float">
            <text:p>36,002304147465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B$1]/(2*[.$B$2]*(1+[.A220]))" office:value-type="float" office:value="36697.247706422" calcext:value-type="float">
            <text:p>36697,247706422</text:p>
          </table:table-cell>
          <table:table-cell table:formula="of:=[.$B$1]/(2*[.$C$2]*(1+[.$A220]))" office:value-type="float" office:value="4587.15596330275" calcext:value-type="float">
            <text:p>4587,15596330275</text:p>
          </table:table-cell>
          <table:table-cell table:formula="of:=[.$B$1]/(2*[.$D$2]*(1+[.$A220]))" office:value-type="float" office:value="573.394495412844" calcext:value-type="float">
            <text:p>573,394495412844</text:p>
          </table:table-cell>
          <table:table-cell table:formula="of:=[.$B$1]/(2*[.$E$2]*(1+[.$A220]))" office:value-type="float" office:value="143.348623853211" calcext:value-type="float">
            <text:p>143,348623853211</text:p>
          </table:table-cell>
          <table:table-cell table:formula="of:=[.$B$1]/(2*[.$F$2]*(1+[.$A220]))" office:value-type="float" office:value="35.8371559633027" calcext:value-type="float">
            <text:p>35,83715596330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B$1]/(2*[.$B$2]*(1+[.A221]))" office:value-type="float" office:value="36529.6803652968" calcext:value-type="float">
            <text:p>36529,6803652968</text:p>
          </table:table-cell>
          <table:table-cell table:formula="of:=[.$B$1]/(2*[.$C$2]*(1+[.$A221]))" office:value-type="float" office:value="4566.2100456621" calcext:value-type="float">
            <text:p>4566,2100456621</text:p>
          </table:table-cell>
          <table:table-cell table:formula="of:=[.$B$1]/(2*[.$D$2]*(1+[.$A221]))" office:value-type="float" office:value="570.776255707763" calcext:value-type="float">
            <text:p>570,776255707763</text:p>
          </table:table-cell>
          <table:table-cell table:formula="of:=[.$B$1]/(2*[.$E$2]*(1+[.$A221]))" office:value-type="float" office:value="142.694063926941" calcext:value-type="float">
            <text:p>142,694063926941</text:p>
          </table:table-cell>
          <table:table-cell table:formula="of:=[.$B$1]/(2*[.$F$2]*(1+[.$A221]))" office:value-type="float" office:value="35.6735159817352" calcext:value-type="float">
            <text:p>35,67351598173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B$1]/(2*[.$B$2]*(1+[.A222]))" office:value-type="float" office:value="36363.6363636364" calcext:value-type="float">
            <text:p>36363,6363636364</text:p>
          </table:table-cell>
          <table:table-cell table:formula="of:=[.$B$1]/(2*[.$C$2]*(1+[.$A222]))" office:value-type="float" office:value="4545.45454545455" calcext:value-type="float">
            <text:p>4545,45454545455</text:p>
          </table:table-cell>
          <table:table-cell table:formula="of:=[.$B$1]/(2*[.$D$2]*(1+[.$A222]))" office:value-type="float" office:value="568.181818181818" calcext:value-type="float">
            <text:p>568,181818181818</text:p>
          </table:table-cell>
          <table:table-cell table:formula="of:=[.$B$1]/(2*[.$E$2]*(1+[.$A222]))" office:value-type="float" office:value="142.045454545455" calcext:value-type="float">
            <text:p>142,045454545455</text:p>
          </table:table-cell>
          <table:table-cell table:formula="of:=[.$B$1]/(2*[.$F$2]*(1+[.$A222]))" office:value-type="float" office:value="35.5113636363636" calcext:value-type="float">
            <text:p>35,51136363636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B$1]/(2*[.$B$2]*(1+[.A223]))" office:value-type="float" office:value="36199.0950226244" calcext:value-type="float">
            <text:p>36199,0950226244</text:p>
          </table:table-cell>
          <table:table-cell table:formula="of:=[.$B$1]/(2*[.$C$2]*(1+[.$A223]))" office:value-type="float" office:value="4524.88687782805" calcext:value-type="float">
            <text:p>4524,88687782805</text:p>
          </table:table-cell>
          <table:table-cell table:formula="of:=[.$B$1]/(2*[.$D$2]*(1+[.$A223]))" office:value-type="float" office:value="565.610859728507" calcext:value-type="float">
            <text:p>565,610859728507</text:p>
          </table:table-cell>
          <table:table-cell table:formula="of:=[.$B$1]/(2*[.$E$2]*(1+[.$A223]))" office:value-type="float" office:value="141.402714932127" calcext:value-type="float">
            <text:p>141,402714932127</text:p>
          </table:table-cell>
          <table:table-cell table:formula="of:=[.$B$1]/(2*[.$F$2]*(1+[.$A223]))" office:value-type="float" office:value="35.3506787330317" calcext:value-type="float">
            <text:p>35,35067873303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B$1]/(2*[.$B$2]*(1+[.A224]))" office:value-type="float" office:value="36036.036036036" calcext:value-type="float">
            <text:p>36036,036036036</text:p>
          </table:table-cell>
          <table:table-cell table:formula="of:=[.$B$1]/(2*[.$C$2]*(1+[.$A224]))" office:value-type="float" office:value="4504.50450450451" calcext:value-type="float">
            <text:p>4504,50450450451</text:p>
          </table:table-cell>
          <table:table-cell table:formula="of:=[.$B$1]/(2*[.$D$2]*(1+[.$A224]))" office:value-type="float" office:value="563.063063063063" calcext:value-type="float">
            <text:p>563,063063063063</text:p>
          </table:table-cell>
          <table:table-cell table:formula="of:=[.$B$1]/(2*[.$E$2]*(1+[.$A224]))" office:value-type="float" office:value="140.765765765766" calcext:value-type="float">
            <text:p>140,765765765766</text:p>
          </table:table-cell>
          <table:table-cell table:formula="of:=[.$B$1]/(2*[.$F$2]*(1+[.$A224]))" office:value-type="float" office:value="35.1914414414414" calcext:value-type="float">
            <text:p>35,19144144144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B$1]/(2*[.$B$2]*(1+[.A225]))" office:value-type="float" office:value="35874.4394618834" calcext:value-type="float">
            <text:p>35874,4394618834</text:p>
          </table:table-cell>
          <table:table-cell table:formula="of:=[.$B$1]/(2*[.$C$2]*(1+[.$A225]))" office:value-type="float" office:value="4484.30493273543" calcext:value-type="float">
            <text:p>4484,30493273543</text:p>
          </table:table-cell>
          <table:table-cell table:formula="of:=[.$B$1]/(2*[.$D$2]*(1+[.$A225]))" office:value-type="float" office:value="560.538116591928" calcext:value-type="float">
            <text:p>560,538116591928</text:p>
          </table:table-cell>
          <table:table-cell table:formula="of:=[.$B$1]/(2*[.$E$2]*(1+[.$A225]))" office:value-type="float" office:value="140.134529147982" calcext:value-type="float">
            <text:p>140,134529147982</text:p>
          </table:table-cell>
          <table:table-cell table:formula="of:=[.$B$1]/(2*[.$F$2]*(1+[.$A225]))" office:value-type="float" office:value="35.0336322869955" calcext:value-type="float">
            <text:p>35,03363228699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B$1]/(2*[.$B$2]*(1+[.A226]))" office:value-type="float" office:value="35714.2857142857" calcext:value-type="float">
            <text:p>35714,2857142857</text:p>
          </table:table-cell>
          <table:table-cell table:formula="of:=[.$B$1]/(2*[.$C$2]*(1+[.$A226]))" office:value-type="float" office:value="4464.28571428571" calcext:value-type="float">
            <text:p>4464,28571428571</text:p>
          </table:table-cell>
          <table:table-cell table:formula="of:=[.$B$1]/(2*[.$D$2]*(1+[.$A226]))" office:value-type="float" office:value="558.035714285714" calcext:value-type="float">
            <text:p>558,035714285714</text:p>
          </table:table-cell>
          <table:table-cell table:formula="of:=[.$B$1]/(2*[.$E$2]*(1+[.$A226]))" office:value-type="float" office:value="139.508928571429" calcext:value-type="float">
            <text:p>139,508928571429</text:p>
          </table:table-cell>
          <table:table-cell table:formula="of:=[.$B$1]/(2*[.$F$2]*(1+[.$A226]))" office:value-type="float" office:value="34.8772321428571" calcext:value-type="float">
            <text:p>34,87723214285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B$1]/(2*[.$B$2]*(1+[.A227]))" office:value-type="float" office:value="35555.5555555556" calcext:value-type="float">
            <text:p>35555,5555555556</text:p>
          </table:table-cell>
          <table:table-cell table:formula="of:=[.$B$1]/(2*[.$C$2]*(1+[.$A227]))" office:value-type="float" office:value="4444.44444444444" calcext:value-type="float">
            <text:p>4444,44444444444</text:p>
          </table:table-cell>
          <table:table-cell table:formula="of:=[.$B$1]/(2*[.$D$2]*(1+[.$A227]))" office:value-type="float" office:value="555.555555555556" calcext:value-type="float">
            <text:p>555,555555555556</text:p>
          </table:table-cell>
          <table:table-cell table:formula="of:=[.$B$1]/(2*[.$E$2]*(1+[.$A227]))" office:value-type="float" office:value="138.888888888889" calcext:value-type="float">
            <text:p>138,888888888889</text:p>
          </table:table-cell>
          <table:table-cell table:formula="of:=[.$B$1]/(2*[.$F$2]*(1+[.$A227]))" office:value-type="float" office:value="34.7222222222222" calcext:value-type="float">
            <text:p>34,72222222222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B$1]/(2*[.$B$2]*(1+[.A228]))" office:value-type="float" office:value="35398.2300884956" calcext:value-type="float">
            <text:p>35398,2300884956</text:p>
          </table:table-cell>
          <table:table-cell table:formula="of:=[.$B$1]/(2*[.$C$2]*(1+[.$A228]))" office:value-type="float" office:value="4424.77876106195" calcext:value-type="float">
            <text:p>4424,77876106195</text:p>
          </table:table-cell>
          <table:table-cell table:formula="of:=[.$B$1]/(2*[.$D$2]*(1+[.$A228]))" office:value-type="float" office:value="553.097345132743" calcext:value-type="float">
            <text:p>553,097345132743</text:p>
          </table:table-cell>
          <table:table-cell table:formula="of:=[.$B$1]/(2*[.$E$2]*(1+[.$A228]))" office:value-type="float" office:value="138.274336283186" calcext:value-type="float">
            <text:p>138,274336283186</text:p>
          </table:table-cell>
          <table:table-cell table:formula="of:=[.$B$1]/(2*[.$F$2]*(1+[.$A228]))" office:value-type="float" office:value="34.5685840707965" calcext:value-type="float">
            <text:p>34,568584070796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B$1]/(2*[.$B$2]*(1+[.A229]))" office:value-type="float" office:value="35242.2907488987" calcext:value-type="float">
            <text:p>35242,2907488987</text:p>
          </table:table-cell>
          <table:table-cell table:formula="of:=[.$B$1]/(2*[.$C$2]*(1+[.$A229]))" office:value-type="float" office:value="4405.28634361233" calcext:value-type="float">
            <text:p>4405,28634361233</text:p>
          </table:table-cell>
          <table:table-cell table:formula="of:=[.$B$1]/(2*[.$D$2]*(1+[.$A229]))" office:value-type="float" office:value="550.660792951542" calcext:value-type="float">
            <text:p>550,660792951542</text:p>
          </table:table-cell>
          <table:table-cell table:formula="of:=[.$B$1]/(2*[.$E$2]*(1+[.$A229]))" office:value-type="float" office:value="137.665198237885" calcext:value-type="float">
            <text:p>137,665198237885</text:p>
          </table:table-cell>
          <table:table-cell table:formula="of:=[.$B$1]/(2*[.$F$2]*(1+[.$A229]))" office:value-type="float" office:value="34.4162995594714" calcext:value-type="float">
            <text:p>34,41629955947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B$1]/(2*[.$B$2]*(1+[.A230]))" office:value-type="float" office:value="35087.7192982456" calcext:value-type="float">
            <text:p>35087,7192982456</text:p>
          </table:table-cell>
          <table:table-cell table:formula="of:=[.$B$1]/(2*[.$C$2]*(1+[.$A230]))" office:value-type="float" office:value="4385.9649122807" calcext:value-type="float">
            <text:p>4385,9649122807</text:p>
          </table:table-cell>
          <table:table-cell table:formula="of:=[.$B$1]/(2*[.$D$2]*(1+[.$A230]))" office:value-type="float" office:value="548.245614035088" calcext:value-type="float">
            <text:p>548,245614035088</text:p>
          </table:table-cell>
          <table:table-cell table:formula="of:=[.$B$1]/(2*[.$E$2]*(1+[.$A230]))" office:value-type="float" office:value="137.061403508772" calcext:value-type="float">
            <text:p>137,061403508772</text:p>
          </table:table-cell>
          <table:table-cell table:formula="of:=[.$B$1]/(2*[.$F$2]*(1+[.$A230]))" office:value-type="float" office:value="34.265350877193" calcext:value-type="float">
            <text:p>34,26535087719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B$1]/(2*[.$B$2]*(1+[.A231]))" office:value-type="float" office:value="34934.4978165939" calcext:value-type="float">
            <text:p>34934,4978165939</text:p>
          </table:table-cell>
          <table:table-cell table:formula="of:=[.$B$1]/(2*[.$C$2]*(1+[.$A231]))" office:value-type="float" office:value="4366.81222707424" calcext:value-type="float">
            <text:p>4366,81222707424</text:p>
          </table:table-cell>
          <table:table-cell table:formula="of:=[.$B$1]/(2*[.$D$2]*(1+[.$A231]))" office:value-type="float" office:value="545.85152838428" calcext:value-type="float">
            <text:p>545,85152838428</text:p>
          </table:table-cell>
          <table:table-cell table:formula="of:=[.$B$1]/(2*[.$E$2]*(1+[.$A231]))" office:value-type="float" office:value="136.46288209607" calcext:value-type="float">
            <text:p>136,46288209607</text:p>
          </table:table-cell>
          <table:table-cell table:formula="of:=[.$B$1]/(2*[.$F$2]*(1+[.$A231]))" office:value-type="float" office:value="34.1157205240175" calcext:value-type="float">
            <text:p>34,11572052401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B$1]/(2*[.$B$2]*(1+[.A232]))" office:value-type="float" office:value="34782.6086956522" calcext:value-type="float">
            <text:p>34782,6086956522</text:p>
          </table:table-cell>
          <table:table-cell table:formula="of:=[.$B$1]/(2*[.$C$2]*(1+[.$A232]))" office:value-type="float" office:value="4347.82608695652" calcext:value-type="float">
            <text:p>4347,82608695652</text:p>
          </table:table-cell>
          <table:table-cell table:formula="of:=[.$B$1]/(2*[.$D$2]*(1+[.$A232]))" office:value-type="float" office:value="543.478260869565" calcext:value-type="float">
            <text:p>543,478260869565</text:p>
          </table:table-cell>
          <table:table-cell table:formula="of:=[.$B$1]/(2*[.$E$2]*(1+[.$A232]))" office:value-type="float" office:value="135.869565217391" calcext:value-type="float">
            <text:p>135,869565217391</text:p>
          </table:table-cell>
          <table:table-cell table:formula="of:=[.$B$1]/(2*[.$F$2]*(1+[.$A232]))" office:value-type="float" office:value="33.9673913043478" calcext:value-type="float">
            <text:p>33,96739130434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B$1]/(2*[.$B$2]*(1+[.A233]))" office:value-type="float" office:value="34632.0346320346" calcext:value-type="float">
            <text:p>34632,0346320346</text:p>
          </table:table-cell>
          <table:table-cell table:formula="of:=[.$B$1]/(2*[.$C$2]*(1+[.$A233]))" office:value-type="float" office:value="4329.00432900433" calcext:value-type="float">
            <text:p>4329,00432900433</text:p>
          </table:table-cell>
          <table:table-cell table:formula="of:=[.$B$1]/(2*[.$D$2]*(1+[.$A233]))" office:value-type="float" office:value="541.125541125541" calcext:value-type="float">
            <text:p>541,125541125541</text:p>
          </table:table-cell>
          <table:table-cell table:formula="of:=[.$B$1]/(2*[.$E$2]*(1+[.$A233]))" office:value-type="float" office:value="135.281385281385" calcext:value-type="float">
            <text:p>135,281385281385</text:p>
          </table:table-cell>
          <table:table-cell table:formula="of:=[.$B$1]/(2*[.$F$2]*(1+[.$A233]))" office:value-type="float" office:value="33.8203463203463" calcext:value-type="float">
            <text:p>33,82034632034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B$1]/(2*[.$B$2]*(1+[.A234]))" office:value-type="float" office:value="34482.7586206897" calcext:value-type="float">
            <text:p>34482,7586206897</text:p>
          </table:table-cell>
          <table:table-cell table:formula="of:=[.$B$1]/(2*[.$C$2]*(1+[.$A234]))" office:value-type="float" office:value="4310.34482758621" calcext:value-type="float">
            <text:p>4310,34482758621</text:p>
          </table:table-cell>
          <table:table-cell table:formula="of:=[.$B$1]/(2*[.$D$2]*(1+[.$A234]))" office:value-type="float" office:value="538.793103448276" calcext:value-type="float">
            <text:p>538,793103448276</text:p>
          </table:table-cell>
          <table:table-cell table:formula="of:=[.$B$1]/(2*[.$E$2]*(1+[.$A234]))" office:value-type="float" office:value="134.698275862069" calcext:value-type="float">
            <text:p>134,698275862069</text:p>
          </table:table-cell>
          <table:table-cell table:formula="of:=[.$B$1]/(2*[.$F$2]*(1+[.$A234]))" office:value-type="float" office:value="33.6745689655172" calcext:value-type="float">
            <text:p>33,674568965517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B$1]/(2*[.$B$2]*(1+[.A235]))" office:value-type="float" office:value="34334.7639484979" calcext:value-type="float">
            <text:p>34334,7639484979</text:p>
          </table:table-cell>
          <table:table-cell table:formula="of:=[.$B$1]/(2*[.$C$2]*(1+[.$A235]))" office:value-type="float" office:value="4291.84549356223" calcext:value-type="float">
            <text:p>4291,84549356223</text:p>
          </table:table-cell>
          <table:table-cell table:formula="of:=[.$B$1]/(2*[.$D$2]*(1+[.$A235]))" office:value-type="float" office:value="536.480686695279" calcext:value-type="float">
            <text:p>536,480686695279</text:p>
          </table:table-cell>
          <table:table-cell table:formula="of:=[.$B$1]/(2*[.$E$2]*(1+[.$A235]))" office:value-type="float" office:value="134.12017167382" calcext:value-type="float">
            <text:p>134,12017167382</text:p>
          </table:table-cell>
          <table:table-cell table:formula="of:=[.$B$1]/(2*[.$F$2]*(1+[.$A235]))" office:value-type="float" office:value="33.5300429184549" calcext:value-type="float">
            <text:p>33,530042918454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B$1]/(2*[.$B$2]*(1+[.A236]))" office:value-type="float" office:value="34188.0341880342" calcext:value-type="float">
            <text:p>34188,0341880342</text:p>
          </table:table-cell>
          <table:table-cell table:formula="of:=[.$B$1]/(2*[.$C$2]*(1+[.$A236]))" office:value-type="float" office:value="4273.50427350427" calcext:value-type="float">
            <text:p>4273,50427350427</text:p>
          </table:table-cell>
          <table:table-cell table:formula="of:=[.$B$1]/(2*[.$D$2]*(1+[.$A236]))" office:value-type="float" office:value="534.188034188034" calcext:value-type="float">
            <text:p>534,188034188034</text:p>
          </table:table-cell>
          <table:table-cell table:formula="of:=[.$B$1]/(2*[.$E$2]*(1+[.$A236]))" office:value-type="float" office:value="133.547008547009" calcext:value-type="float">
            <text:p>133,547008547009</text:p>
          </table:table-cell>
          <table:table-cell table:formula="of:=[.$B$1]/(2*[.$F$2]*(1+[.$A236]))" office:value-type="float" office:value="33.3867521367521" calcext:value-type="float">
            <text:p>33,386752136752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B$1]/(2*[.$B$2]*(1+[.A237]))" office:value-type="float" office:value="34042.5531914894" calcext:value-type="float">
            <text:p>34042,5531914894</text:p>
          </table:table-cell>
          <table:table-cell table:formula="of:=[.$B$1]/(2*[.$C$2]*(1+[.$A237]))" office:value-type="float" office:value="4255.31914893617" calcext:value-type="float">
            <text:p>4255,31914893617</text:p>
          </table:table-cell>
          <table:table-cell table:formula="of:=[.$B$1]/(2*[.$D$2]*(1+[.$A237]))" office:value-type="float" office:value="531.914893617021" calcext:value-type="float">
            <text:p>531,914893617021</text:p>
          </table:table-cell>
          <table:table-cell table:formula="of:=[.$B$1]/(2*[.$E$2]*(1+[.$A237]))" office:value-type="float" office:value="132.978723404255" calcext:value-type="float">
            <text:p>132,978723404255</text:p>
          </table:table-cell>
          <table:table-cell table:formula="of:=[.$B$1]/(2*[.$F$2]*(1+[.$A237]))" office:value-type="float" office:value="33.2446808510638" calcext:value-type="float">
            <text:p>33,24468085106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B$1]/(2*[.$B$2]*(1+[.A238]))" office:value-type="float" office:value="33898.3050847458" calcext:value-type="float">
            <text:p>33898,3050847458</text:p>
          </table:table-cell>
          <table:table-cell table:formula="of:=[.$B$1]/(2*[.$C$2]*(1+[.$A238]))" office:value-type="float" office:value="4237.28813559322" calcext:value-type="float">
            <text:p>4237,28813559322</text:p>
          </table:table-cell>
          <table:table-cell table:formula="of:=[.$B$1]/(2*[.$D$2]*(1+[.$A238]))" office:value-type="float" office:value="529.661016949153" calcext:value-type="float">
            <text:p>529,661016949153</text:p>
          </table:table-cell>
          <table:table-cell table:formula="of:=[.$B$1]/(2*[.$E$2]*(1+[.$A238]))" office:value-type="float" office:value="132.415254237288" calcext:value-type="float">
            <text:p>132,415254237288</text:p>
          </table:table-cell>
          <table:table-cell table:formula="of:=[.$B$1]/(2*[.$F$2]*(1+[.$A238]))" office:value-type="float" office:value="33.103813559322" calcext:value-type="float">
            <text:p>33,1038135593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B$1]/(2*[.$B$2]*(1+[.A239]))" office:value-type="float" office:value="33755.2742616034" calcext:value-type="float">
            <text:p>33755,2742616034</text:p>
          </table:table-cell>
          <table:table-cell table:formula="of:=[.$B$1]/(2*[.$C$2]*(1+[.$A239]))" office:value-type="float" office:value="4219.40928270042" calcext:value-type="float">
            <text:p>4219,40928270042</text:p>
          </table:table-cell>
          <table:table-cell table:formula="of:=[.$B$1]/(2*[.$D$2]*(1+[.$A239]))" office:value-type="float" office:value="527.426160337553" calcext:value-type="float">
            <text:p>527,426160337553</text:p>
          </table:table-cell>
          <table:table-cell table:formula="of:=[.$B$1]/(2*[.$E$2]*(1+[.$A239]))" office:value-type="float" office:value="131.856540084388" calcext:value-type="float">
            <text:p>131,856540084388</text:p>
          </table:table-cell>
          <table:table-cell table:formula="of:=[.$B$1]/(2*[.$F$2]*(1+[.$A239]))" office:value-type="float" office:value="32.964135021097" calcext:value-type="float">
            <text:p>32,9641350210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B$1]/(2*[.$B$2]*(1+[.A240]))" office:value-type="float" office:value="33613.4453781513" calcext:value-type="float">
            <text:p>33613,4453781513</text:p>
          </table:table-cell>
          <table:table-cell table:formula="of:=[.$B$1]/(2*[.$C$2]*(1+[.$A240]))" office:value-type="float" office:value="4201.68067226891" calcext:value-type="float">
            <text:p>4201,68067226891</text:p>
          </table:table-cell>
          <table:table-cell table:formula="of:=[.$B$1]/(2*[.$D$2]*(1+[.$A240]))" office:value-type="float" office:value="525.210084033614" calcext:value-type="float">
            <text:p>525,210084033614</text:p>
          </table:table-cell>
          <table:table-cell table:formula="of:=[.$B$1]/(2*[.$E$2]*(1+[.$A240]))" office:value-type="float" office:value="131.302521008403" calcext:value-type="float">
            <text:p>131,302521008403</text:p>
          </table:table-cell>
          <table:table-cell table:formula="of:=[.$B$1]/(2*[.$F$2]*(1+[.$A240]))" office:value-type="float" office:value="32.8256302521008" calcext:value-type="float">
            <text:p>32,825630252100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B$1]/(2*[.$B$2]*(1+[.A241]))" office:value-type="float" office:value="33472.8033472803" calcext:value-type="float">
            <text:p>33472,8033472803</text:p>
          </table:table-cell>
          <table:table-cell table:formula="of:=[.$B$1]/(2*[.$C$2]*(1+[.$A241]))" office:value-type="float" office:value="4184.10041841004" calcext:value-type="float">
            <text:p>4184,10041841004</text:p>
          </table:table-cell>
          <table:table-cell table:formula="of:=[.$B$1]/(2*[.$D$2]*(1+[.$A241]))" office:value-type="float" office:value="523.012552301255" calcext:value-type="float">
            <text:p>523,012552301255</text:p>
          </table:table-cell>
          <table:table-cell table:formula="of:=[.$B$1]/(2*[.$E$2]*(1+[.$A241]))" office:value-type="float" office:value="130.753138075314" calcext:value-type="float">
            <text:p>130,753138075314</text:p>
          </table:table-cell>
          <table:table-cell table:formula="of:=[.$B$1]/(2*[.$F$2]*(1+[.$A241]))" office:value-type="float" office:value="32.6882845188285" calcext:value-type="float">
            <text:p>32,688284518828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B$1]/(2*[.$B$2]*(1+[.A242]))" office:value-type="float" office:value="33333.3333333333" calcext:value-type="float">
            <text:p>33333,3333333333</text:p>
          </table:table-cell>
          <table:table-cell table:formula="of:=[.$B$1]/(2*[.$C$2]*(1+[.$A242]))" office:value-type="float" office:value="4166.66666666667" calcext:value-type="float">
            <text:p>4166,66666666667</text:p>
          </table:table-cell>
          <table:table-cell table:formula="of:=[.$B$1]/(2*[.$D$2]*(1+[.$A242]))" office:value-type="float" office:value="520.833333333333" calcext:value-type="float">
            <text:p>520,833333333333</text:p>
          </table:table-cell>
          <table:table-cell table:formula="of:=[.$B$1]/(2*[.$E$2]*(1+[.$A242]))" office:value-type="float" office:value="130.208333333333" calcext:value-type="float">
            <text:p>130,208333333333</text:p>
          </table:table-cell>
          <table:table-cell table:formula="of:=[.$B$1]/(2*[.$F$2]*(1+[.$A242]))" office:value-type="float" office:value="32.5520833333333" calcext:value-type="float">
            <text:p>32,5520833333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B$1]/(2*[.$B$2]*(1+[.A243]))" office:value-type="float" office:value="33195.020746888" calcext:value-type="float">
            <text:p>33195,020746888</text:p>
          </table:table-cell>
          <table:table-cell table:formula="of:=[.$B$1]/(2*[.$C$2]*(1+[.$A243]))" office:value-type="float" office:value="4149.377593361" calcext:value-type="float">
            <text:p>4149,377593361</text:p>
          </table:table-cell>
          <table:table-cell table:formula="of:=[.$B$1]/(2*[.$D$2]*(1+[.$A243]))" office:value-type="float" office:value="518.672199170125" calcext:value-type="float">
            <text:p>518,672199170125</text:p>
          </table:table-cell>
          <table:table-cell table:formula="of:=[.$B$1]/(2*[.$E$2]*(1+[.$A243]))" office:value-type="float" office:value="129.668049792531" calcext:value-type="float">
            <text:p>129,668049792531</text:p>
          </table:table-cell>
          <table:table-cell table:formula="of:=[.$B$1]/(2*[.$F$2]*(1+[.$A243]))" office:value-type="float" office:value="32.4170124481328" calcext:value-type="float">
            <text:p>32,41701244813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B$1]/(2*[.$B$2]*(1+[.A244]))" office:value-type="float" office:value="33057.8512396694" calcext:value-type="float">
            <text:p>33057,8512396694</text:p>
          </table:table-cell>
          <table:table-cell table:formula="of:=[.$B$1]/(2*[.$C$2]*(1+[.$A244]))" office:value-type="float" office:value="4132.23140495868" calcext:value-type="float">
            <text:p>4132,23140495868</text:p>
          </table:table-cell>
          <table:table-cell table:formula="of:=[.$B$1]/(2*[.$D$2]*(1+[.$A244]))" office:value-type="float" office:value="516.528925619835" calcext:value-type="float">
            <text:p>516,528925619835</text:p>
          </table:table-cell>
          <table:table-cell table:formula="of:=[.$B$1]/(2*[.$E$2]*(1+[.$A244]))" office:value-type="float" office:value="129.132231404959" calcext:value-type="float">
            <text:p>129,132231404959</text:p>
          </table:table-cell>
          <table:table-cell table:formula="of:=[.$B$1]/(2*[.$F$2]*(1+[.$A244]))" office:value-type="float" office:value="32.2830578512397" calcext:value-type="float">
            <text:p>32,283057851239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B$1]/(2*[.$B$2]*(1+[.A245]))" office:value-type="float" office:value="32921.8106995885" calcext:value-type="float">
            <text:p>32921,8106995885</text:p>
          </table:table-cell>
          <table:table-cell table:formula="of:=[.$B$1]/(2*[.$C$2]*(1+[.$A245]))" office:value-type="float" office:value="4115.22633744856" calcext:value-type="float">
            <text:p>4115,22633744856</text:p>
          </table:table-cell>
          <table:table-cell table:formula="of:=[.$B$1]/(2*[.$D$2]*(1+[.$A245]))" office:value-type="float" office:value="514.40329218107" calcext:value-type="float">
            <text:p>514,40329218107</text:p>
          </table:table-cell>
          <table:table-cell table:formula="of:=[.$B$1]/(2*[.$E$2]*(1+[.$A245]))" office:value-type="float" office:value="128.600823045268" calcext:value-type="float">
            <text:p>128,600823045268</text:p>
          </table:table-cell>
          <table:table-cell table:formula="of:=[.$B$1]/(2*[.$F$2]*(1+[.$A245]))" office:value-type="float" office:value="32.1502057613169" calcext:value-type="float">
            <text:p>32,150205761316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B$1]/(2*[.$B$2]*(1+[.A246]))" office:value-type="float" office:value="32786.8852459016" calcext:value-type="float">
            <text:p>32786,8852459016</text:p>
          </table:table-cell>
          <table:table-cell table:formula="of:=[.$B$1]/(2*[.$C$2]*(1+[.$A246]))" office:value-type="float" office:value="4098.36065573771" calcext:value-type="float">
            <text:p>4098,36065573771</text:p>
          </table:table-cell>
          <table:table-cell table:formula="of:=[.$B$1]/(2*[.$D$2]*(1+[.$A246]))" office:value-type="float" office:value="512.295081967213" calcext:value-type="float">
            <text:p>512,295081967213</text:p>
          </table:table-cell>
          <table:table-cell table:formula="of:=[.$B$1]/(2*[.$E$2]*(1+[.$A246]))" office:value-type="float" office:value="128.073770491803" calcext:value-type="float">
            <text:p>128,073770491803</text:p>
          </table:table-cell>
          <table:table-cell table:formula="of:=[.$B$1]/(2*[.$F$2]*(1+[.$A246]))" office:value-type="float" office:value="32.0184426229508" calcext:value-type="float">
            <text:p>32,01844262295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B$1]/(2*[.$B$2]*(1+[.A247]))" office:value-type="float" office:value="32653.0612244898" calcext:value-type="float">
            <text:p>32653,0612244898</text:p>
          </table:table-cell>
          <table:table-cell table:formula="of:=[.$B$1]/(2*[.$C$2]*(1+[.$A247]))" office:value-type="float" office:value="4081.63265306122" calcext:value-type="float">
            <text:p>4081,63265306122</text:p>
          </table:table-cell>
          <table:table-cell table:formula="of:=[.$B$1]/(2*[.$D$2]*(1+[.$A247]))" office:value-type="float" office:value="510.204081632653" calcext:value-type="float">
            <text:p>510,204081632653</text:p>
          </table:table-cell>
          <table:table-cell table:formula="of:=[.$B$1]/(2*[.$E$2]*(1+[.$A247]))" office:value-type="float" office:value="127.551020408163" calcext:value-type="float">
            <text:p>127,551020408163</text:p>
          </table:table-cell>
          <table:table-cell table:formula="of:=[.$B$1]/(2*[.$F$2]*(1+[.$A247]))" office:value-type="float" office:value="31.8877551020408" calcext:value-type="float">
            <text:p>31,88775510204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B$1]/(2*[.$B$2]*(1+[.A248]))" office:value-type="float" office:value="32520.325203252" calcext:value-type="float">
            <text:p>32520,325203252</text:p>
          </table:table-cell>
          <table:table-cell table:formula="of:=[.$B$1]/(2*[.$C$2]*(1+[.$A248]))" office:value-type="float" office:value="4065.0406504065" calcext:value-type="float">
            <text:p>4065,0406504065</text:p>
          </table:table-cell>
          <table:table-cell table:formula="of:=[.$B$1]/(2*[.$D$2]*(1+[.$A248]))" office:value-type="float" office:value="508.130081300813" calcext:value-type="float">
            <text:p>508,130081300813</text:p>
          </table:table-cell>
          <table:table-cell table:formula="of:=[.$B$1]/(2*[.$E$2]*(1+[.$A248]))" office:value-type="float" office:value="127.032520325203" calcext:value-type="float">
            <text:p>127,032520325203</text:p>
          </table:table-cell>
          <table:table-cell table:formula="of:=[.$B$1]/(2*[.$F$2]*(1+[.$A248]))" office:value-type="float" office:value="31.7581300813008" calcext:value-type="float">
            <text:p>31,75813008130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B$1]/(2*[.$B$2]*(1+[.A249]))" office:value-type="float" office:value="32388.6639676113" calcext:value-type="float">
            <text:p>32388,6639676113</text:p>
          </table:table-cell>
          <table:table-cell table:formula="of:=[.$B$1]/(2*[.$C$2]*(1+[.$A249]))" office:value-type="float" office:value="4048.58299595142" calcext:value-type="float">
            <text:p>4048,58299595142</text:p>
          </table:table-cell>
          <table:table-cell table:formula="of:=[.$B$1]/(2*[.$D$2]*(1+[.$A249]))" office:value-type="float" office:value="506.072874493927" calcext:value-type="float">
            <text:p>506,072874493927</text:p>
          </table:table-cell>
          <table:table-cell table:formula="of:=[.$B$1]/(2*[.$E$2]*(1+[.$A249]))" office:value-type="float" office:value="126.518218623482" calcext:value-type="float">
            <text:p>126,518218623482</text:p>
          </table:table-cell>
          <table:table-cell table:formula="of:=[.$B$1]/(2*[.$F$2]*(1+[.$A249]))" office:value-type="float" office:value="31.6295546558704" calcext:value-type="float">
            <text:p>31,62955465587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B$1]/(2*[.$B$2]*(1+[.A250]))" office:value-type="float" office:value="32258.064516129" calcext:value-type="float">
            <text:p>32258,064516129</text:p>
          </table:table-cell>
          <table:table-cell table:formula="of:=[.$B$1]/(2*[.$C$2]*(1+[.$A250]))" office:value-type="float" office:value="4032.25806451613" calcext:value-type="float">
            <text:p>4032,25806451613</text:p>
          </table:table-cell>
          <table:table-cell table:formula="of:=[.$B$1]/(2*[.$D$2]*(1+[.$A250]))" office:value-type="float" office:value="504.032258064516" calcext:value-type="float">
            <text:p>504,032258064516</text:p>
          </table:table-cell>
          <table:table-cell table:formula="of:=[.$B$1]/(2*[.$E$2]*(1+[.$A250]))" office:value-type="float" office:value="126.008064516129" calcext:value-type="float">
            <text:p>126,008064516129</text:p>
          </table:table-cell>
          <table:table-cell table:formula="of:=[.$B$1]/(2*[.$F$2]*(1+[.$A250]))" office:value-type="float" office:value="31.5020161290323" calcext:value-type="float">
            <text:p>31,50201612903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B$1]/(2*[.$B$2]*(1+[.A251]))" office:value-type="float" office:value="32128.5140562249" calcext:value-type="float">
            <text:p>32128,5140562249</text:p>
          </table:table-cell>
          <table:table-cell table:formula="of:=[.$B$1]/(2*[.$C$2]*(1+[.$A251]))" office:value-type="float" office:value="4016.06425702811" calcext:value-type="float">
            <text:p>4016,06425702811</text:p>
          </table:table-cell>
          <table:table-cell table:formula="of:=[.$B$1]/(2*[.$D$2]*(1+[.$A251]))" office:value-type="float" office:value="502.008032128514" calcext:value-type="float">
            <text:p>502,008032128514</text:p>
          </table:table-cell>
          <table:table-cell table:formula="of:=[.$B$1]/(2*[.$E$2]*(1+[.$A251]))" office:value-type="float" office:value="125.502008032129" calcext:value-type="float">
            <text:p>125,502008032129</text:p>
          </table:table-cell>
          <table:table-cell table:formula="of:=[.$B$1]/(2*[.$F$2]*(1+[.$A251]))" office:value-type="float" office:value="31.3755020080321" calcext:value-type="float">
            <text:p>31,375502008032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B$1]/(2*[.$B$2]*(1+[.A252]))" office:value-type="float" office:value="32000" calcext:value-type="float">
            <text:p>32000</text:p>
          </table:table-cell>
          <table:table-cell table:formula="of:=[.$B$1]/(2*[.$C$2]*(1+[.$A252]))" office:value-type="float" office:value="4000" calcext:value-type="float">
            <text:p>4000</text:p>
          </table:table-cell>
          <table:table-cell table:formula="of:=[.$B$1]/(2*[.$D$2]*(1+[.$A252]))" office:value-type="float" office:value="500" calcext:value-type="float">
            <text:p>500</text:p>
          </table:table-cell>
          <table:table-cell table:formula="of:=[.$B$1]/(2*[.$E$2]*(1+[.$A252]))" office:value-type="float" office:value="125" calcext:value-type="float">
            <text:p>125</text:p>
          </table:table-cell>
          <table:table-cell table:formula="of:=[.$B$1]/(2*[.$F$2]*(1+[.$A252]))"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B$1]/(2*[.$B$2]*(1+[.A253]))" office:value-type="float" office:value="31872.5099601594" calcext:value-type="float">
            <text:p>31872,5099601594</text:p>
          </table:table-cell>
          <table:table-cell table:formula="of:=[.$B$1]/(2*[.$C$2]*(1+[.$A253]))" office:value-type="float" office:value="3984.06374501992" calcext:value-type="float">
            <text:p>3984,06374501992</text:p>
          </table:table-cell>
          <table:table-cell table:formula="of:=[.$B$1]/(2*[.$D$2]*(1+[.$A253]))" office:value-type="float" office:value="498.00796812749" calcext:value-type="float">
            <text:p>498,00796812749</text:p>
          </table:table-cell>
          <table:table-cell table:formula="of:=[.$B$1]/(2*[.$E$2]*(1+[.$A253]))" office:value-type="float" office:value="124.501992031873" calcext:value-type="float">
            <text:p>124,501992031873</text:p>
          </table:table-cell>
          <table:table-cell table:formula="of:=[.$B$1]/(2*[.$F$2]*(1+[.$A253]))" office:value-type="float" office:value="31.1254980079681" calcext:value-type="float">
            <text:p>31,125498007968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B$1]/(2*[.$B$2]*(1+[.A254]))" office:value-type="float" office:value="31746.0317460317" calcext:value-type="float">
            <text:p>31746,0317460317</text:p>
          </table:table-cell>
          <table:table-cell table:formula="of:=[.$B$1]/(2*[.$C$2]*(1+[.$A254]))" office:value-type="float" office:value="3968.25396825397" calcext:value-type="float">
            <text:p>3968,25396825397</text:p>
          </table:table-cell>
          <table:table-cell table:formula="of:=[.$B$1]/(2*[.$D$2]*(1+[.$A254]))" office:value-type="float" office:value="496.031746031746" calcext:value-type="float">
            <text:p>496,031746031746</text:p>
          </table:table-cell>
          <table:table-cell table:formula="of:=[.$B$1]/(2*[.$E$2]*(1+[.$A254]))" office:value-type="float" office:value="124.007936507937" calcext:value-type="float">
            <text:p>124,007936507937</text:p>
          </table:table-cell>
          <table:table-cell table:formula="of:=[.$B$1]/(2*[.$F$2]*(1+[.$A254]))" office:value-type="float" office:value="31.0019841269841" calcext:value-type="float">
            <text:p>31,00198412698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B$1]/(2*[.$B$2]*(1+[.A255]))" office:value-type="float" office:value="31620.5533596838" calcext:value-type="float">
            <text:p>31620,5533596838</text:p>
          </table:table-cell>
          <table:table-cell table:formula="of:=[.$B$1]/(2*[.$C$2]*(1+[.$A255]))" office:value-type="float" office:value="3952.56916996047" calcext:value-type="float">
            <text:p>3952,56916996047</text:p>
          </table:table-cell>
          <table:table-cell table:formula="of:=[.$B$1]/(2*[.$D$2]*(1+[.$A255]))" office:value-type="float" office:value="494.071146245059" calcext:value-type="float">
            <text:p>494,071146245059</text:p>
          </table:table-cell>
          <table:table-cell table:formula="of:=[.$B$1]/(2*[.$E$2]*(1+[.$A255]))" office:value-type="float" office:value="123.517786561265" calcext:value-type="float">
            <text:p>123,517786561265</text:p>
          </table:table-cell>
          <table:table-cell table:formula="of:=[.$B$1]/(2*[.$F$2]*(1+[.$A255]))" office:value-type="float" office:value="30.8794466403162" calcext:value-type="float">
            <text:p>30,879446640316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B$1]/(2*[.$B$2]*(1+[.A256]))" office:value-type="float" office:value="31496.062992126" calcext:value-type="float">
            <text:p>31496,062992126</text:p>
          </table:table-cell>
          <table:table-cell table:formula="of:=[.$B$1]/(2*[.$C$2]*(1+[.$A256]))" office:value-type="float" office:value="3937.00787401575" calcext:value-type="float">
            <text:p>3937,00787401575</text:p>
          </table:table-cell>
          <table:table-cell table:formula="of:=[.$B$1]/(2*[.$D$2]*(1+[.$A256]))" office:value-type="float" office:value="492.125984251969" calcext:value-type="float">
            <text:p>492,125984251969</text:p>
          </table:table-cell>
          <table:table-cell table:formula="of:=[.$B$1]/(2*[.$E$2]*(1+[.$A256]))" office:value-type="float" office:value="123.031496062992" calcext:value-type="float">
            <text:p>123,031496062992</text:p>
          </table:table-cell>
          <table:table-cell table:formula="of:=[.$B$1]/(2*[.$F$2]*(1+[.$A256]))" office:value-type="float" office:value="30.757874015748" calcext:value-type="float">
            <text:p>30,7578740157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B$1]/(2*[.$B$2]*(1+[.A257]))" office:value-type="float" office:value="31372.5490196078" calcext:value-type="float">
            <text:p>31372,5490196078</text:p>
          </table:table-cell>
          <table:table-cell table:formula="of:=[.$B$1]/(2*[.$C$2]*(1+[.$A257]))" office:value-type="float" office:value="3921.56862745098" calcext:value-type="float">
            <text:p>3921,56862745098</text:p>
          </table:table-cell>
          <table:table-cell table:formula="of:=[.$B$1]/(2*[.$D$2]*(1+[.$A257]))" office:value-type="float" office:value="490.196078431373" calcext:value-type="float">
            <text:p>490,196078431373</text:p>
          </table:table-cell>
          <table:table-cell table:formula="of:=[.$B$1]/(2*[.$E$2]*(1+[.$A257]))" office:value-type="float" office:value="122.549019607843" calcext:value-type="float">
            <text:p>122,549019607843</text:p>
          </table:table-cell>
          <table:table-cell table:formula="of:=[.$B$1]/(2*[.$F$2]*(1+[.$A257]))" office:value-type="float" office:value="30.6372549019608" calcext:value-type="float">
            <text:p>30,63725490196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B$1]/(2*[.$B$2]*(1+[.A258]))" office:value-type="float" office:value="31250" calcext:value-type="float">
            <text:p>31250</text:p>
          </table:table-cell>
          <table:table-cell table:formula="of:=[.$B$1]/(2*[.$C$2]*(1+[.$A258]))" office:value-type="float" office:value="3906.25" calcext:value-type="float">
            <text:p>3906,25</text:p>
          </table:table-cell>
          <table:table-cell table:formula="of:=[.$B$1]/(2*[.$D$2]*(1+[.$A258]))" office:value-type="float" office:value="488.28125" calcext:value-type="float">
            <text:p>488,28125</text:p>
          </table:table-cell>
          <table:table-cell table:formula="of:=[.$B$1]/(2*[.$E$2]*(1+[.$A258]))" office:value-type="float" office:value="122.0703125" calcext:value-type="float">
            <text:p>122,0703125</text:p>
          </table:table-cell>
          <table:table-cell table:formula="of:=[.$B$1]/(2*[.$F$2]*(1+[.$A258]))" office:value-type="float" office:value="30.517578125" calcext:value-type="float">
            <text:p>30,51757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1:17:27.110600330</meta:creation-date>
    <dc:date>2019-09-29T11:38:46.447563921</dc:date>
    <meta:editing-duration>PT11M9S</meta:editing-duration>
    <meta:editing-cycles>1</meta:editing-cycles>
    <meta:document-statistic meta:table-count="1" meta:cell-count="1543" meta:object-count="0"/>
    <meta:generator>LibreOffice/6.0.7.3$Linux_X86_64 LibreOffice_project/00m0$Build-3</meta:generator>
  </office:meta>
</office:document-meta>
</file>